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Consolas1" svg:font-family="Consolas"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ubtitle">
      <style:text-properties fo:language="en" fo:country="US" officeooo:rsid="001db99f" officeooo:paragraph-rsid="001db99f"/>
    </style:style>
    <style:style style:name="P2" style:family="paragraph" style:parent-style-name="Text_20_body">
      <style:text-properties fo:language="en" fo:country="US"/>
    </style:style>
    <style:style style:name="P3" style:family="paragraph" style:parent-style-name="Text_20_body">
      <style:text-properties fo:language="en" fo:country="US" officeooo:rsid="001db99f" officeooo:paragraph-rsid="001db99f"/>
    </style:style>
    <style:style style:name="P4" style:family="paragraph" style:parent-style-name="Text_20_body">
      <style:text-properties fo:language="en" fo:country="US" officeooo:paragraph-rsid="001ee786"/>
    </style:style>
    <style:style style:name="P5" style:family="paragraph" style:parent-style-name="Text_20_body">
      <style:text-properties fo:language="en" fo:country="US" officeooo:paragraph-rsid="00207232"/>
    </style:style>
    <style:style style:name="P6" style:family="paragraph" style:parent-style-name="Text_20_body">
      <style:text-properties fo:language="en" fo:country="US" officeooo:rsid="0021689e" officeooo:paragraph-rsid="0021689e"/>
    </style:style>
    <style:style style:name="P7" style:family="paragraph" style:parent-style-name="Text_20_body">
      <style:text-properties fo:language="en" fo:country="US" officeooo:rsid="00245e25" officeooo:paragraph-rsid="00245e25"/>
    </style:style>
    <style:style style:name="P8" style:family="paragraph" style:parent-style-name="Text_20_body">
      <style:text-properties fo:language="en" fo:country="US" officeooo:paragraph-rsid="0030a80c"/>
    </style:style>
    <style:style style:name="P9" style:family="paragraph" style:parent-style-name="Text_20_body">
      <style:text-properties officeooo:paragraph-rsid="001ee786"/>
    </style:style>
    <style:style style:name="P10" style:family="paragraph" style:parent-style-name="Text_20_body">
      <style:text-properties officeooo:paragraph-rsid="00207232"/>
    </style:style>
    <style:style style:name="P11" style:family="paragraph" style:parent-style-name="Text_20_body">
      <style:text-properties officeooo:rsid="0021689e" officeooo:paragraph-rsid="0021689e"/>
    </style:style>
    <style:style style:name="P12" style:family="paragraph" style:parent-style-name="Text_20_body">
      <style:text-properties officeooo:rsid="00245e25" officeooo:paragraph-rsid="00245e25"/>
    </style:style>
    <style:style style:name="P13" style:family="paragraph" style:parent-style-name="Text_20_body">
      <style:text-properties officeooo:paragraph-rsid="00245e25"/>
    </style:style>
    <style:style style:name="P14" style:family="paragraph" style:parent-style-name="Text_20_body">
      <style:text-properties officeooo:paragraph-rsid="0024c9bd"/>
    </style:style>
    <style:style style:name="P15" style:family="paragraph" style:parent-style-name="Text_20_body">
      <style:text-properties officeooo:rsid="0024c9bd" officeooo:paragraph-rsid="0024c9bd"/>
    </style:style>
    <style:style style:name="P16" style:family="paragraph" style:parent-style-name="Text_20_body">
      <style:text-properties officeooo:paragraph-rsid="0025f58f"/>
    </style:style>
    <style:style style:name="P17" style:family="paragraph" style:parent-style-name="Text_20_body">
      <style:text-properties officeooo:rsid="0029946b" officeooo:paragraph-rsid="0029946b"/>
    </style:style>
    <style:style style:name="P18" style:family="paragraph" style:parent-style-name="Text_20_body">
      <style:text-properties officeooo:paragraph-rsid="002ad0ac"/>
    </style:style>
    <style:style style:name="P19" style:family="paragraph" style:parent-style-name="Text_20_body">
      <style:text-properties officeooo:rsid="002ad0ac" officeooo:paragraph-rsid="002ad0ac"/>
    </style:style>
    <style:style style:name="P20" style:family="paragraph" style:parent-style-name="Text_20_body">
      <style:text-properties officeooo:paragraph-rsid="002445b8"/>
    </style:style>
    <style:style style:name="P21" style:family="paragraph" style:parent-style-name="Text_20_body">
      <style:text-properties officeooo:paragraph-rsid="002c6630"/>
    </style:style>
    <style:style style:name="P22" style:family="paragraph" style:parent-style-name="Text_20_body">
      <style:text-properties officeooo:paragraph-rsid="002e1f6e"/>
    </style:style>
    <style:style style:name="P23" style:family="paragraph" style:parent-style-name="Text_20_body">
      <style:text-properties officeooo:rsid="002e1f6e" officeooo:paragraph-rsid="002e1f6e"/>
    </style:style>
    <style:style style:name="P24" style:family="paragraph" style:parent-style-name="Text_20_body">
      <style:text-properties officeooo:rsid="002f6090" officeooo:paragraph-rsid="002f6090"/>
    </style:style>
    <style:style style:name="P25" style:family="paragraph" style:parent-style-name="Text_20_body">
      <style:text-properties officeooo:paragraph-rsid="002f6090"/>
    </style:style>
    <style:style style:name="P26" style:family="paragraph" style:parent-style-name="Text_20_body">
      <style:text-properties officeooo:paragraph-rsid="0030a80c"/>
    </style:style>
    <style:style style:name="P27" style:family="paragraph" style:parent-style-name="Text_20_body">
      <style:text-properties fo:font-weight="normal" style:font-weight-asian="normal" style:font-weight-complex="normal"/>
    </style:style>
    <style:style style:name="P28" style:family="paragraph" style:parent-style-name="Text_20_body">
      <style:text-properties fo:font-weight="normal" officeooo:rsid="00207232" officeooo:paragraph-rsid="00207232" style:font-weight-asian="normal" style:font-weight-complex="normal"/>
    </style:style>
    <style:style style:name="P29" style:family="paragraph" style:parent-style-name="Text_20_body">
      <style:text-properties fo:font-weight="normal" officeooo:paragraph-rsid="0025f58f" style:font-weight-asian="normal" style:font-weight-complex="normal"/>
    </style:style>
    <style:style style:name="P30" style:family="paragraph" style:parent-style-name="Text_20_body">
      <style:text-properties fo:font-weight="normal" officeooo:rsid="0025f58f" officeooo:paragraph-rsid="0025f58f" style:font-weight-asian="normal" style:font-weight-complex="normal"/>
    </style:style>
    <style:style style:name="P31" style:family="paragraph" style:parent-style-name="Text_20_body">
      <style:text-properties fo:font-weight="normal" officeooo:rsid="0027e569" officeooo:paragraph-rsid="0030dd98" style:font-weight-asian="normal" style:font-weight-complex="normal"/>
    </style:style>
    <style:style style:name="P32" style:family="paragraph" style:parent-style-name="Text_20_body">
      <style:text-properties fo:color="#000000" style:font-name="Consolas" fo:font-size="10pt" fo:language="en" fo:country="US" fo:font-weight="normal" officeooo:rsid="002c6630" officeooo:paragraph-rsid="002c6630" fo:background-color="#e8f2fe" style:font-size-asian="10pt" style:font-weight-asian="normal" style:font-weight-complex="normal"/>
    </style:style>
    <style:style style:name="P33" style:family="paragraph" style:parent-style-name="Text_20_body">
      <style:text-properties officeooo:paragraph-rsid="0032797d"/>
    </style:style>
    <style:style style:name="P34" style:family="paragraph" style:parent-style-name="Text_20_body">
      <style:text-properties officeooo:rsid="0032fc74" officeooo:paragraph-rsid="0032fc74"/>
    </style:style>
    <style:style style:name="P35" style:family="paragraph" style:parent-style-name="Text_20_body">
      <style:text-properties officeooo:paragraph-rsid="0032fc74"/>
    </style:style>
    <style:style style:name="P36" style:family="paragraph" style:parent-style-name="Text_20_body">
      <style:text-properties officeooo:rsid="003415ff" officeooo:paragraph-rsid="003415ff"/>
    </style:style>
    <style:style style:name="P37" style:family="paragraph" style:parent-style-name="Text_20_body">
      <style:text-properties officeooo:paragraph-rsid="003415ff"/>
    </style:style>
    <style:style style:name="P38" style:family="paragraph" style:parent-style-name="Text_20_body">
      <style:text-properties officeooo:rsid="003608ea" officeooo:paragraph-rsid="003608ea"/>
    </style:style>
    <style:style style:name="P39" style:family="paragraph" style:parent-style-name="Text_20_body">
      <style:text-properties officeooo:paragraph-rsid="003608ea"/>
    </style:style>
    <style:style style:name="P40" style:family="paragraph" style:parent-style-name="Text_20_body">
      <style:text-properties officeooo:paragraph-rsid="0037981a"/>
    </style:style>
    <style:style style:name="P41" style:family="paragraph" style:parent-style-name="Text_20_body">
      <style:text-properties officeooo:rsid="0037981a" officeooo:paragraph-rsid="0037981a"/>
    </style:style>
    <style:style style:name="P42" style:family="paragraph" style:parent-style-name="Text_20_body">
      <style:text-properties officeooo:paragraph-rsid="003a76cc"/>
    </style:style>
    <style:style style:name="P43" style:family="paragraph" style:parent-style-name="Text_20_body">
      <style:text-properties officeooo:paragraph-rsid="003a8846"/>
    </style:style>
    <style:style style:name="P44" style:family="paragraph" style:parent-style-name="Text_20_body">
      <style:text-properties fo:font-weight="bold" style:font-weight-asian="bold" style:font-weight-complex="bold"/>
    </style:style>
    <style:style style:name="P45" style:family="paragraph" style:parent-style-name="Text_20_body">
      <style:text-properties fo:font-style="italic" fo:font-weight="bold" officeooo:rsid="003a76cc" officeooo:paragraph-rsid="003a8846" style:font-style-asian="italic" style:font-weight-asian="bold" style:font-style-complex="italic" style:font-weight-complex="bold"/>
    </style:style>
    <style:style style:name="P46" style:family="paragraph" style:parent-style-name="Text_20_body" style:master-page-name="">
      <style:paragraph-properties style:page-number="auto" fo:keep-with-next="always"/>
    </style:style>
    <style:style style:name="P47" style:family="paragraph" style:parent-style-name="Text_20_body" style:master-page-name="">
      <style:paragraph-properties style:page-number="auto" fo:keep-with-next="always"/>
      <style:text-properties officeooo:paragraph-rsid="002ad0ac"/>
    </style:style>
    <style:style style:name="P48" style:family="paragraph" style:parent-style-name="Text_20_body" style:master-page-name="">
      <style:paragraph-properties style:page-number="auto" fo:keep-with-next="always"/>
      <style:text-properties fo:font-weight="normal" officeooo:paragraph-rsid="0027e569" style:font-weight-asian="normal" style:font-weight-complex="normal"/>
    </style:style>
    <style:style style:name="P49" style:family="paragraph" style:parent-style-name="Text_20_body" style:master-page-name="">
      <style:paragraph-properties style:page-number="auto" fo:keep-with-next="always"/>
      <style:text-properties fo:font-weight="normal" officeooo:paragraph-rsid="0039cd33" style:font-weight-asian="normal" style:font-weight-complex="normal"/>
    </style:style>
    <style:style style:name="P50" style:family="paragraph" style:parent-style-name="Heading">
      <style:text-properties officeooo:rsid="00245e25" officeooo:paragraph-rsid="00245e25"/>
    </style:style>
    <style:style style:name="P51" style:family="paragraph" style:parent-style-name="Heading">
      <style:text-properties officeooo:rsid="0027e569" officeooo:paragraph-rsid="0029946b"/>
    </style:style>
    <style:style style:name="P52" style:family="paragraph" style:parent-style-name="Heading">
      <style:text-properties officeooo:rsid="0029946b" officeooo:paragraph-rsid="002ad0ac"/>
    </style:style>
    <style:style style:name="P53" style:family="paragraph" style:parent-style-name="Heading">
      <style:text-properties officeooo:rsid="002ad0ac" officeooo:paragraph-rsid="002c6630"/>
    </style:style>
    <style:style style:name="P54" style:family="paragraph" style:parent-style-name="Heading">
      <style:text-properties officeooo:paragraph-rsid="0032797d"/>
    </style:style>
    <style:style style:name="P55" style:family="paragraph" style:parent-style-name="Heading">
      <style:text-properties officeooo:rsid="003a76cc" officeooo:paragraph-rsid="003a76cc"/>
    </style:style>
    <style:style style:name="P56" style:family="paragraph" style:parent-style-name="Standard">
      <style:text-properties fo:language="en" fo:country="US"/>
    </style:style>
    <style:style style:name="P57" style:family="paragraph" style:parent-style-name="Standard">
      <style:text-properties fo:language="en" fo:country="US" fo:font-weight="normal" officeooo:rsid="0029946b" officeooo:paragraph-rsid="0029946b" style:font-weight-asian="normal" style:font-weight-complex="normal"/>
    </style:style>
    <style:style style:name="P58" style:family="paragraph" style:parent-style-name="Standard">
      <style:text-properties fo:language="en" fo:country="US" fo:font-weight="normal" officeooo:rsid="002ad0ac" officeooo:paragraph-rsid="002ad0ac" style:font-weight-asian="normal" style:font-weight-complex="normal"/>
    </style:style>
    <style:style style:name="P59" style:family="paragraph" style:parent-style-name="Standard">
      <style:text-properties fo:font-weight="bold" style:font-weight-asian="bold" style:font-weight-complex="bold"/>
    </style:style>
    <style:style style:name="P60" style:family="paragraph" style:parent-style-name="Standard">
      <style:text-properties officeooo:paragraph-rsid="0021689e"/>
    </style:style>
    <style:style style:name="P61" style:family="paragraph" style:parent-style-name="Standard">
      <style:text-properties officeooo:paragraph-rsid="00217b4b"/>
    </style:style>
    <style:style style:name="P62" style:family="paragraph" style:parent-style-name="Standard">
      <style:text-properties officeooo:paragraph-rsid="00229221"/>
    </style:style>
    <style:style style:name="P63" style:family="paragraph" style:parent-style-name="Standard">
      <style:text-properties officeooo:paragraph-rsid="0022a1c4"/>
    </style:style>
    <style:style style:name="P64" style:family="paragraph" style:parent-style-name="Standard">
      <style:text-properties officeooo:rsid="00245e25" officeooo:paragraph-rsid="00245e25"/>
    </style:style>
    <style:style style:name="P65" style:family="paragraph" style:parent-style-name="Standard">
      <style:text-properties officeooo:rsid="0024c9bd" officeooo:paragraph-rsid="0024c9bd"/>
    </style:style>
    <style:style style:name="P66" style:family="paragraph" style:parent-style-name="Standard">
      <style:text-properties officeooo:paragraph-rsid="0024c9bd"/>
    </style:style>
    <style:style style:name="P67" style:family="paragraph" style:parent-style-name="Standard">
      <style:text-properties officeooo:paragraph-rsid="0027e569"/>
    </style:style>
    <style:style style:name="P68" style:family="paragraph" style:parent-style-name="Standard">
      <style:text-properties fo:color="#000000" style:font-name="Consolas" fo:font-size="10pt" officeooo:paragraph-rsid="0024c9bd" style:font-size-asian="10pt"/>
    </style:style>
    <style:style style:name="P69" style:family="paragraph" style:parent-style-name="Standard">
      <style:text-properties fo:color="#000000" style:font-name="Consolas" fo:font-size="10pt" officeooo:rsid="0024c9bd" officeooo:paragraph-rsid="0024c9bd" style:font-size-asian="10pt"/>
    </style:style>
    <style:style style:name="P70" style:family="paragraph" style:parent-style-name="Standard">
      <style:text-properties fo:color="#000000" style:font-name="Consolas" fo:font-size="10pt" fo:background-color="#e8f2fe" style:font-size-asian="10pt"/>
    </style:style>
    <style:style style:name="P71" style:family="paragraph" style:parent-style-name="Standard">
      <style:text-properties fo:color="#000000" style:font-name="Consolas" fo:font-size="10pt" officeooo:paragraph-rsid="0027e569" fo:background-color="#e8f2fe" style:font-size-asian="10pt"/>
    </style:style>
    <style:style style:name="P72" style:family="paragraph" style:parent-style-name="Standard">
      <style:text-properties fo:color="#000000" style:font-name="Consolas" fo:font-size="10pt" officeooo:paragraph-rsid="0039cd33" fo:background-color="#e8f2fe" style:font-size-asian="10pt"/>
    </style:style>
    <style:style style:name="P73" style:family="paragraph" style:parent-style-name="Standard">
      <style:text-properties fo:color="#000000" style:font-name="Consolas" fo:font-size="10pt" fo:language="en" fo:country="US" officeooo:rsid="002445b8" fo:background-color="#e8f2fe" style:font-size-asian="10pt"/>
    </style:style>
    <style:style style:name="P74" style:family="paragraph" style:parent-style-name="Standard">
      <style:text-properties fo:color="#000000" style:font-name="Consolas" fo:font-size="10pt" fo:language="en" fo:country="US" officeooo:rsid="002445b8" officeooo:paragraph-rsid="002445b8" fo:background-color="#e8f2fe" style:font-size-asian="10pt"/>
    </style:style>
    <style:style style:name="P75" style:family="paragraph" style:parent-style-name="Standard">
      <style:text-properties fo:font-weight="normal" officeooo:paragraph-rsid="0027e569" style:font-weight-asian="normal" style:font-weight-complex="normal"/>
    </style:style>
    <style:style style:name="P76" style:family="paragraph" style:parent-style-name="Standard">
      <style:text-properties fo:font-weight="normal" officeooo:rsid="0027e569" officeooo:paragraph-rsid="0027e569" style:font-weight-asian="normal" style:font-weight-complex="normal"/>
    </style:style>
    <style:style style:name="P77" style:family="paragraph" style:parent-style-name="Standard">
      <style:text-properties fo:font-weight="normal" officeooo:rsid="0027e569" officeooo:paragraph-rsid="0039cd33" style:font-weight-asian="normal" style:font-weight-complex="normal"/>
    </style:style>
    <style:style style:name="P78" style:family="paragraph" style:parent-style-name="Standard">
      <style:text-properties fo:font-weight="normal" officeooo:paragraph-rsid="0039cd33" style:font-weight-asian="normal" style:font-weight-complex="normal"/>
    </style:style>
    <style:style style:name="P79" style:family="paragraph" style:parent-style-name="Standard">
      <style:text-properties officeooo:rsid="0032fc74" officeooo:paragraph-rsid="0032fc74"/>
    </style:style>
    <style:style style:name="P80" style:family="paragraph" style:parent-style-name="Standard">
      <style:text-properties officeooo:paragraph-rsid="0039cd33"/>
    </style:style>
    <style:style style:name="P81" style:family="paragraph" style:parent-style-name="Standard">
      <style:paragraph-properties fo:margin-left="0cm" fo:margin-right="0cm" fo:text-align="start" style:justify-single-word="false" fo:text-indent="0cm" style:auto-text-indent="false"/>
    </style:style>
    <style:style style:name="P82"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83" style:family="paragraph" style:parent-style-name="Title">
      <style:text-properties fo:language="en" fo:country="US" officeooo:rsid="001db99f" officeooo:paragraph-rsid="001db99f"/>
    </style:style>
    <style:style style:name="P84" style:family="paragraph" style:parent-style-name="Heading_20_1">
      <style:text-properties officeooo:rsid="00207232" officeooo:paragraph-rsid="00207232"/>
    </style:style>
    <style:style style:name="P85" style:family="paragraph" style:parent-style-name="Heading_20_1" style:list-style-name="">
      <style:text-properties fo:language="en" fo:country="US" officeooo:rsid="001ee786" officeooo:paragraph-rsid="00207232"/>
    </style:style>
    <style:style style:name="P86" style:family="paragraph" style:parent-style-name="Heading_20_1">
      <style:paragraph-properties fo:break-before="page"/>
      <style:text-properties fo:language="en" fo:country="US" officeooo:rsid="001db99f" officeooo:paragraph-rsid="001db99f"/>
    </style:style>
    <style:style style:name="P87" style:family="paragraph" style:parent-style-name="Heading_20_1">
      <style:paragraph-properties fo:break-before="page"/>
      <style:text-properties officeooo:rsid="001ee786" officeooo:paragraph-rsid="00207232"/>
    </style:style>
    <style:style style:name="P88" style:family="paragraph" style:parent-style-name="Heading_20_3">
      <style:text-properties fo:language="en" fo:country="US"/>
    </style:style>
    <style:style style:name="P89" style:family="paragraph" style:parent-style-name="Heading_20_3" style:list-style-name="">
      <style:text-properties fo:language="en" fo:country="US"/>
    </style:style>
    <style:style style:name="P90" style:family="paragraph" style:parent-style-name="Heading_20_3">
      <style:text-properties fo:language="en" fo:country="US" officeooo:rsid="0032797d" officeooo:paragraph-rsid="0032797d"/>
    </style:style>
    <style:style style:name="P91" style:family="paragraph" style:parent-style-name="Heading">
      <style:text-properties fo:language="en" fo:country="US" officeooo:paragraph-rsid="003b63d9"/>
    </style:style>
    <style:style style:name="P92" style:family="paragraph" style:parent-style-name="Heading">
      <style:text-properties fo:language="en" fo:country="US" officeooo:rsid="003e12af" officeooo:paragraph-rsid="003b63d9"/>
    </style:style>
    <style:style style:name="P93" style:family="paragraph" style:parent-style-name="Heading">
      <style:text-properties fo:language="en" fo:country="US" officeooo:rsid="004ab43e" officeooo:paragraph-rsid="003b63d9"/>
    </style:style>
    <style:style style:name="P94" style:family="paragraph" style:parent-style-name="Heading">
      <style:text-properties officeooo:paragraph-rsid="003b63d9"/>
    </style:style>
    <style:style style:name="P95" style:family="paragraph" style:parent-style-name="Heading">
      <style:text-properties officeooo:rsid="004ab43e" officeooo:paragraph-rsid="003b63d9"/>
    </style:style>
    <style:style style:name="P96" style:family="paragraph" style:parent-style-name="Heading">
      <style:text-properties officeooo:paragraph-rsid="003d59bd"/>
    </style:style>
    <style:style style:name="P97" style:family="paragraph" style:parent-style-name="Text_20_body" style:list-style-name="L1"/>
    <style:style style:name="P98" style:family="paragraph" style:parent-style-name="Text_20_body" style:list-style-name="L1">
      <style:text-properties officeooo:paragraph-rsid="00207232"/>
    </style:style>
    <style:style style:name="P99" style:family="paragraph" style:parent-style-name="Text_20_body" style:list-style-name="L1">
      <style:text-properties officeooo:rsid="00207232" officeooo:paragraph-rsid="00207232"/>
    </style:style>
    <style:style style:name="P100" style:family="paragraph" style:parent-style-name="Text_20_body">
      <style:text-properties fo:language="en" fo:country="US"/>
    </style:style>
    <style:style style:name="P101" style:family="paragraph" style:parent-style-name="Text_20_body">
      <style:text-properties fo:language="en" fo:country="US" officeooo:paragraph-rsid="002ad0ac"/>
    </style:style>
    <style:style style:name="P102" style:family="paragraph" style:parent-style-name="Text_20_body">
      <style:text-properties fo:language="en" fo:country="US" fo:font-weight="normal" officeooo:rsid="0027e569" officeooo:paragraph-rsid="0029946b" style:font-weight-asian="normal" style:font-weight-complex="normal"/>
    </style:style>
    <style:style style:name="P103" style:family="paragraph" style:parent-style-name="Text_20_body">
      <style:text-properties fo:language="en" fo:country="US" fo:font-weight="normal" officeooo:rsid="0027e569" officeooo:paragraph-rsid="0039cd33" style:font-weight-asian="normal" style:font-weight-complex="normal"/>
    </style:style>
    <style:style style:name="P104" style:family="paragraph" style:parent-style-name="Text_20_body">
      <style:text-properties fo:language="en" fo:country="US" fo:font-weight="normal" officeooo:rsid="0029946b" officeooo:paragraph-rsid="002ad0ac" style:font-weight-asian="normal" style:font-weight-complex="normal"/>
    </style:style>
    <style:style style:name="P105" style:family="paragraph" style:parent-style-name="Text_20_body">
      <style:text-properties fo:language="en" fo:country="US" fo:font-weight="normal" officeooo:rsid="003a8846" officeooo:paragraph-rsid="003a8846" style:font-weight-asian="normal" style:font-weight-complex="normal"/>
    </style:style>
    <style:style style:name="P106" style:family="paragraph" style:parent-style-name="Text_20_body">
      <style:text-properties fo:language="en" fo:country="US" officeooo:rsid="0030a80c" officeooo:paragraph-rsid="0030a80c"/>
    </style:style>
    <style:style style:name="P107" style:family="paragraph" style:parent-style-name="Text_20_body">
      <style:text-properties fo:language="en" fo:country="US" officeooo:rsid="0030a80c" officeooo:paragraph-rsid="0032797d"/>
    </style:style>
    <style:style style:name="P108" style:family="paragraph" style:parent-style-name="Text_20_body">
      <style:text-properties fo:language="en" fo:country="US" officeooo:rsid="0030a80c" officeooo:paragraph-rsid="0032fc74"/>
    </style:style>
    <style:style style:name="P109" style:family="paragraph" style:parent-style-name="Text_20_body">
      <style:text-properties fo:language="en" fo:country="US" officeooo:rsid="0030a80c" officeooo:paragraph-rsid="003d59bd"/>
    </style:style>
    <style:style style:name="P110" style:family="paragraph" style:parent-style-name="Text_20_body">
      <style:text-properties fo:language="en" fo:country="US" officeooo:rsid="00426b64" officeooo:paragraph-rsid="003b63d9"/>
    </style:style>
    <style:style style:name="P111" style:family="paragraph" style:parent-style-name="Text_20_body">
      <style:text-properties fo:language="en" fo:country="US" officeooo:paragraph-rsid="003b63d9"/>
    </style:style>
    <style:style style:name="P112" style:family="paragraph" style:parent-style-name="Text_20_body">
      <style:text-properties fo:language="en" fo:country="US" officeooo:rsid="003e12af" officeooo:paragraph-rsid="003b63d9"/>
    </style:style>
    <style:style style:name="P113" style:family="paragraph" style:parent-style-name="Text_20_body">
      <style:text-properties fo:language="en" fo:country="US" officeooo:rsid="004ab43e" officeooo:paragraph-rsid="003b63d9"/>
    </style:style>
    <style:style style:name="P114" style:family="paragraph" style:parent-style-name="Text_20_body">
      <style:text-properties fo:language="en" fo:country="US" officeooo:rsid="004ce86f" officeooo:paragraph-rsid="003b63d9"/>
    </style:style>
    <style:style style:name="P115" style:family="paragraph" style:parent-style-name="Text_20_body">
      <style:text-properties fo:language="en" fo:country="US" officeooo:rsid="004f23c2" officeooo:paragraph-rsid="003b63d9"/>
    </style:style>
    <style:style style:name="P116" style:family="paragraph" style:parent-style-name="Text_20_body">
      <style:text-properties officeooo:rsid="0021689e" officeooo:paragraph-rsid="003b63d9"/>
    </style:style>
    <style:style style:name="P117" style:family="paragraph" style:parent-style-name="Text_20_body">
      <style:text-properties officeooo:rsid="003b63d9" officeooo:paragraph-rsid="003b63d9"/>
    </style:style>
    <style:style style:name="P118" style:family="paragraph" style:parent-style-name="Text_20_body">
      <style:text-properties officeooo:paragraph-rsid="003b63d9"/>
    </style:style>
    <style:style style:name="P119" style:family="paragraph" style:parent-style-name="Text_20_body">
      <style:text-properties officeooo:rsid="0042a348" officeooo:paragraph-rsid="003b63d9"/>
    </style:style>
    <style:style style:name="P120" style:family="paragraph" style:parent-style-name="Text_20_body">
      <style:text-properties officeooo:rsid="004ab43e" officeooo:paragraph-rsid="003b63d9"/>
    </style:style>
    <style:style style:name="P121" style:family="paragraph" style:parent-style-name="Text_20_body">
      <style:text-properties officeooo:rsid="004ac3ab" officeooo:paragraph-rsid="003b63d9"/>
    </style:style>
    <style:style style:name="P122" style:family="paragraph" style:parent-style-name="Text_20_body">
      <style:text-properties officeooo:rsid="004ce86f" officeooo:paragraph-rsid="003b63d9"/>
    </style:style>
    <style:style style:name="P123" style:family="paragraph" style:parent-style-name="Text_20_body">
      <style:text-properties officeooo:rsid="0053e20e" officeooo:paragraph-rsid="003d59bd"/>
    </style:style>
    <style:style style:name="P124" style:family="paragraph" style:parent-style-name="Text_20_body">
      <style:text-properties officeooo:paragraph-rsid="003d59bd"/>
    </style:style>
    <style:style style:name="P125" style:family="paragraph" style:parent-style-name="Standard">
      <style:text-properties fo:font-weight="bold" officeooo:paragraph-rsid="00217b4b" style:font-weight-asian="bold" style:font-weight-complex="bold"/>
    </style:style>
    <style:style style:name="P126" style:family="paragraph" style:parent-style-name="Standard">
      <style:text-properties fo:color="#000000" style:font-name="Consolas" fo:font-size="10pt" fo:font-weight="normal" officeooo:paragraph-rsid="0039cd33" style:font-size-asian="10pt" style:font-weight-asian="normal" style:font-weight-complex="normal"/>
    </style:style>
    <style:style style:name="P127" style:family="paragraph" style:parent-style-name="Standard">
      <style:text-properties fo:color="#000000" style:font-name="Consolas" fo:font-size="10pt" officeooo:paragraph-rsid="0039cd33" style:font-size-asian="10pt"/>
    </style:style>
    <style:style style:name="P128" style:family="paragraph" style:parent-style-name="Standard">
      <style:text-properties officeooo:paragraph-rsid="003b63d9"/>
    </style:style>
    <style:style style:name="P129"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T1" style:family="text">
      <style:text-properties fo:font-weight="normal" style:font-weight-asian="normal" style:font-weight-complex="normal"/>
    </style:style>
    <style:style style:name="T2" style:family="text">
      <style:text-properties fo:font-weight="normal" officeooo:rsid="00207232" style:font-weight-asian="normal" style:font-weight-complex="normal"/>
    </style:style>
    <style:style style:name="T3" style:family="text">
      <style:text-properties fo:font-weight="normal" officeooo:rsid="0025f58f" style:font-weight-asian="normal" style:font-weight-complex="normal"/>
    </style:style>
    <style:style style:name="T4" style:family="text">
      <style:text-properties fo:font-weight="normal" officeooo:rsid="0027e569" style:font-weight-asian="normal" style:font-weight-complex="normal"/>
    </style:style>
    <style:style style:name="T5" style:family="text">
      <style:text-properties officeooo:rsid="001db99f"/>
    </style:style>
    <style:style style:name="T6" style:family="text">
      <style:text-properties fo:color="#000000" style:font-name="Consolas" fo:font-size="10pt" fo:background-color="#e8f2fe" loext:char-shading-value="0" style:font-size-asian="10pt"/>
    </style:style>
    <style:style style:name="T7" style:family="text">
      <style:text-properties fo:color="#000000" style:font-name="Consolas" fo:font-size="10pt" officeooo:rsid="002e1f6e" fo:background-color="#e8f2fe" loext:char-shading-value="0" style:font-size-asian="10pt"/>
    </style:style>
    <style:style style:name="T8" style:family="text">
      <style:text-properties fo:color="#000000" style:font-name="Consolas" fo:font-size="10pt" officeooo:rsid="0032797d" fo:background-color="#e8f2fe" loext:char-shading-value="0" style:font-size-asian="10pt"/>
    </style:style>
    <style:style style:name="T9" style:family="text">
      <style:text-properties fo:color="#000000" style:font-name="Consolas" fo:font-size="10pt" officeooo:rsid="003a76cc" fo:background-color="#e8f2fe" loext:char-shading-value="0" style:font-size-asian="10pt"/>
    </style:style>
    <style:style style:name="T10" style:family="text">
      <style:text-properties fo:color="#000000" style:font-name="Consolas" fo:font-size="10pt" officeooo:rsid="003e12af" fo:background-color="#e8f2fe" loext:char-shading-value="0" style:font-size-asian="10pt"/>
    </style:style>
    <style:style style:name="T11" style:family="text">
      <style:text-properties fo:color="#000000" style:font-name="Consolas" fo:font-size="10pt" officeooo:rsid="0042a348" fo:background-color="#e8f2fe" loext:char-shading-value="0" style:font-size-asian="10pt"/>
    </style:style>
    <style:style style:name="T12" style:family="text">
      <style:text-properties fo:color="#000000" style:font-name="Consolas" fo:font-size="10pt" officeooo:rsid="002f6090" fo:background-color="#e8f2fe" loext:char-shading-value="0" style:font-size-asian="10pt"/>
    </style:style>
    <style:style style:name="T13" style:family="text">
      <style:text-properties fo:color="#000000" style:font-name="Consolas" fo:font-size="10pt" fo:language="en" fo:country="US" fo:background-color="#e8f2fe" loext:char-shading-value="0" style:font-size-asian="10pt"/>
    </style:style>
    <style:style style:name="T14" style:family="text">
      <style:text-properties fo:color="#000000" style:font-name="Consolas" fo:font-size="10pt" fo:language="en" fo:country="US" officeooo:rsid="001ee786" fo:background-color="#e8f2fe" loext:char-shading-value="0" style:font-size-asian="10pt"/>
    </style:style>
    <style:style style:name="T15" style:family="text">
      <style:text-properties fo:color="#000000" style:font-name="Consolas" fo:font-size="10pt" fo:language="en" fo:country="US" officeooo:rsid="002445b8" fo:background-color="#e8f2fe" loext:char-shading-value="0" style:font-size-asian="10pt"/>
    </style:style>
    <style:style style:name="T16" style:family="text">
      <style:text-properties fo:color="#000000" style:font-name="Consolas" fo:font-size="10pt" fo:language="en" fo:country="US" officeooo:rsid="0032797d" fo:background-color="#e8f2fe" loext:char-shading-value="0" style:font-size-asian="10pt"/>
    </style:style>
    <style:style style:name="T17" style:family="text">
      <style:text-properties fo:color="#000000" style:font-name="Consolas" fo:font-size="10pt" fo:language="en" fo:country="US" officeooo:rsid="003a76cc" fo:background-color="#e8f2fe" loext:char-shading-value="0" style:font-size-asian="10pt"/>
    </style:style>
    <style:style style:name="T18" style:family="text">
      <style:text-properties fo:color="#000000" style:font-name="Consolas" fo:font-size="10pt" fo:language="en" fo:country="US" officeooo:rsid="0042a348" fo:background-color="#e8f2fe" loext:char-shading-value="0" style:font-size-asian="10pt"/>
    </style:style>
    <style:style style:name="T19" style:family="text">
      <style:text-properties fo:color="#000000" style:font-name="Consolas" fo:font-size="10pt" fo:language="en" fo:country="US" officeooo:rsid="0030a80c" fo:background-color="#e8f2fe" loext:char-shading-value="0" style:font-size-asian="10pt"/>
    </style:style>
    <style:style style:name="T20" style:family="text">
      <style:text-properties fo:color="#000000" style:font-name="Consolas" fo:font-size="10pt" fo:language="en" fo:country="US" fo:font-weight="normal" officeooo:rsid="002c6630" fo:background-color="#e8f2fe" loext:char-shading-value="0" style:font-size-asian="10pt" style:font-weight-asian="normal" style:font-weight-complex="normal"/>
    </style:style>
    <style:style style:name="T21" style:family="text">
      <style:text-properties fo:color="#000000" style:font-name="Consolas" fo:font-size="10pt" fo:language="en" fo:country="US" fo:font-weight="normal" style:font-size-asian="10pt" style:font-weight-asian="normal" style:font-weight-complex="normal"/>
    </style:style>
    <style:style style:name="T22" style:family="text">
      <style:text-properties fo:color="#000000" style:font-name="Consolas" fo:font-size="10pt" fo:font-weight="normal" style:font-size-asian="10pt" style:font-weight-asian="normal" style:font-weight-complex="normal"/>
    </style:style>
    <style:style style:name="T23" style:family="text">
      <style:text-properties fo:color="#000000" style:font-name="Consolas" fo:font-size="10pt" style:font-size-asian="10pt"/>
    </style:style>
    <style:style style:name="T24" style:family="text">
      <style:text-properties fo:color="#000000" style:font-name="Consolas" fo:font-size="10pt" officeooo:rsid="0024c9bd" style:font-size-asian="10pt"/>
    </style:style>
    <style:style style:name="T25" style:family="text">
      <style:text-properties fo:color="#000000" style:font-name="Consolas" fo:font-size="10pt" officeooo:rsid="003415ff" style:font-size-asian="10pt"/>
    </style:style>
    <style:style style:name="T26" style:family="text">
      <style:text-properties fo:color="#000000" style:font-name="Consolas" fo:font-size="10pt" fo:background-color="#d4d4d4" loext:char-shading-value="0" style:font-size-asian="10pt"/>
    </style:style>
    <style:style style:name="T27" style:family="text">
      <style:text-properties fo:color="#000000" style:font-name="Consolas" fo:font-size="10pt" officeooo:rsid="003e12af" fo:background-color="#d4d4d4" loext:char-shading-value="0" style:font-size-asian="10pt"/>
    </style:style>
    <style:style style:name="T28" style:family="text">
      <style:text-properties fo:color="#000000" style:font-name="Consolas" fo:font-size="10pt" fo:font-style="italic" fo:background-color="#e8f2fe" loext:char-shading-value="0" style:font-size-asian="10pt" style:font-style-asian="italic"/>
    </style:style>
    <style:style style:name="T29" style:family="text">
      <style:text-properties fo:color="#000000" style:font-name="Consolas" fo:font-size="10pt" fo:font-style="italic" officeooo:rsid="0032797d" fo:background-color="#e8f2fe" loext:char-shading-value="0" style:font-size-asian="10pt" style:font-style-asian="italic"/>
    </style:style>
    <style:style style:name="T30" style:family="text">
      <style:text-properties fo:color="#000000" style:font-name="Consolas" fo:font-size="10pt" fo:font-style="italic" officeooo:rsid="003e12af" fo:background-color="#e8f2fe" loext:char-shading-value="0" style:font-size-asian="10pt" style:font-style-asian="italic"/>
    </style:style>
    <style:style style:name="T31" style:family="text">
      <style:text-properties fo:color="#000000" style:font-name="Consolas" fo:font-size="10pt" fo:font-style="italic" officeooo:rsid="0042a348" fo:background-color="#e8f2fe" loext:char-shading-value="0" style:font-size-asian="10pt" style:font-style-asian="italic"/>
    </style:style>
    <style:style style:name="T32" style:family="text">
      <style:text-properties fo:color="#000000" style:font-name="Consolas" fo:font-size="10pt" fo:font-style="italic" style:font-size-asian="10pt" style:font-style-asian="italic"/>
    </style:style>
    <style:style style:name="T33" style:family="text">
      <style:text-properties fo:color="#000000" style:font-name="Consolas" fo:font-size="10pt" fo:font-style="italic" officeooo:rsid="003415ff" style:font-size-asian="10pt" style:font-style-asian="italic"/>
    </style:style>
    <style:style style:name="T34" style:family="text">
      <style:text-properties fo:color="#000000" style:font-name="Consolas" fo:font-size="10pt" fo:font-weight="bold" style:font-size-asian="10pt" style:font-weight-asian="bold" style:font-weight-complex="bold"/>
    </style:style>
    <style:style style:name="T35" style:family="text">
      <style:text-properties fo:color="#000000" style:font-name="Consolas" fo:font-size="9pt" fo:background-color="#e8f2fe" loext:char-shading-value="0" style:font-size-asian="9pt" style:font-size-complex="9pt"/>
    </style:style>
    <style:style style:name="T36" style:family="text">
      <style:text-properties fo:color="#000000" style:font-name="Consolas" fo:font-size="9pt" officeooo:rsid="003e12af" fo:background-color="#e8f2fe" loext:char-shading-value="0" style:font-size-asian="9pt" style:font-size-complex="9pt"/>
    </style:style>
    <style:style style:name="T37" style:family="text">
      <style:text-properties fo:color="#000000" style:font-name="Consolas" fo:font-size="9pt" fo:language="en" fo:country="US" fo:background-color="#e8f2fe" loext:char-shading-value="0" style:font-size-asian="9pt" style:font-size-complex="9pt"/>
    </style:style>
    <style:style style:name="T38" style:family="text">
      <style:text-properties fo:color="#000000" style:font-name="Consolas" fo:font-size="9pt" style:font-size-asian="9pt" style:font-size-complex="9pt"/>
    </style:style>
    <style:style style:name="T39" style:family="text">
      <style:text-properties fo:color="#000000" style:font-name="Consolas" fo:font-size="9pt" officeooo:rsid="004ce86f" style:font-size-asian="9pt" style:font-size-complex="9pt"/>
    </style:style>
    <style:style style:name="T40" style:family="text">
      <style:text-properties fo:language="en" fo:country="US"/>
    </style:style>
    <style:style style:name="T41" style:family="text">
      <style:text-properties fo:language="en" fo:country="US" officeooo:rsid="001db99f"/>
    </style:style>
    <style:style style:name="T42" style:family="text">
      <style:text-properties fo:language="en" fo:country="US" fo:font-weight="bold" style:font-weight-asian="bold" style:font-weight-complex="bold"/>
    </style:style>
    <style:style style:name="T43" style:family="text">
      <style:text-properties fo:language="en" fo:country="US" fo:font-weight="bold" officeooo:rsid="00245e25" style:font-weight-asian="bold" style:font-weight-complex="bold"/>
    </style:style>
    <style:style style:name="T44" style:family="text">
      <style:text-properties fo:language="en" fo:country="US" fo:font-weight="bold" officeooo:rsid="002d3040" style:font-weight-asian="bold" style:font-weight-complex="bold"/>
    </style:style>
    <style:style style:name="T45" style:family="text">
      <style:text-properties fo:language="en" fo:country="US" fo:font-weight="bold" officeooo:rsid="002f6090" style:font-weight-asian="bold" style:font-weight-complex="bold"/>
    </style:style>
    <style:style style:name="T46" style:family="text">
      <style:text-properties fo:language="en" fo:country="US" fo:font-weight="bold" officeooo:rsid="0030a80c" style:font-weight-asian="bold" style:font-weight-complex="bold"/>
    </style:style>
    <style:style style:name="T47" style:family="text">
      <style:text-properties fo:language="en" fo:country="US" fo:font-weight="bold" officeooo:rsid="0032797d" style:font-weight-asian="bold" style:font-weight-complex="bold"/>
    </style:style>
    <style:style style:name="T48" style:family="text">
      <style:text-properties fo:language="en" fo:country="US" fo:font-weight="bold" officeooo:rsid="003b63d9" style:font-weight-asian="bold" style:font-weight-complex="bold"/>
    </style:style>
    <style:style style:name="T49" style:family="text">
      <style:text-properties fo:language="en" fo:country="US" fo:font-weight="bold" officeooo:rsid="004ab43e" style:font-weight-asian="bold" style:font-weight-complex="bold"/>
    </style:style>
    <style:style style:name="T50" style:family="text">
      <style:text-properties fo:language="en" fo:country="US" fo:font-weight="bold" officeooo:rsid="004ac3ab" style:font-weight-asian="bold" style:font-weight-complex="bold"/>
    </style:style>
    <style:style style:name="T51" style:family="text">
      <style:text-properties fo:language="en" fo:country="US" officeooo:rsid="001ee786"/>
    </style:style>
    <style:style style:name="T52" style:family="text">
      <style:text-properties fo:language="en" fo:country="US" officeooo:rsid="00207232"/>
    </style:style>
    <style:style style:name="T53" style:family="text">
      <style:text-properties fo:language="en" fo:country="US" fo:font-weight="normal" style:font-weight-asian="normal" style:font-weight-complex="normal"/>
    </style:style>
    <style:style style:name="T54" style:family="text">
      <style:text-properties fo:language="en" fo:country="US" fo:font-weight="normal" officeooo:rsid="0027e569" style:font-weight-asian="normal" style:font-weight-complex="normal"/>
    </style:style>
    <style:style style:name="T55" style:family="text">
      <style:text-properties fo:language="en" fo:country="US" fo:font-weight="normal" officeooo:rsid="0029946b" style:font-weight-asian="normal" style:font-weight-complex="normal"/>
    </style:style>
    <style:style style:name="T56" style:family="text">
      <style:text-properties fo:language="en" fo:country="US" fo:font-weight="normal" officeooo:rsid="002ad0ac" style:font-weight-asian="normal" style:font-weight-complex="normal"/>
    </style:style>
    <style:style style:name="T57" style:family="text">
      <style:text-properties fo:language="en" fo:country="US" fo:font-weight="normal" officeooo:rsid="002c6630" style:font-weight-asian="normal" style:font-weight-complex="normal"/>
    </style:style>
    <style:style style:name="T58" style:family="text">
      <style:text-properties fo:language="en" fo:country="US" fo:font-weight="normal" officeooo:rsid="002e1f6e" style:font-weight-asian="normal" style:font-weight-complex="normal"/>
    </style:style>
    <style:style style:name="T59" style:family="text">
      <style:text-properties fo:language="en" fo:country="US" fo:font-weight="normal" officeooo:rsid="003a76cc" style:font-weight-asian="normal" style:font-weight-complex="normal"/>
    </style:style>
    <style:style style:name="T60" style:family="text">
      <style:text-properties fo:language="en" fo:country="US" fo:font-weight="normal" officeooo:rsid="003a8846" style:font-weight-asian="normal" style:font-weight-complex="normal"/>
    </style:style>
    <style:style style:name="T61" style:family="text">
      <style:text-properties fo:language="en" fo:country="US" officeooo:rsid="002445b8"/>
    </style:style>
    <style:style style:name="T62" style:family="text">
      <style:text-properties fo:language="en" fo:country="US" officeooo:rsid="00245e25"/>
    </style:style>
    <style:style style:name="T63" style:family="text">
      <style:text-properties fo:language="en" fo:country="US" fo:font-style="italic" fo:font-weight="normal" officeooo:rsid="002e1f6e" style:font-style-asian="italic" style:font-weight-asian="normal" style:font-style-complex="italic" style:font-weight-complex="normal"/>
    </style:style>
    <style:style style:name="T64" style:family="text">
      <style:text-properties fo:language="en" fo:country="US" fo:font-style="italic" fo:font-weight="normal" officeooo:rsid="002c6630" style:font-style-asian="italic" style:font-weight-asian="normal" style:font-style-complex="italic" style:font-weight-complex="normal"/>
    </style:style>
    <style:style style:name="T65" style:family="text">
      <style:text-properties fo:language="en" fo:country="US" fo:font-style="italic" fo:font-weight="normal" officeooo:rsid="003a8846" style:font-style-asian="italic" style:font-weight-asian="normal" style:font-style-complex="italic" style:font-weight-complex="normal"/>
    </style:style>
    <style:style style:name="T66" style:family="text">
      <style:text-properties fo:language="en" fo:country="US" fo:font-style="italic" style:font-style-asian="italic" style:font-style-complex="italic"/>
    </style:style>
    <style:style style:name="T67" style:family="text">
      <style:text-properties fo:language="en" fo:country="US" fo:font-style="italic" officeooo:rsid="00245e25" style:font-style-asian="italic" style:font-style-complex="italic"/>
    </style:style>
    <style:style style:name="T68" style:family="text">
      <style:text-properties fo:language="en" fo:country="US" fo:font-style="italic" officeooo:rsid="002f6090" style:font-style-asian="italic" style:font-style-complex="italic"/>
    </style:style>
    <style:style style:name="T69" style:family="text">
      <style:text-properties fo:language="en" fo:country="US" fo:font-style="italic" officeooo:rsid="002f9b5f" style:font-style-asian="italic" style:font-style-complex="italic"/>
    </style:style>
    <style:style style:name="T70" style:family="text">
      <style:text-properties fo:language="en" fo:country="US" fo:font-style="italic" officeooo:rsid="002e1f6e" style:font-style-asian="italic" style:font-style-complex="italic"/>
    </style:style>
    <style:style style:name="T71" style:family="text">
      <style:text-properties fo:language="en" fo:country="US" fo:font-style="italic" officeooo:rsid="0029946b" style:font-style-asian="italic" style:font-style-complex="italic"/>
    </style:style>
    <style:style style:name="T72" style:family="text">
      <style:text-properties fo:language="en" fo:country="US" fo:font-style="italic" officeooo:rsid="0032797d" style:font-style-asian="italic" style:font-style-complex="italic"/>
    </style:style>
    <style:style style:name="T73" style:family="text">
      <style:text-properties fo:language="en" fo:country="US" fo:font-style="italic" officeooo:rsid="0030a80c" style:font-style-asian="italic" style:font-style-complex="italic"/>
    </style:style>
    <style:style style:name="T74" style:family="text">
      <style:text-properties fo:language="en" fo:country="US" fo:font-style="italic" officeooo:rsid="003a76cc" style:font-style-asian="italic" style:font-style-complex="italic"/>
    </style:style>
    <style:style style:name="T75" style:family="text">
      <style:text-properties fo:language="en" fo:country="US" fo:font-style="italic" officeooo:rsid="003e12af" style:font-style-asian="italic" style:font-style-complex="italic"/>
    </style:style>
    <style:style style:name="T76" style:family="text">
      <style:text-properties fo:language="en" fo:country="US" fo:font-style="italic" officeooo:rsid="003fd05f" style:font-style-asian="italic" style:font-style-complex="italic"/>
    </style:style>
    <style:style style:name="T77" style:family="text">
      <style:text-properties fo:language="en" fo:country="US" fo:font-style="italic" officeooo:rsid="0042a348" style:font-style-asian="italic" style:font-style-complex="italic"/>
    </style:style>
    <style:style style:name="T78" style:family="text">
      <style:text-properties fo:language="en" fo:country="US" fo:font-style="italic" officeooo:rsid="0045a1bb" style:font-style-asian="italic" style:font-style-complex="italic"/>
    </style:style>
    <style:style style:name="T79" style:family="text">
      <style:text-properties fo:language="en" fo:country="US" fo:font-style="italic" officeooo:rsid="0048c247" style:font-style-asian="italic" style:font-style-complex="italic"/>
    </style:style>
    <style:style style:name="T80" style:family="text">
      <style:text-properties fo:language="en" fo:country="US" fo:font-style="italic" officeooo:rsid="004ab43e" style:font-style-asian="italic" style:font-style-complex="italic"/>
    </style:style>
    <style:style style:name="T81" style:family="text">
      <style:text-properties fo:language="en" fo:country="US" fo:font-style="italic" officeooo:rsid="004ac3ab" style:font-style-asian="italic" style:font-style-complex="italic"/>
    </style:style>
    <style:style style:name="T82" style:family="text">
      <style:text-properties fo:language="en" fo:country="US" fo:font-style="italic" officeooo:rsid="0050cba9" style:font-style-asian="italic" style:font-style-complex="italic"/>
    </style:style>
    <style:style style:name="T83" style:family="text">
      <style:text-properties fo:language="en" fo:country="US" fo:font-style="italic" officeooo:rsid="0051a73c" style:font-style-asian="italic" style:font-style-complex="italic"/>
    </style:style>
    <style:style style:name="T84" style:family="text">
      <style:text-properties fo:language="en" fo:country="US" fo:font-style="italic" fo:font-weight="bold" style:font-style-asian="italic" style:font-weight-asian="bold" style:font-style-complex="italic" style:font-weight-complex="bold"/>
    </style:style>
    <style:style style:name="T85" style:family="text">
      <style:text-properties fo:language="en" fo:country="US" fo:font-style="italic" fo:font-weight="bold" officeooo:rsid="0030dd98" style:font-style-asian="italic" style:font-weight-asian="bold" style:font-style-complex="italic" style:font-weight-complex="bold"/>
    </style:style>
    <style:style style:name="T86" style:family="text">
      <style:text-properties fo:language="en" fo:country="US" fo:font-style="italic" fo:font-weight="bold" officeooo:rsid="002e1f6e" style:font-style-asian="italic" style:font-weight-asian="bold" style:font-style-complex="italic" style:font-weight-complex="bold"/>
    </style:style>
    <style:style style:name="T87" style:family="text">
      <style:text-properties fo:language="en" fo:country="US" fo:font-style="italic" fo:font-weight="bold" officeooo:rsid="0029946b" style:font-style-asian="italic" style:font-weight-asian="bold" style:font-style-complex="italic" style:font-weight-complex="bold"/>
    </style:style>
    <style:style style:name="T88" style:family="text">
      <style:text-properties fo:language="en" fo:country="US" fo:font-style="italic" fo:font-weight="bold" officeooo:rsid="0032797d" style:font-style-asian="italic" style:font-weight-asian="bold" style:font-style-complex="italic" style:font-weight-complex="bold"/>
    </style:style>
    <style:style style:name="T89" style:family="text">
      <style:text-properties fo:language="en" fo:country="US" fo:font-style="italic" fo:font-weight="bold" officeooo:rsid="0030a80c" style:font-style-asian="italic" style:font-weight-asian="bold" style:font-style-complex="italic" style:font-weight-complex="bold"/>
    </style:style>
    <style:style style:name="T90" style:family="text">
      <style:text-properties fo:language="en" fo:country="US" fo:font-style="italic" fo:font-weight="bold" officeooo:rsid="0032fc74" style:font-style-asian="italic" style:font-weight-asian="bold" style:font-style-complex="italic" style:font-weight-complex="bold"/>
    </style:style>
    <style:style style:name="T91" style:family="text">
      <style:text-properties fo:language="en" fo:country="US" fo:font-style="italic" fo:font-weight="bold" officeooo:rsid="002f9b5f" style:font-style-asian="italic" style:font-weight-asian="bold" style:font-style-complex="italic" style:font-weight-complex="bold"/>
    </style:style>
    <style:style style:name="T92" style:family="text">
      <style:text-properties fo:language="en" fo:country="US" officeooo:rsid="002ad0ac"/>
    </style:style>
    <style:style style:name="T93" style:family="text">
      <style:text-properties fo:language="en" fo:country="US" officeooo:rsid="002d3040"/>
    </style:style>
    <style:style style:name="T94" style:family="text">
      <style:text-properties fo:language="en" fo:country="US" officeooo:rsid="002f6090"/>
    </style:style>
    <style:style style:name="T95" style:family="text">
      <style:text-properties fo:language="en" fo:country="US" officeooo:rsid="0030a80c"/>
    </style:style>
    <style:style style:name="T96" style:family="text">
      <style:text-properties fo:language="en" fo:country="US" fo:font-style="normal" style:font-style-asian="normal" style:font-style-complex="normal"/>
    </style:style>
    <style:style style:name="T97" style:family="text">
      <style:text-properties fo:language="en" fo:country="US" officeooo:rsid="002c6630"/>
    </style:style>
    <style:style style:name="T98" style:family="text">
      <style:text-properties fo:language="en" fo:country="US" officeooo:rsid="0029946b"/>
    </style:style>
    <style:style style:name="T99" style:family="text">
      <style:text-properties fo:language="en" fo:country="US" officeooo:rsid="002e1f6e"/>
    </style:style>
    <style:style style:name="T100" style:family="text">
      <style:text-properties fo:language="en" fo:country="US" officeooo:rsid="0032797d"/>
    </style:style>
    <style:style style:name="T101" style:family="text">
      <style:text-properties fo:language="en" fo:country="US" officeooo:rsid="0032fc74"/>
    </style:style>
    <style:style style:name="T102" style:family="text">
      <style:text-properties fo:language="en" fo:country="US" officeooo:rsid="003a76cc"/>
    </style:style>
    <style:style style:name="T103" style:family="text">
      <style:text-properties fo:language="en" fo:country="US" officeooo:rsid="003a8846"/>
    </style:style>
    <style:style style:name="T104" style:family="text">
      <style:text-properties fo:language="en" fo:country="US" officeooo:rsid="003b4d83"/>
    </style:style>
    <style:style style:name="T105" style:family="text">
      <style:text-properties fo:language="en" fo:country="US" officeooo:rsid="0042a348"/>
    </style:style>
    <style:style style:name="T106" style:family="text">
      <style:text-properties fo:language="en" fo:country="US" officeooo:rsid="003e12af"/>
    </style:style>
    <style:style style:name="T107" style:family="text">
      <style:text-properties fo:language="en" fo:country="US" officeooo:rsid="003fd05f"/>
    </style:style>
    <style:style style:name="T108" style:family="text">
      <style:text-properties fo:language="en" fo:country="US" officeooo:rsid="0043f36a"/>
    </style:style>
    <style:style style:name="T109" style:family="text">
      <style:text-properties fo:language="en" fo:country="US" officeooo:rsid="00477a3b"/>
    </style:style>
    <style:style style:name="T110" style:family="text">
      <style:text-properties fo:language="en" fo:country="US" officeooo:rsid="0048ab68"/>
    </style:style>
    <style:style style:name="T111" style:family="text">
      <style:text-properties fo:language="en" fo:country="US" officeooo:rsid="004940b9"/>
    </style:style>
    <style:style style:name="T112" style:family="text">
      <style:text-properties fo:language="en" fo:country="US" officeooo:rsid="0045a1bb"/>
    </style:style>
    <style:style style:name="T113" style:family="text">
      <style:text-properties fo:language="en" fo:country="US" officeooo:rsid="0048c247"/>
    </style:style>
    <style:style style:name="T114" style:family="text">
      <style:text-properties fo:language="en" fo:country="US" officeooo:rsid="0049d441"/>
    </style:style>
    <style:style style:name="T115" style:family="text">
      <style:text-properties fo:language="en" fo:country="US" officeooo:rsid="004ab43e"/>
    </style:style>
    <style:style style:name="T116" style:family="text">
      <style:text-properties fo:language="en" fo:country="US" officeooo:rsid="004ce86f"/>
    </style:style>
    <style:style style:name="T117" style:family="text">
      <style:text-properties fo:language="en" fo:country="US" officeooo:rsid="004ac3ab"/>
    </style:style>
    <style:style style:name="T118" style:family="text">
      <style:text-properties fo:language="en" fo:country="US" officeooo:rsid="0050cba9"/>
    </style:style>
    <style:style style:name="T119" style:family="text">
      <style:text-properties fo:language="en" fo:country="US" officeooo:rsid="0051a73c"/>
    </style:style>
    <style:style style:name="T120" style:family="text">
      <style:text-properties fo:language="en" fo:country="US" officeooo:rsid="0053e20e"/>
    </style:style>
    <style:style style:name="T121" style:family="text">
      <style:text-properties fo:language="en" fo:country="US" officeooo:rsid="0053037d"/>
    </style:style>
    <style:style style:name="T122" style:family="text">
      <style:text-properties fo:language="en" fo:country="US" officeooo:rsid="00532357"/>
    </style:style>
    <style:style style:name="T123" style:family="text">
      <style:text-properties fo:language="en" fo:country="US" officeooo:rsid="0054cbe9"/>
    </style:style>
    <style:style style:name="T124" style:family="text">
      <style:text-properties fo:font-weight="bold" style:font-weight-asian="bold" style:font-weight-complex="bold"/>
    </style:style>
    <style:style style:name="T125" style:family="text">
      <style:text-properties fo:font-weight="bold" officeooo:rsid="00207232" style:font-weight-asian="bold" style:font-weight-complex="bold"/>
    </style:style>
    <style:style style:name="T126" style:family="text">
      <style:text-properties fo:font-weight="bold" officeooo:rsid="001db99f" style:font-weight-asian="bold" style:font-weight-complex="bold"/>
    </style:style>
    <style:style style:name="T127" style:family="text">
      <style:text-properties fo:font-weight="bold" officeooo:rsid="00217b4b" style:font-weight-asian="bold" style:font-weight-complex="bold"/>
    </style:style>
    <style:style style:name="T128" style:family="text">
      <style:text-properties fo:font-weight="bold" officeooo:rsid="003e12af" style:font-weight-asian="bold" style:font-weight-complex="bold"/>
    </style:style>
    <style:style style:name="T129" style:family="text">
      <style:text-properties fo:font-weight="bold" officeooo:rsid="00426b64" style:font-weight-asian="bold" style:font-weight-complex="bold"/>
    </style:style>
    <style:style style:name="T130" style:family="text">
      <style:text-properties fo:font-weight="bold" officeooo:rsid="004ce86f" style:font-weight-asian="bold" style:font-weight-complex="bold"/>
    </style:style>
    <style:style style:name="T131" style:family="text">
      <style:text-properties fo:font-weight="bold" officeooo:rsid="004f23c2" style:font-weight-asian="bold" style:font-weight-complex="bold"/>
    </style:style>
    <style:style style:name="T132" style:family="text">
      <style:text-properties officeooo:rsid="001ee786"/>
    </style:style>
    <style:style style:name="T133" style:family="text">
      <style:text-properties officeooo:rsid="00207232"/>
    </style:style>
    <style:style style:name="T134" style:family="text">
      <style:text-properties fo:font-style="italic" style:font-style-asian="italic" style:font-style-complex="italic"/>
    </style:style>
    <style:style style:name="T135" style:family="text">
      <style:text-properties fo:font-style="italic" officeooo:rsid="0021689e" style:font-style-asian="italic" style:font-style-complex="italic"/>
    </style:style>
    <style:style style:name="T136" style:family="text">
      <style:text-properties fo:font-style="italic" officeooo:rsid="00245e25" style:font-style-asian="italic" style:font-style-complex="italic"/>
    </style:style>
    <style:style style:name="T137" style:family="text">
      <style:text-properties fo:font-style="italic" officeooo:rsid="002d3040" style:font-style-asian="italic" style:font-style-complex="italic"/>
    </style:style>
    <style:style style:name="T138" style:family="text">
      <style:text-properties fo:font-style="italic" officeooo:rsid="002e1f6e" style:font-style-asian="italic" style:font-style-complex="italic"/>
    </style:style>
    <style:style style:name="T139" style:family="text">
      <style:text-properties fo:font-style="italic" officeooo:rsid="003608ea" style:font-style-asian="italic" style:font-style-complex="italic"/>
    </style:style>
    <style:style style:name="T140" style:family="text">
      <style:text-properties fo:font-style="italic" officeooo:rsid="0037981a" style:font-style-asian="italic" style:font-style-complex="italic"/>
    </style:style>
    <style:style style:name="T141" style:family="text">
      <style:text-properties fo:font-style="italic" officeooo:rsid="00532357" style:font-style-asian="italic" style:font-style-complex="italic"/>
    </style:style>
    <style:style style:name="T142" style:family="text">
      <style:text-properties fo:font-style="italic" officeooo:rsid="003ece1b" style:font-style-asian="italic" style:font-style-complex="italic"/>
    </style:style>
    <style:style style:name="T143" style:family="text">
      <style:text-properties fo:font-style="italic" officeooo:rsid="003e12af" style:font-style-asian="italic" style:font-style-complex="italic"/>
    </style:style>
    <style:style style:name="T144" style:family="text">
      <style:text-properties fo:font-style="italic" officeooo:rsid="003fd05f" style:font-style-asian="italic" style:font-style-complex="italic"/>
    </style:style>
    <style:style style:name="T145" style:family="text">
      <style:text-properties fo:font-style="italic" officeooo:rsid="004ce86f" style:font-style-asian="italic" style:font-style-complex="italic"/>
    </style:style>
    <style:style style:name="T146" style:family="text">
      <style:text-properties fo:font-style="italic" officeooo:rsid="002f6090" style:font-style-asian="italic" style:font-style-complex="italic"/>
    </style:style>
    <style:style style:name="T147" style:family="text">
      <style:text-properties fo:font-style="italic" fo:font-weight="bold" style:font-style-asian="italic" style:font-weight-asian="bold" style:font-style-complex="italic" style:font-weight-complex="bold"/>
    </style:style>
    <style:style style:name="T148" style:family="text">
      <style:text-properties fo:font-style="italic" fo:font-weight="bold" officeooo:rsid="003ece1b" style:font-style-asian="italic" style:font-weight-asian="bold" style:font-style-complex="italic" style:font-weight-complex="bold"/>
    </style:style>
    <style:style style:name="T149" style:family="text">
      <style:text-properties fo:font-style="italic" fo:font-weight="bold" officeooo:rsid="003e12af" style:font-style-asian="italic" style:font-weight-asian="bold" style:font-style-complex="italic" style:font-weight-complex="bold"/>
    </style:style>
    <style:style style:name="T150" style:family="text">
      <style:text-properties officeooo:rsid="0021689e"/>
    </style:style>
    <style:style style:name="T151" style:family="text">
      <style:text-properties officeooo:rsid="00217b4b"/>
    </style:style>
    <style:style style:name="T152" style:family="text">
      <style:text-properties officeooo:rsid="00229221"/>
    </style:style>
    <style:style style:name="T153" style:family="text">
      <style:text-properties officeooo:rsid="0022a1c4"/>
    </style:style>
    <style:style style:name="T154" style:family="text">
      <style:text-properties officeooo:rsid="002445b8"/>
    </style:style>
    <style:style style:name="T155" style:family="text">
      <style:text-properties fo:color="#7f0055" style:font-name="Consolas" fo:font-size="10pt" fo:font-weight="bold" fo:background-color="#e8f2fe" loext:char-shading-value="0" style:font-size-asian="10pt" style:font-weight-asian="bold"/>
    </style:style>
    <style:style style:name="T156" style:family="text">
      <style:text-properties fo:color="#7f0055" style:font-name="Consolas" fo:font-size="10pt" fo:font-weight="bold" officeooo:rsid="002e1f6e" fo:background-color="#e8f2fe" loext:char-shading-value="0" style:font-size-asian="10pt" style:font-weight-asian="bold"/>
    </style:style>
    <style:style style:name="T157" style:family="text">
      <style:text-properties fo:color="#7f0055" style:font-name="Consolas" fo:font-size="10pt" fo:font-weight="bold" officeooo:rsid="0032797d" fo:background-color="#e8f2fe" loext:char-shading-value="0" style:font-size-asian="10pt" style:font-weight-asian="bold"/>
    </style:style>
    <style:style style:name="T158" style:family="text">
      <style:text-properties fo:color="#7f0055" style:font-name="Consolas" fo:font-size="10pt" fo:font-weight="bold" officeooo:rsid="003a76cc" fo:background-color="#e8f2fe" loext:char-shading-value="0" style:font-size-asian="10pt" style:font-weight-asian="bold"/>
    </style:style>
    <style:style style:name="T159" style:family="text">
      <style:text-properties fo:color="#7f0055" style:font-name="Consolas" fo:font-size="10pt" fo:font-weight="bold" officeooo:rsid="003e12af" fo:background-color="#e8f2fe" loext:char-shading-value="0" style:font-size-asian="10pt" style:font-weight-asian="bold"/>
    </style:style>
    <style:style style:name="T160" style:family="text">
      <style:text-properties fo:color="#7f0055" style:font-name="Consolas" fo:font-size="10pt" fo:font-weight="bold" officeooo:rsid="0042a348" fo:background-color="#e8f2fe" loext:char-shading-value="0" style:font-size-asian="10pt" style:font-weight-asian="bold"/>
    </style:style>
    <style:style style:name="T161" style:family="text">
      <style:text-properties fo:color="#7f0055" style:font-name="Consolas" fo:font-size="10pt" fo:font-weight="bold" officeooo:rsid="002f6090" fo:background-color="#e8f2fe" loext:char-shading-value="0" style:font-size-asian="10pt" style:font-weight-asian="bold"/>
    </style:style>
    <style:style style:name="T162" style:family="text">
      <style:text-properties fo:color="#7f0055" style:font-name="Consolas" fo:font-size="10pt" fo:font-weight="bold" style:font-size-asian="10pt" style:font-weight-asian="bold"/>
    </style:style>
    <style:style style:name="T163" style:family="text">
      <style:text-properties fo:color="#7f0055" style:font-name="Consolas" fo:font-size="10pt" fo:font-weight="bold" style:font-size-asian="10pt" style:font-weight-asian="bold" style:font-weight-complex="normal"/>
    </style:style>
    <style:style style:name="T164" style:family="text">
      <style:text-properties fo:color="#7f0055" style:font-name="Consolas" fo:font-size="10pt" fo:language="en" fo:country="US" fo:font-weight="bold" fo:background-color="#e8f2fe" loext:char-shading-value="0" style:font-size-asian="10pt" style:font-weight-asian="bold"/>
    </style:style>
    <style:style style:name="T165" style:family="text">
      <style:text-properties fo:color="#7f0055" style:font-name="Consolas" fo:font-size="10pt" fo:language="en" fo:country="US" fo:font-weight="bold" fo:background-color="#e8f2fe" loext:char-shading-value="0" style:font-size-asian="10pt" style:font-weight-asian="bold" style:font-weight-complex="normal"/>
    </style:style>
    <style:style style:name="T166" style:family="text">
      <style:text-properties fo:color="#7f0055" style:font-name="Consolas" fo:font-size="10pt" fo:language="en" fo:country="US" fo:font-weight="bold" officeooo:rsid="002c6630" fo:background-color="#e8f2fe" loext:char-shading-value="0" style:font-size-asian="10pt" style:font-weight-asian="bold" style:font-weight-complex="normal"/>
    </style:style>
    <style:style style:name="T167" style:family="text">
      <style:text-properties fo:color="#7f0055" style:font-name="Consolas" fo:font-size="10pt" fo:language="en" fo:country="US" fo:font-weight="bold" officeooo:rsid="002ad0ac" fo:background-color="#e8f2fe" loext:char-shading-value="0" style:font-size-asian="10pt" style:font-weight-asian="bold"/>
    </style:style>
    <style:style style:name="T168" style:family="text">
      <style:text-properties fo:color="#7f0055" style:font-name="Consolas" fo:font-size="10pt" fo:language="en" fo:country="US" fo:font-weight="bold" officeooo:rsid="0030a80c" fo:background-color="#e8f2fe" loext:char-shading-value="0" style:font-size-asian="10pt" style:font-weight-asian="bold"/>
    </style:style>
    <style:style style:name="T169" style:family="text">
      <style:text-properties fo:color="#7f0055" style:font-name="Consolas" fo:font-size="10pt" fo:language="en" fo:country="US" fo:font-weight="bold" officeooo:rsid="0032797d" fo:background-color="#e8f2fe" loext:char-shading-value="0" style:font-size-asian="10pt" style:font-weight-asian="bold"/>
    </style:style>
    <style:style style:name="T170" style:family="text">
      <style:text-properties fo:color="#7f0055" style:font-name="Consolas" fo:font-size="10pt" fo:language="en" fo:country="US" fo:font-weight="bold" officeooo:rsid="003a76cc" fo:background-color="#e8f2fe" loext:char-shading-value="0" style:font-size-asian="10pt" style:font-weight-asian="bold"/>
    </style:style>
    <style:style style:name="T171" style:family="text">
      <style:text-properties fo:color="#7f0055" style:font-name="Consolas" fo:font-size="10pt" fo:language="en" fo:country="US" fo:font-weight="bold" officeooo:rsid="002f6090" fo:background-color="#e8f2fe" loext:char-shading-value="0" style:font-size-asian="10pt" style:font-weight-asian="bold"/>
    </style:style>
    <style:style style:name="T172" style:family="text">
      <style:text-properties fo:color="#7f0055" style:font-name="Consolas" fo:font-size="10pt" fo:language="en" fo:country="US" fo:font-weight="normal" fo:background-color="#e8f2fe" loext:char-shading-value="0" style:font-size-asian="10pt" style:font-weight-asian="normal" style:font-weight-complex="normal"/>
    </style:style>
    <style:style style:name="T173" style:family="text">
      <style:text-properties fo:color="#7f0055" style:font-name="Consolas" fo:font-size="9pt" fo:font-weight="bold" fo:background-color="#e8f2fe" loext:char-shading-value="0" style:font-size-asian="9pt" style:font-weight-asian="bold" style:font-size-complex="9pt"/>
    </style:style>
    <style:style style:name="T174" style:family="text">
      <style:text-properties fo:color="#7f0055" style:font-name="Consolas" fo:font-size="9pt" fo:font-weight="bold" officeooo:rsid="003e12af" fo:background-color="#e8f2fe" loext:char-shading-value="0" style:font-size-asian="9pt" style:font-weight-asian="bold" style:font-size-complex="9pt"/>
    </style:style>
    <style:style style:name="T175" style:family="text">
      <style:text-properties fo:color="#7f0055" style:font-name="Consolas" fo:font-size="9pt" fo:font-weight="bold" style:font-size-asian="9pt" style:font-weight-asian="bold" style:font-size-complex="9pt"/>
    </style:style>
    <style:style style:name="T176" style:family="text">
      <style:text-properties fo:color="#7f0055" style:font-name="Consolas" fo:font-size="9pt" fo:font-weight="bold" officeooo:rsid="004ce86f" style:font-size-asian="9pt" style:font-weight-asian="bold" style:font-size-complex="9pt"/>
    </style:style>
    <style:style style:name="T177" style:family="text">
      <style:text-properties fo:color="#7f0055" style:font-name="Consolas" fo:font-size="9pt" fo:language="en" fo:country="US" fo:font-weight="bold" fo:background-color="#e8f2fe" loext:char-shading-value="0" style:font-size-asian="9pt" style:font-weight-asian="bold" style:font-size-complex="9pt"/>
    </style:style>
    <style:style style:name="T178" style:family="text">
      <style:text-properties fo:color="#7f0055" style:font-name="Consolas" fo:font-size="9pt" fo:language="en" fo:country="US" fo:font-weight="bold" style:font-size-asian="9pt" style:font-weight-asian="bold" style:font-size-complex="9pt"/>
    </style:style>
    <style:style style:name="T179" style:family="text">
      <style:text-properties fo:color="#0000c0" style:font-name="Consolas" fo:font-size="10pt" fo:font-style="italic" fo:font-weight="bold" style:font-size-asian="10pt" style:font-style-asian="italic" style:font-weight-asian="bold"/>
    </style:style>
    <style:style style:name="T180" style:family="text">
      <style:text-properties fo:color="#0000c0" style:font-name="Consolas" fo:font-size="10pt" fo:font-style="italic" fo:font-weight="bold" fo:background-color="#e8f2fe" loext:char-shading-value="0" style:font-size-asian="10pt" style:font-style-asian="italic" style:font-weight-asian="bold"/>
    </style:style>
    <style:style style:name="T181" style:family="text">
      <style:text-properties fo:color="#0000c0" style:font-name="Consolas" fo:font-size="10pt" fo:font-style="italic" fo:font-weight="bold" officeooo:rsid="0032797d" fo:background-color="#e8f2fe" loext:char-shading-value="0" style:font-size-asian="10pt" style:font-style-asian="italic" style:font-weight-asian="bold"/>
    </style:style>
    <style:style style:name="T182" style:family="text">
      <style:text-properties fo:color="#0000c0" style:font-name="Consolas" fo:font-size="10pt" fo:font-style="italic" fo:font-weight="bold" officeooo:rsid="0042a348" fo:background-color="#e8f2fe" loext:char-shading-value="0" style:font-size-asian="10pt" style:font-style-asian="italic" style:font-weight-asian="bold"/>
    </style:style>
    <style:style style:name="T183" style:family="text">
      <style:text-properties fo:color="#0000c0" style:font-name="Consolas" fo:font-size="10pt" fo:font-style="italic" fo:font-weight="bold" fo:background-color="#d4d4d4" loext:char-shading-value="0" style:font-size-asian="10pt" style:font-style-asian="italic" style:font-weight-asian="bold"/>
    </style:style>
    <style:style style:name="T184" style:family="text">
      <style:text-properties fo:color="#0000c0" style:font-name="Consolas" fo:font-size="10pt" fo:font-style="italic" style:font-size-asian="10pt" style:font-style-asian="italic"/>
    </style:style>
    <style:style style:name="T185" style:family="text">
      <style:text-properties fo:color="#0000c0" style:font-name="Consolas" fo:font-size="10pt" fo:font-style="italic" officeooo:rsid="003415ff" style:font-size-asian="10pt" style:font-style-asian="italic"/>
    </style:style>
    <style:style style:name="T186" style:family="text">
      <style:text-properties fo:color="#0000c0" style:font-name="Consolas" fo:font-size="10pt" fo:font-style="italic" fo:background-color="#e8f2fe" loext:char-shading-value="0" style:font-size-asian="10pt" style:font-style-asian="italic"/>
    </style:style>
    <style:style style:name="T187" style:family="text">
      <style:text-properties fo:color="#6a3e3e" style:font-name="Consolas" fo:font-size="10pt" fo:background-color="#e8f2fe" loext:char-shading-value="0" style:font-size-asian="10pt"/>
    </style:style>
    <style:style style:name="T188" style:family="text">
      <style:text-properties fo:color="#6a3e3e" style:font-name="Consolas" fo:font-size="10pt" officeooo:rsid="002e1f6e" fo:background-color="#e8f2fe" loext:char-shading-value="0" style:font-size-asian="10pt"/>
    </style:style>
    <style:style style:name="T189" style:family="text">
      <style:text-properties fo:color="#6a3e3e" style:font-name="Consolas" fo:font-size="10pt" officeooo:rsid="0032797d" fo:background-color="#e8f2fe" loext:char-shading-value="0" style:font-size-asian="10pt"/>
    </style:style>
    <style:style style:name="T190" style:family="text">
      <style:text-properties fo:color="#6a3e3e" style:font-name="Consolas" fo:font-size="10pt" officeooo:rsid="003a76cc" fo:background-color="#e8f2fe" loext:char-shading-value="0" style:font-size-asian="10pt"/>
    </style:style>
    <style:style style:name="T191" style:family="text">
      <style:text-properties fo:color="#6a3e3e" style:font-name="Consolas" fo:font-size="10pt" officeooo:rsid="002f6090" fo:background-color="#e8f2fe" loext:char-shading-value="0" style:font-size-asian="10pt"/>
    </style:style>
    <style:style style:name="T192" style:family="text">
      <style:text-properties fo:color="#6a3e3e" style:font-name="Consolas" fo:font-size="10pt" fo:language="en" fo:country="US" fo:background-color="#e8f2fe" loext:char-shading-value="0" style:font-size-asian="10pt"/>
    </style:style>
    <style:style style:name="T193" style:family="text">
      <style:text-properties fo:color="#6a3e3e" style:font-name="Consolas" fo:font-size="10pt" fo:language="en" fo:country="US" officeooo:rsid="002445b8" fo:background-color="#e8f2fe" loext:char-shading-value="0" style:font-size-asian="10pt"/>
    </style:style>
    <style:style style:name="T194" style:family="text">
      <style:text-properties fo:color="#6a3e3e" style:font-name="Consolas" fo:font-size="10pt" fo:language="en" fo:country="US" officeooo:rsid="003a76cc" fo:background-color="#e8f2fe" loext:char-shading-value="0" style:font-size-asian="10pt"/>
    </style:style>
    <style:style style:name="T195" style:family="text">
      <style:text-properties fo:color="#6a3e3e" style:font-name="Consolas" fo:font-size="10pt" fo:language="en" fo:country="US" fo:font-weight="normal" fo:background-color="#e8f2fe" loext:char-shading-value="0" style:font-size-asian="10pt" style:font-weight-asian="normal" style:font-weight-complex="normal"/>
    </style:style>
    <style:style style:name="T196" style:family="text">
      <style:text-properties fo:color="#6a3e3e" style:font-name="Consolas" fo:font-size="10pt" fo:language="en" fo:country="US" fo:font-weight="normal" officeooo:rsid="002c6630" fo:background-color="#e8f2fe" loext:char-shading-value="0" style:font-size-asian="10pt" style:font-weight-asian="normal" style:font-weight-complex="normal"/>
    </style:style>
    <style:style style:name="T197" style:family="text">
      <style:text-properties fo:color="#6a3e3e" style:font-name="Consolas" fo:font-size="10pt" style:font-size-asian="10pt"/>
    </style:style>
    <style:style style:name="T198" style:family="text">
      <style:text-properties fo:color="#6a3e3e" style:font-name="Consolas" fo:font-size="10pt" fo:background-color="#d4d4d4" loext:char-shading-value="0" style:font-size-asian="10pt"/>
    </style:style>
    <style:style style:name="T199" style:family="text">
      <style:text-properties fo:color="#6a3e3e" style:font-name="Consolas" fo:font-size="10pt" officeooo:rsid="002f6090" fo:background-color="#d4d4d4" loext:char-shading-value="0" style:font-size-asian="10pt"/>
    </style:style>
    <style:style style:name="T200" style:family="text">
      <style:text-properties fo:color="#6a3e3e" style:font-name="Consolas" fo:font-size="9pt" fo:background-color="#e8f2fe" loext:char-shading-value="0" style:font-size-asian="9pt" style:font-size-complex="9pt"/>
    </style:style>
    <style:style style:name="T201" style:family="text">
      <style:text-properties fo:color="#6a3e3e" style:font-name="Consolas" fo:font-size="9pt" officeooo:rsid="003e12af" fo:background-color="#e8f2fe" loext:char-shading-value="0" style:font-size-asian="9pt" style:font-size-complex="9pt"/>
    </style:style>
    <style:style style:name="T202" style:family="text">
      <style:text-properties fo:color="#6a3e3e" style:font-name="Consolas" fo:font-size="9pt" officeooo:rsid="003e12af" fo:background-color="#d4d4d4" loext:char-shading-value="0" style:font-size-asian="9pt" style:font-size-complex="9pt"/>
    </style:style>
    <style:style style:name="T203" style:family="text">
      <style:text-properties fo:color="#6a3e3e" style:font-name="Consolas" fo:font-size="9pt" fo:background-color="#f0d8a8" loext:char-shading-value="0" style:font-size-asian="9pt" style:font-size-complex="9pt"/>
    </style:style>
    <style:style style:name="T204" style:family="text">
      <style:text-properties fo:color="#6a3e3e" style:font-name="Consolas" fo:font-size="9pt" style:font-size-asian="9pt" style:font-size-complex="9pt"/>
    </style:style>
    <style:style style:name="T205" style:family="text">
      <style:text-properties fo:color="#6a3e3e" style:font-name="Consolas" fo:font-size="9pt" officeooo:rsid="004ce86f" style:font-size-asian="9pt" style:font-size-complex="9pt"/>
    </style:style>
    <style:style style:name="T206" style:family="text">
      <style:text-properties officeooo:rsid="00245e25"/>
    </style:style>
    <style:style style:name="T207" style:family="text">
      <style:text-properties fo:color="#2a00ff" style:font-name="Consolas" fo:font-size="10pt" fo:background-color="#e8f2fe" loext:char-shading-value="0" style:font-size-asian="10pt"/>
    </style:style>
    <style:style style:name="T208" style:family="text">
      <style:text-properties fo:color="#2a00ff" style:font-name="Consolas" fo:font-size="10pt" officeooo:rsid="0032797d" fo:background-color="#e8f2fe" loext:char-shading-value="0" style:font-size-asian="10pt"/>
    </style:style>
    <style:style style:name="T209" style:family="text">
      <style:text-properties fo:color="#2a00ff" style:font-name="Consolas" fo:font-size="10pt" officeooo:rsid="003ece1b" fo:background-color="#e8f2fe" loext:char-shading-value="0" style:font-size-asian="10pt"/>
    </style:style>
    <style:style style:name="T210" style:family="text">
      <style:text-properties fo:color="#2a00ff" style:font-name="Consolas" fo:font-size="10pt" officeooo:rsid="0042a348" fo:background-color="#e8f2fe" loext:char-shading-value="0" style:font-size-asian="10pt"/>
    </style:style>
    <style:style style:name="T211" style:family="text">
      <style:text-properties fo:color="#2a00ff" style:font-name="Consolas" fo:font-size="10pt" officeooo:rsid="0053037d" fo:background-color="#e8f2fe" loext:char-shading-value="0" style:font-size-asian="10pt"/>
    </style:style>
    <style:style style:name="T212" style:family="text">
      <style:text-properties fo:color="#2a00ff" style:font-name="Consolas" fo:font-size="10pt" officeooo:rsid="00532357" fo:background-color="#e8f2fe" loext:char-shading-value="0" style:font-size-asian="10pt"/>
    </style:style>
    <style:style style:name="T213" style:family="text">
      <style:text-properties fo:color="#2a00ff" style:font-name="Consolas" fo:font-size="10pt" style:font-size-asian="10pt"/>
    </style:style>
    <style:style style:name="T214" style:family="text">
      <style:text-properties officeooo:rsid="0025f58f"/>
    </style:style>
    <style:style style:name="T215" style:family="text">
      <style:text-properties officeooo:rsid="0027e569"/>
    </style:style>
    <style:style style:name="T216" style:family="text">
      <style:text-properties officeooo:rsid="002ad0ac"/>
    </style:style>
    <style:style style:name="T217" style:family="text">
      <style:text-properties officeooo:rsid="002d3040"/>
    </style:style>
    <style:style style:name="T218" style:family="text">
      <style:text-properties officeooo:rsid="002e1f6e"/>
    </style:style>
    <style:style style:name="T219" style:family="text">
      <style:text-properties officeooo:rsid="002f9b5f"/>
    </style:style>
    <style:style style:name="T220" style:family="text">
      <style:text-properties officeooo:rsid="0032fc74"/>
    </style:style>
    <style:style style:name="T221" style:family="text">
      <style:text-properties officeooo:rsid="003415ff"/>
    </style:style>
    <style:style style:name="T222" style:family="text">
      <style:text-properties style:font-name="Consolas1" fo:font-size="10pt" officeooo:rsid="003415ff" style:font-size-asian="10pt" style:font-size-complex="10pt"/>
    </style:style>
    <style:style style:name="T223" style:family="text">
      <style:text-properties officeooo:rsid="003608ea"/>
    </style:style>
    <style:style style:name="T224" style:family="text">
      <style:text-properties officeooo:rsid="0037981a"/>
    </style:style>
    <style:style style:name="T225" style:family="text">
      <style:text-properties officeooo:rsid="0039cd33"/>
    </style:style>
    <style:style style:name="T226" style:family="text">
      <style:text-properties officeooo:rsid="003a8846"/>
    </style:style>
    <style:style style:name="T227" style:family="text">
      <style:text-properties officeooo:rsid="003b4d83"/>
    </style:style>
    <style:style style:name="T228" style:family="text">
      <style:text-properties officeooo:rsid="003b63d9"/>
    </style:style>
    <style:style style:name="T229" style:family="text">
      <style:text-properties officeooo:rsid="003ece1b"/>
    </style:style>
    <style:style style:name="T230" style:family="text">
      <style:text-properties officeooo:rsid="003fd05f"/>
    </style:style>
    <style:style style:name="T231" style:family="text">
      <style:text-properties officeooo:rsid="003e12af"/>
    </style:style>
    <style:style style:name="T232" style:family="text">
      <style:text-properties officeooo:rsid="0042a348"/>
    </style:style>
    <style:style style:name="Sect1" style:family="section">
      <style:section-properties fo:margin-left="0cm" fo:margin-right="0cm" style:editable="false">
        <style:columns fo:column-count="3" fo:column-gap="0.497cm">
          <style:column style:rel-width="21845*" fo:start-indent="0cm" fo:end-indent="0.249cm"/>
          <style:column style:rel-width="21845*" fo:start-indent="0.249cm" fo:end-indent="0.249cm"/>
          <style:column style:rel-width="21845*" fo:start-indent="0.249cm" fo:end-indent="0cm"/>
        </style:columns>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
      <text:p text:style-name="P56"/>
      <text:p text:style-name="P56"/>
      <text:p text:style-name="P56"/>
      <text:p text:style-name="P56"/>
      <text:p text:style-name="P83">LEGO 2 LeJOS EV3<text:line-break/>Library</text:p>
      <text:p text:style-name="P3"/>
      <text:p text:style-name="P1">Gripp3r Robot Version</text:p>
      <text:p text:style-name="P3"/>
      <text:h text:style-name="P86" text:outline-level="1">Introduction</text:h>
      <text:p text:style-name="P2">The LEGO 2 LeJOS EV3 <text:span text:style-name="T5">L</text:span>ibrary <text:span text:style-name="T5">is intended to make it easy to port programs from the LEGO icon-based (LabView-based) programming system for the LEGO Mindstorms EV3 Brick to the Java programming language and the LeJOS EV3 framework.</text:span></text:p>
      <text:p text:style-name="P5"><text:span text:style-name="T5">This is the first version of the </text:span><text:a xlink:type="simple" xlink:href="https://github.com/robl0377/Lego2LeJosEv3-Gripp3r" text:style-name="Internet_20_link" text:visited-style-name="Visited_20_Internet_20_Link"><text:span text:style-name="T5">LEGO 2 LeJOS EV3 Library</text:span></text:a><text:span text:style-name="T5"> that supports the </text:span><text:span text:style-name="T126">Gripp3r Robot</text:span><text:span text:style-name="T5">. </text:span></text:p>
      <text:p text:style-name="P5"/>
      <text:h text:style-name="P84" text:outline-level="1">Gripp3r Robot</text:h>
      <text:p text:style-name="P10"><text:span text:style-name="T41">The Gripp3r Robot is a standard example available in the LEGO Mindstorms Programming Environment (Home Edition). You can download this Programming Environment </text:span><text:span text:style-name="T51">at </text:span><text:a xlink:type="simple" xlink:href="https://www.lego.com/en-us/mindstorms/downloads/download-software" text:style-name="Internet_20_link" text:visited-style-name="Visited_20_Internet_20_Link">https://www.lego.com/en-us/mindstorms/downloads/download-software</text:a> (or one of the other language pages). <text:span text:style-name="T133">You also can find the building instructions of the </text:span><text:span text:style-name="T41">Gripp3r Robot </text:span><text:span text:style-name="T52">at </text:span><text:a xlink:type="simple" xlink:href="https://www.lego.com/en-us/mindstorms/build-a-robot/gripp3r" text:style-name="Internet_20_link" text:visited-style-name="Visited_20_Internet_20_Link">https://www.lego.com/en-us/mindstorms/build-a-robot/gripp3r</text:a> (or one of the other language pages).</text:p>
      <text:p text:style-name="Text_20_body"><text:span text:style-name="T124">Note1:</text:span> The programs play sound sample files during movements of the gripper part of the robot. You can download them from:<text:line-break/><text:a xlink:type="simple" xlink:href="http://tastyspleen.net/~quake2/baseq2/sound/world/airhiss1.wav" text:style-name="Internet_20_link" text:visited-style-name="Visited_20_Internet_20_Link">http://tastyspleen.net/~quake2/baseq2/sound/world/airhiss1.wav</text:a> and <text:a xlink:type="simple" xlink:href="http://tastyspleen.net/~quake2/baseq2/sound/world/airhiss2.wav" text:style-name="Internet_20_link" text:visited-style-name="Visited_20_Internet_20_Link">http://tastyspleen.net/~quake2/baseq2/sound/world/airhiss2.wav</text:a></text:p>
      <text:p text:style-name="Text_20_body"><text:span text:style-name="T228">Please c</text:span>opy the<text:span text:style-name="T228">se</text:span> sound files (via SCP) to the directory <text:span text:style-name="T134">/home/lejos/lib</text:span> on EV3 Brick before running the program.</text:p>
      <text:p text:style-name="P82"/>
      <text:p text:style-name="Text_20_body"><text:span text:style-name="T124">Note2:</text:span> The original Gripp3r mission 4 uses the touch sensor to close or open the gripper part of the robot. Instead <text:span text:style-name="T133">of the Touch Sensor </text:span>I use the top (beacon) button of the remote control to switch from the default move-around mode to the gripper movements: press the beacon button and then one of the upper buttons to <text:span text:style-name="T133">open or close</text:span> the gripper part.</text:p>
      <text:p text:style-name="Text_20_body"/>
      <text:h text:style-name="P85" text:outline-level="1"/>
      <text:h text:style-name="P87" text:outline-level="1"><text:span text:style-name="T40">LEGO 2 LeJOS EV3 </text:span>Library</text:h>
      <text:p text:style-name="P4">The LEGO 2 LeJOS EV3 <text:span text:style-name="T5">L</text:span>ibrary <text:span text:style-name="T132">offers Java Developers various classes whose methods are similar to use as the LEGO icon-based Programming Blocks.</text:span></text:p>
      <text:p text:style-name="P9"><text:span text:style-name="T40">The LEGO 2 LeJOS EV3 </text:span><text:span text:style-name="T41">L</text:span><text:span text:style-name="T40">ibrary </text:span><text:span text:style-name="T51">depends on the </text:span><text:a xlink:type="simple" xlink:href="https://sourceforge.net/projects/ev3.lejos.p/" text:style-name="Internet_20_link" text:visited-style-name="Visited_20_Internet_20_Link">LeJOS EV3 framework</text:a><text:span text:style-name="T51"> version </text:span><text:span text:style-name="T14">v0.9.1beta.</text:span></text:p>
      <text:p text:style-name="P9"><text:span text:style-name="T51">You can find the LEGO 2 LeJOS EV3 </text:span><text:span text:style-name="T41">L</text:span><text:span text:style-name="T51">ibrary at </text:span><text:a xlink:type="simple" xlink:href="https://github.com/robl0377/Lego2LeJosEv3-Gripp3r" text:style-name="Internet_20_link" text:visited-style-name="Visited_20_Internet_20_Link">https://github.com/robl0377/Lego2LeJosEv3-Gripp3r</text:a>. <text:span text:style-name="T132">This project contains the following Java packages:</text:span></text:p>
      <text:list xml:id="list1473100415" text:style-name="L1">
        <text:list-item>
          <text:p text:style-name="P97"><text:span text:style-name="T124">lego2lejosev3.pblocks</text:span> This is the package of the library classes.</text:p>
        </text:list-item>
        <text:list-item>
          <text:p text:style-name="P97"><text:span text:style-name="T124">lego2lejosev3.logging</text:span> This package contains some helper classes to use the standard java.util.logging package to write <text:span text:style-name="T133">debug or error </text:span>messages into a log file.</text:p>
        </text:list-item>
        <text:list-item>
          <text:p text:style-name="P98"><text:span text:style-name="T124">lego2lejosev3.</text:span><text:span text:style-name="T125">tests</text:span><text:span text:style-name="T2"> This package contains a few programs to test some features of the library.</text:span></text:p>
        </text:list-item>
        <text:list-item>
          <text:p text:style-name="P99"><text:span text:style-name="T124">Lego2lejosev3.robots.gripper</text:span><text:span text:style-name="T1"> This package contains the main programs of the four ‘missions’ of the LEGO Mindstorms Home Edition Gripp3r project.</text:span></text:p>
        </text:list-item>
      </text:list>
      <text:p text:style-name="P28"/>
      <text:h text:style-name="Heading_20_2" text:outline-level="2">How to use the Library</text:h>
      <text:p text:style-name="Text_20_body">If you want to use the LEGO 2 LeJOS EV3 <text:span text:style-name="T150">L</text:span>ibrary in your own LeJOS EV3 project, just copy the classes in the packages <text:span text:style-name="T124">lego2lejosev3.pblocks</text:span> and <text:span text:style-name="T124">lego2lejosev3.logging</text:span> into your project’<text:span text:style-name="T223">s source location</text:span>. <text:span text:style-name="T223">The LeJOS Eclipse Plugin will pack them together with your own sources and download the whole JAR file to the EV3 brick to run it.</text:span> </text:p>
      <text:p text:style-name="Text_20_body"/>
      <text:h text:style-name="Heading_20_2" text:outline-level="2">Programming Blocks</text:h>
      <text:p text:style-name="P11">LEGO provides descriptions of their icon-based programming Blocks in their <text:a xlink:type="simple" xlink:href="https://ev3-help-online.api.education.lego.com/Education/en-us/index.html" text:style-name="Internet_20_link" text:visited-style-name="Visited_20_Internet_20_Link">web-based help pages</text:a> for the <text:span text:style-name="T41">LEGO Mindstorms </text:span><text:span text:style-name="T40">Education </text:span><text:span text:style-name="T41">Programming Environment. </text:span></text:p>
      <text:p text:style-name="P6">There are the following Programming Blocks and their respective classes in the LEGO 2 LeJOS EV3 Library:</text:p>
      <text:section text:style-name="Sect1" text:name="links_programming">
        <text:section text:style-name="Sect2" text:name="ActionBlocks">
          <text:p text:style-name="P125">Action Blocks<text:tab/><text:tab/>LEGO 2 LeJOS EV3 Library</text:p>
          <text:p text:style-name="P128"><text:a xlink:type="simple" xlink:href="https://ev3-help-online.api.education.lego.com/Education/en-us/page.html?Path=blocks%2FLEGO%2FMediumMotor.html" text:style-name="Internet_20_link" text:visited-style-name="Visited_20_Internet_20_Link">Medium Motor</text:a><text:tab/><text:bookmark-ref text:reference-format="text" text:ref-name="__RefHeading___Toc604_1145136116">MediumMotor Class</text:bookmark-ref> <text:span text:style-name="T141">(complete)</text:span></text:p>
          <text:p text:style-name="P128"><text:a xlink:type="simple" xlink:href="https://ev3-help-online.api.education.lego.com/Education/en-us/page.html?Path=blocks%2FLEGO%2FMotor.html" text:style-name="Internet_20_link" text:visited-style-name="Visited_20_Internet_20_Link">Large Motor</text:a><text:tab/><text:tab/><text:bookmark-ref text:reference-format="text" text:ref-name="__RefHeading___Toc612_1145136116">LargeMotor Class</text:bookmark-ref> <text:span text:style-name="T141">(complete)</text:span></text:p>
          <text:p text:style-name="P128"><text:a xlink:type="simple" xlink:href="https://ev3-help-online.api.education.lego.com/Education/en-us/page.html?Path=blocks%2FLEGO%2FMove.html" text:style-name="Internet_20_link" text:visited-style-name="Visited_20_Internet_20_Link">Move Steering</text:a><text:tab/><text:tab/><text:bookmark-ref text:reference-format="text" text:ref-name="__RefHeading___Toc620_1145136116">MoveSteering Class</text:bookmark-ref> <text:span text:style-name="T141">(complete)</text:span></text:p>
          <text:p text:style-name="Standard"><text:a xlink:type="simple" xlink:href="https://ev3-help-online.api.education.lego.com/Education/en-us/page.html?Path=blocks%2FLEGO%2FMoveTank.html" text:style-name="Internet_20_link" text:visited-style-name="Visited_20_Internet_20_Link">Move Tank</text:a><text:tab/><text:tab/><text:span text:style-name="T135">not yet implemented</text:span></text:p>
          <text:p text:style-name="P128"><text:a xlink:type="simple" xlink:href="https://ev3-help-online.api.education.lego.com/Education/en-us/page.html?Path=blocks%2FLEGO%2FDisplay.html" text:style-name="Internet_20_link" text:visited-style-name="Visited_20_Internet_20_Link">Display</text:a><text:tab/><text:tab/><text:bookmark-ref text:reference-format="text" text:ref-name="__RefHeading___Toc1888_108391516">Display Class</text:bookmark-ref> <text:span text:style-name="T141">(complete)</text:span></text:p>
          <text:p text:style-name="Standard"><text:a xlink:type="simple" xlink:href="https://ev3-help-online.api.education.lego.com/Education/en-us/page.html?Path=blocks%2FLEGO%2FSound.html" text:style-name="Internet_20_link" text:visited-style-name="Visited_20_Internet_20_Link">Sound</text:a><text:tab/><text:tab/><text:tab/><text:bookmark-ref text:reference-format="text" text:ref-name="__RefHeading___Toc2121_108391516">Sound Class</text:bookmark-ref></text:p>
          <text:p text:style-name="P60"><text:a xlink:type="simple" xlink:href="https://ev3-help-online.api.education.lego.com/Education/en-us/page.html?Path=blocks%2FLEGO%2FLED.html" text:style-name="Internet_20_link" text:visited-style-name="Visited_20_Internet_20_Link">Brick Status Light</text:a><text:tab/><text:span text:style-name="T135">not yet implemented</text:span></text:p>
        </text:section>
        <text:section text:style-name="Sect2" text:name="FlowBlocks">
          <text:p text:style-name="P59">Flow Blocks</text:p>
          <text:p text:style-name="Standard"><text:a xlink:type="simple" xlink:href="https://ev3-help-online.api.education.lego.com/Education/en-us/page.html?Path=blocks%2FLEGO%2FStartBlock.html" text:style-name="Internet_20_link" text:visited-style-name="Visited_20_Internet_20_Link">Start</text:a><text:tab/><text:tab/><text:tab/><text:span text:style-name="T151">use Java main method instead </text:span></text:p>
          <text:p text:style-name="P61"><text:soft-page-break/><text:a xlink:type="simple" xlink:href="https://ev3-help-online.api.education.lego.com/Education/en-us/page.html?Path=blocks%2FLEGO%2FWait.html" text:style-name="Internet_20_link" text:visited-style-name="Visited_20_Internet_20_Link">Wait</text:a><text:tab/><text:tab/><text:tab/><text:span text:style-name="T151">use Java wait loop constructs instead, </text:span><text:span text:style-name="T151"><text:bookmark-ref text:reference-format="text" text:ref-name="__RefHeading___Toc2168_108391516">Utl Class</text:bookmark-ref></text:span></text:p>
          <text:p text:style-name="P61"><text:a xlink:type="simple" xlink:href="https://ev3-help-online.api.education.lego.com/Education/en-us/page.html?Path=blocks%2FLEGO%2FLoopCondition.html" text:style-name="Internet_20_link" text:visited-style-name="Visited_20_Internet_20_Link">Loop</text:a><text:tab/><text:tab/><text:tab/><text:span text:style-name="T151">use Java loop constructs instead</text:span></text:p>
          <text:p text:style-name="P61"><text:a xlink:type="simple" xlink:href="https://ev3-help-online.api.education.lego.com/Education/en-us/page.html?Path=blocks%2FLEGO%2FCaseSelector.html" text:style-name="Internet_20_link" text:visited-style-name="Visited_20_Internet_20_Link">Switch</text:a><text:tab/><text:tab/><text:tab/><text:span text:style-name="T151">use Java switch construct instead</text:span></text:p>
          <text:p text:style-name="P61"><text:a xlink:type="simple" xlink:href="https://ev3-help-online.api.education.lego.com/Education/en-us/page.html?Path=blocks%2FLEGO%2FInterrupt.html" text:style-name="Internet_20_link" text:visited-style-name="Visited_20_Internet_20_Link">Loop Interrupt</text:a><text:tab/><text:tab/><text:span text:style-name="T151">use Java break command instead</text:span></text:p>
        </text:section>
        <text:section text:style-name="Sect2" text:name="SensorBlocks">
          <text:p text:style-name="P59">Sensor Blocks</text:p>
          <text:p text:style-name="P61"><text:a xlink:type="simple" xlink:href="https://ev3-help-online.api.education.lego.com/Education/en-us/page.html?Path=blocks%2FLEGO%2FUltrasonicSensor.html" text:style-name="Internet_20_link" text:visited-style-name="Visited_20_Internet_20_Link">Ultrasonic</text:a><text:tab/><text:tab/><text:span text:style-name="T135">not yet implemented</text:span></text:p>
          <text:p text:style-name="Standard"><text:a xlink:type="simple" xlink:href="https://ev3-help-online.api.education.lego.com/Education/en-us/page.html?Path=blocks%2FLEGO%2FInfraredSensor.html" text:style-name="Internet_20_link" text:visited-style-name="Visited_20_Internet_20_Link">Infrared</text:a><text:tab/><text:tab/><text:bookmark-ref text:reference-format="text" text:ref-name="__RefHeading___Toc2199_108391516">InfraredSensor Class</text:bookmark-ref></text:p>
          <text:p text:style-name="P61"><text:a xlink:type="simple" xlink:href="https://ev3-help-online.api.education.lego.com/Education/en-us/page.html?Path=blocks%2FLEGO%2FGyro.html" text:style-name="Internet_20_link" text:visited-style-name="Visited_20_Internet_20_Link">Gyro</text:a><text:tab/><text:tab/><text:tab/><text:span text:style-name="T135">not yet implemented</text:span></text:p>
          <text:p text:style-name="P61"><text:a xlink:type="simple" xlink:href="https://ev3-help-online.api.education.lego.com/Education/en-us/page.html?Path=blocks%2FLEGO%2FColorSensor.html" text:style-name="Internet_20_link" text:visited-style-name="Visited_20_Internet_20_Link">Color</text:a><text:tab/><text:tab/><text:tab/><text:span text:style-name="T135">not yet implemented</text:span></text:p>
          <text:p text:style-name="P61"><text:a xlink:type="simple" xlink:href="https://ev3-help-online.api.education.lego.com/Education/en-us/page.html?Path=blocks%2FLEGO%2FRotationSensor.html" text:style-name="Internet_20_link" text:visited-style-name="Visited_20_Internet_20_Link">Motor Rotation</text:a><text:tab/><text:span text:style-name="T135">not yet implemented</text:span></text:p>
          <text:p text:style-name="P61"><text:a xlink:type="simple" xlink:href="https://ev3-help-online.api.education.lego.com/Education/en-us/page.html?Path=blocks%2FLEGO%2FTouchSensor.html" text:style-name="Internet_20_link" text:visited-style-name="Visited_20_Internet_20_Link">Touch</text:a><text:tab/><text:tab/><text:tab/><text:span text:style-name="T135">not yet implemented</text:span></text:p>
          <text:p text:style-name="P61"><text:a xlink:type="simple" xlink:href="https://ev3-help-online.api.education.lego.com/Education/en-us/page.html?Path=blocks%2FLEGO%2FTemperatureSensor.html" text:style-name="Internet_20_link" text:visited-style-name="Visited_20_Internet_20_Link">Temperature</text:a><text:tab/><text:tab/><text:span text:style-name="T135">not implemented</text:span></text:p>
          <text:p text:style-name="P61"><text:a xlink:type="simple" xlink:href="https://ev3-help-online.api.education.lego.com/Education/en-us/page.html?Path=blocks%2FLEGO%2FTimer.html" text:style-name="Internet_20_link" text:visited-style-name="Visited_20_Internet_20_Link">Timer</text:a><text:tab/><text:tab/><text:tab/><text:span text:style-name="T135">not yet implemented</text:span></text:p>
          <text:p text:style-name="P61"><text:a xlink:type="simple" xlink:href="https://ev3-help-online.api.education.lego.com/Education/en-us/page.html?Path=blocks%2FLEGO%2FBrickButton.html" text:style-name="Internet_20_link" text:visited-style-name="Visited_20_Internet_20_Link">Brick Buttons</text:a><text:tab/><text:tab/><text:span text:style-name="T135">not yet implemented</text:span></text:p>
          <text:p text:style-name="P61"><text:a xlink:type="simple" xlink:href="https://ev3-help-online.api.education.lego.com/Education/en-us/page.html?Path=blocks%2FLEGO%2FEnergyMeter.html" text:style-name="Internet_20_link" text:visited-style-name="Visited_20_Internet_20_Link">Energy Meter</text:a><text:tab/><text:tab/><text:span text:style-name="T135">not implemented</text:span></text:p>
          <text:p text:style-name="P61"><text:a xlink:type="simple" xlink:href="https://ev3-help-online.api.education.lego.com/Education/en-us/page.html?Path=blocks%2FLEGO%2FSoundSensor.html" text:style-name="Internet_20_link" text:visited-style-name="Visited_20_Internet_20_Link">NXT Sound</text:a><text:tab/><text:tab/><text:span text:style-name="T135">not implemented</text:span></text:p>
        </text:section>
        <text:section text:style-name="Sect2" text:name="DataBlock">
          <text:p text:style-name="P59">Data Blocks</text:p>
          <text:p text:style-name="P61"><text:a xlink:type="simple" xlink:href="https://ev3-help-online.api.education.lego.com/Education/en-us/page.html?Path=blocks%2FLEGO%2FVariable.html" text:style-name="Internet_20_link" text:visited-style-name="Visited_20_Internet_20_Link">Variable</text:a><text:tab/><text:tab/><text:span text:style-name="T151">use Java global variables instead</text:span></text:p>
          <text:p text:style-name="P61"><text:a xlink:type="simple" xlink:href="https://ev3-help-online.api.education.lego.com/Education/en-us/page.html?Path=blocks%2FLEGO%2FConstant.html" text:style-name="Internet_20_link" text:visited-style-name="Visited_20_Internet_20_Link">Constant</text:a><text:tab/><text:tab/><text:span text:style-name="T151">use Java global static final variables instead</text:span></text:p>
          <text:p text:style-name="Standard"><text:a xlink:type="simple" xlink:href="https://ev3-help-online.api.education.lego.com/Education/en-us/page.html?Path=blocks%2FLEGO%2FArrayOperations.html" text:style-name="Internet_20_link" text:visited-style-name="Visited_20_Internet_20_Link">Array Operations</text:a><text:tab/><text:span text:style-name="T152">use Java array operations instead</text:span></text:p>
          <text:p text:style-name="P62"><text:a xlink:type="simple" xlink:href="https://ev3-help-online.api.education.lego.com/Education/en-us/page.html?Path=blocks%2FLEGO%2FBooleanOperations.html" text:style-name="Internet_20_link" text:visited-style-name="Visited_20_Internet_20_Link">Logic Operations</text:a><text:tab/><text:span text:style-name="T152">use Java logic operations instead</text:span></text:p>
          <text:p text:style-name="P62"><text:a xlink:type="simple" xlink:href="https://ev3-help-online.api.education.lego.com/Education/en-us/page.html?Path=blocks%2FLEGO%2FMath.html" text:style-name="Internet_20_link" text:visited-style-name="Visited_20_Internet_20_Link">Math</text:a><text:tab/><text:tab/><text:tab/><text:span text:style-name="T152">use Java math operations instead</text:span></text:p>
          <text:p text:style-name="P62"><text:a xlink:type="simple" xlink:href="https://ev3-help-online.api.education.lego.com/Education/en-us/page.html?Path=blocks%2FLEGO%2FRound.html" text:style-name="Internet_20_link" text:visited-style-name="Visited_20_Internet_20_Link">Round</text:a><text:tab/><text:tab/><text:tab/><text:span text:style-name="T152">use Java round operations instead</text:span></text:p>
          <text:p text:style-name="P62"><text:a xlink:type="simple" xlink:href="https://ev3-help-online.api.education.lego.com/Education/en-us/page.html?Path=blocks%2FLEGO%2FCompare.html" text:style-name="Internet_20_link" text:visited-style-name="Visited_20_Internet_20_Link">Compare</text:a><text:tab/><text:tab/><text:span text:style-name="T152">use Java compare operations instead</text:span></text:p>
          <text:p text:style-name="P62"><text:a xlink:type="simple" xlink:href="https://ev3-help-online.api.education.lego.com/Education/en-us/page.html?Path=blocks%2FLEGO%2FRange.html" text:style-name="Internet_20_link" text:visited-style-name="Visited_20_Internet_20_Link">Range</text:a><text:tab/><text:tab/><text:tab/><text:span text:style-name="T152">use Java compare operations instead</text:span></text:p>
          <text:p text:style-name="P63"><text:a xlink:type="simple" xlink:href="https://ev3-help-online.api.education.lego.com/Education/en-us/page.html?Path=blocks%2FLEGO%2FText.html" text:style-name="Internet_20_link" text:visited-style-name="Visited_20_Internet_20_Link">Text</text:a><text:tab/><text:tab/><text:tab/><text:span text:style-name="T152">use Java String operations instead</text:span></text:p>
          <text:p text:style-name="P63"><text:a xlink:type="simple" xlink:href="https://ev3-help-online.api.education.lego.com/Education/en-us/page.html?Path=blocks%2FLEGO%2FRandom.html" text:style-name="Internet_20_link" text:visited-style-name="Visited_20_Internet_20_Link">Random</text:a><text:tab/><text:tab/><text:span text:style-name="T152">use Java Math.random method instead</text:span></text:p>
        </text:section>
        <text:section text:style-name="Sect2" text:name="AdvancedBlocks">
          <text:p text:style-name="P59">Advanced Blocks</text:p>
          <text:p text:style-name="P63"><text:a xlink:type="simple" xlink:href="https://ev3-help-online.api.education.lego.com/Education/en-us/page.html?Path=blocks%2FLEGO%2FFileAccess.html" text:style-name="Internet_20_link" text:visited-style-name="Visited_20_Internet_20_Link">File Access</text:a><text:tab/><text:tab/><text:span text:style-name="T151">use Java file operations instead</text:span></text:p>
          <text:p text:style-name="P63"><text:a xlink:type="simple" xlink:href="https://ev3-help-online.api.education.lego.com/Education/en-us/page.html?Path=blocks%2FLEGO%2FDataLogging.html" text:style-name="Internet_20_link" text:visited-style-name="Visited_20_Internet_20_Link">Data Logging</text:a><text:tab/><text:tab/><text:span text:style-name="T151">use Java file operations instead</text:span></text:p>
          <text:p text:style-name="P63"><text:a xlink:type="simple" xlink:href="https://ev3-help-online.api.education.lego.com/Education/en-us/page.html?Path=blocks%2FLEGO%2FMessaging.html" text:style-name="Internet_20_link" text:visited-style-name="Visited_20_Internet_20_Link">Messaging</text:a><text:tab/><text:tab/><text:span text:style-name="T135">not yet implemented</text:span></text:p>
          <text:p text:style-name="P63"><text:a xlink:type="simple" xlink:href="https://ev3-help-online.api.education.lego.com/Education/en-us/page.html?Path=blocks%2FLEGO%2FBluetooth.html" text:style-name="Internet_20_link" text:visited-style-name="Visited_20_Internet_20_Link">Bluetooth Connection</text:a><text:tab/><text:span text:style-name="T135">not yet implemented</text:span></text:p>
          <text:p text:style-name="Standard"><text:a xlink:type="simple" xlink:href="https://ev3-help-online.api.education.lego.com/Education/en-us/page.html?Path=blocks%2FLEGO%2FCommentBlock.html" text:style-name="Internet_20_link" text:visited-style-name="Visited_20_Internet_20_Link">Comment</text:a><text:tab/><text:tab/><text:span text:style-name="T153">use Java comments instead</text:span></text:p>
          <text:p text:style-name="P63"><text:a xlink:type="simple" xlink:href="https://ev3-help-online.api.education.lego.com/Education/en-us/page.html?Path=blocks%2FLEGO%2FKeepAlive.html" text:style-name="Internet_20_link" text:visited-style-name="Visited_20_Internet_20_Link">Keep Awake</text:a><text:tab/><text:tab/><text:span text:style-name="T135">not yet implemented</text:span></text:p>
          <text:p text:style-name="P63"><text:a xlink:type="simple" xlink:href="https://ev3-help-online.api.education.lego.com/Education/en-us/page.html?Path=blocks%2FLEGO%2FRawSensorValue.html" text:style-name="Internet_20_link" text:visited-style-name="Visited_20_Internet_20_Link">Raw Sensor Value</text:a><text:tab/><text:span text:style-name="T135">not implemented</text:span></text:p>
          <text:p text:style-name="Standard"><text:a xlink:type="simple" xlink:href="https://ev3-help-online.api.education.lego.com/Education/en-us/page.html?Path=blocks%2FLEGO%2FStopBlock.html" text:style-name="Internet_20_link" text:visited-style-name="Visited_20_Internet_20_Link">Stop</text:a><text:tab/><text:tab/><text:tab/><text:span text:style-name="T153">use System.exit method instead</text:span></text:p>
          <text:p text:style-name="P63"><text:a xlink:type="simple" xlink:href="https://ev3-help-online.api.education.lego.com/Education/en-us/page.html?Path=blocks%2FLEGO%2FInvertMotor.html" text:style-name="Internet_20_link" text:visited-style-name="Visited_20_Internet_20_Link">Invert Motor</text:a><text:tab/><text:tab/><text:span text:style-name="T135">not yet implemented</text:span></text:p>
          <text:p text:style-name="P63"><text:a xlink:type="simple" xlink:href="https://ev3-help-online.api.education.lego.com/Education/en-us/page.html?Path=blocks%2FLEGO%2FUnregulatedMotor.html" text:style-name="Internet_20_link" text:visited-style-name="Visited_20_Internet_20_Link">Unregulated Motor</text:a><text:tab/><text:span text:style-name="T135">not yet implemented</text:span></text:p>
        </text:section>
      </text:section>
      <text:p text:style-name="P6"/>
      <text:h text:style-name="Heading_20_3" text:outline-level="3"><text:span text:style-name="T48">Performance Hints</text:span><text:span text:style-name="T40"> </text:span></text:h>
      <text:p text:style-name="P116"><text:span text:style-name="T62">Since numeric operations in Java on the EV3 Brick are faster with </text:span><text:span text:style-name="T67">float</text:span><text:span text:style-name="T62"> numbers than </text:span><text:span text:style-name="T67">double</text:span><text:span text:style-name="T62"> numbers, </text:span><text:span text:style-name="T104">please </text:span><text:span text:style-name="T62">use </text:span><text:span text:style-name="T43">float</text:span><text:span text:style-name="T62"> </text:span><text:span text:style-name="T93">or </text:span><text:span text:style-name="T44">int</text:span><text:span text:style-name="T93"> </text:span><text:span text:style-name="T62">numbers whenever possible.</text:span></text:p>
      <text:p text:style-name="P117"><text:span text:style-name="T62">A</text:span><text:span text:style-name="T40">lso avoid excessive object creations, for example in loop bodies: Create the necessary objects or local variables outside of loops.</text:span></text:p>
      <text:p text:style-name="P7"/>
      <text:p text:style-name="P7"><text:soft-page-break/></text:p>
      <text:h text:style-name="Heading_20_3" text:outline-level="3">Logging Mechanism</text:h>
      <text:p text:style-name="P43">The LEGO 2 LeJOS EV3 Library uses the classes of the package <text:span text:style-name="T134">java.util.logging</text:span>, that come with the Java Runtime System, to write log, warning or error messages to <text:span text:style-name="T220">log </text:span>files. <text:span text:style-name="T220">You can use this logging mechanism for debugging, warning or error messages in your own classes as well.</text:span></text:p>
      <text:p text:style-name="P34">To <text:span text:style-name="T221">use</text:span> the logging mechanism it <text:span text:style-name="T221">should</text:span> be initialized as early in the program execution as possible. Here is an example:</text:p>
      <text:p text:style-name="P79"><text:span text:style-name="T162">import</text:span><text:span text:style-name="T23"> java.util.logging.Logger;</text:span></text:p>
      <text:p text:style-name="P81"><text:span text:style-name="T162">import</text:span><text:span text:style-name="T23"> lego2lejosev3.logging.Setup;</text:span></text:p>
      <text:p text:style-name="P129"/>
      <text:p text:style-name="P81"><text:span text:style-name="T162">public</text:span><text:span text:style-name="T23"> </text:span><text:span text:style-name="T162">class</text:span><text:span text:style-name="T23"> </text:span><text:span text:style-name="T34">Gripp3rM1</text:span><text:span text:style-name="T23"> {</text:span></text:p>
      <text:p text:style-name="P81"><text:span text:style-name="T23"><text:tab/></text:span><text:span text:style-name="T162">private</text:span><text:span text:style-name="T23"> </text:span><text:span text:style-name="T162">static</text:span><text:span text:style-name="T23"> Class&lt;?&gt; </text:span><text:span text:style-name="T184">clazz</text:span><text:span text:style-name="T23"> = </text:span><text:span text:style-name="T34">Gripp3rM1</text:span><text:span text:style-name="T23">.</text:span><text:span text:style-name="T162">class</text:span><text:span text:style-name="T23">;</text:span></text:p>
      <text:p text:style-name="P81"><text:span text:style-name="T23"><text:tab/></text:span><text:span text:style-name="T162">private</text:span><text:span text:style-name="T23"> </text:span><text:span text:style-name="T162">static</text:span><text:span text:style-name="T23"> </text:span><text:span text:style-name="T162">final</text:span><text:span text:style-name="T23"> Logger </text:span><text:span text:style-name="T179">log</text:span><text:span text:style-name="T23"> = Logger.</text:span><text:span text:style-name="T32">getLogger</text:span><text:span text:style-name="T23">(</text:span><text:span text:style-name="T184">clazz</text:span><text:span text:style-name="T23">.getName());</text:span></text:p>
      <text:p text:style-name="P129"/>
      <text:p text:style-name="P81"><text:span text:style-name="T23"><text:tab/></text:span><text:span text:style-name="T162">public</text:span><text:span text:style-name="T23"> </text:span><text:span text:style-name="T162">static</text:span><text:span text:style-name="T23"> </text:span><text:span text:style-name="T162">void</text:span><text:span text:style-name="T23"> main(String[] </text:span><text:span text:style-name="T197">args</text:span><text:span text:style-name="T23">) {</text:span></text:p>
      <text:p text:style-name="P81"><text:span text:style-name="T23"><text:tab/><text:tab/>Setup.</text:span><text:span text:style-name="T32">log2File</text:span><text:span text:style-name="T23">(</text:span><text:span text:style-name="T184">clazz</text:span><text:span text:style-name="T23">);</text:span></text:p>
      <text:p text:style-name="P81"><text:span text:style-name="T23"><text:tab/><text:tab/></text:span><text:span text:style-name="T179">log</text:span><text:span text:style-name="T23">.fine(</text:span><text:span text:style-name="T213">"Starting ..."</text:span><text:span text:style-name="T23">);</text:span></text:p>
      <text:p text:style-name="P129"><text:tab/><text:tab/>...</text:p>
      <text:p text:style-name="P81"><text:span text:style-name="T23"><text:tab/><text:tab/></text:span><text:span text:style-name="T179">log</text:span><text:span text:style-name="T23">.fine(</text:span><text:span text:style-name="T213">"The End"</text:span><text:span text:style-name="T23">);</text:span></text:p>
      <text:p text:style-name="P129"><text:tab/>}</text:p>
      <text:p text:style-name="P129">}</text:p>
      <text:p text:style-name="P129"/>
      <text:p text:style-name="Text_20_body">In this example the main class of the program <text:span text:style-name="T221">instantiates</text:span> a logger with the class’ name and initializes logging to files with the method <text:span text:style-name="T25">Setup.</text:span><text:span text:style-name="T33">log2File</text:span><text:span text:style-name="T25">(</text:span><text:span text:style-name="T185">clazz</text:span><text:span text:style-name="T25">)</text:span>. <text:span text:style-name="T221">This initialization only needs to be done once in a program at the beginning of the </text:span><text:span text:style-name="T222">main()</text:span><text:span text:style-name="T221"> method.</text:span><text:line-break/>Then you can use the logger’s methods, such as <text:span text:style-name="T25">fine()</text:span> to write messages to the log file.</text:p>
      <text:p text:style-name="P37">Other classes <text:span text:style-name="T221">just need to instantiate a logger with their class name to use its methods.</text:span></text:p>
      <text:p text:style-name="P36">The initialization sets a simple custom log formatter and configures the log files for 3 generations with a maximum of 2MBytes size each. Each run of the program starts a new <text:span text:style-name="T134">log file</text:span> <text:span text:style-name="T226">in the same directory where the program’s JAR file is located (/home/lejos/programs/)</text:span>. <text:span text:style-name="T227">You can download the log files with SCP or with the LeJOS EV3 Control Center.</text:span></text:p>
      <text:p text:style-name="P39"><text:span text:style-name="T223">For more information about the </text:span><text:span text:style-name="T139">java.util.logging</text:span><text:span text:style-name="T223"> package, see </text:span><text:a xlink:type="simple" xlink:href="https://docs.oracle.com/javase/7/docs/technotes/guides/logging/overview.html" text:style-name="Internet_20_link" text:visited-style-name="Visited_20_Internet_20_Link"><text:span text:style-name="T223">Java™ Logging Overview</text:span></text:a>.</text:p>
      <text:p text:style-name="Text_20_body"/>
      <text:p text:style-name="P7"/>
      <text:h text:style-name="P89" text:outline-level="3"/>
      <text:h text:style-name="P88" text:outline-level="3"><text:bookmark-start text:name="__RefHeading___Toc604_1145136116"/>MediumMotor Class<text:bookmark-end text:name="__RefHeading___Toc604_1145136116"/></text:h>
      <text:p text:style-name="Text_20_body">The Medium Motor <text:span text:style-name="T214">Block</text:span> controls the Medium Motor. You can turn the motor on or off, control its power level, or turn the motor on for a specified amount of time or rotations.</text:p>
      <text:p text:style-name="Text_20_body"><text:soft-page-break/>The MediumMotor class that implements this block needs to be instantiated <text:span text:style-name="T154">before its methods can be used</text:span>, for example at the beginning of the program:</text:p>
      <text:p text:style-name="Standard"><text:span text:style-name="T155">public</text:span><text:span text:style-name="T6"> </text:span><text:span text:style-name="T155">class</text:span><text:span text:style-name="T6"> Gripp3rM1 {</text:span></text:p>
      <text:p text:style-name="P66"><text:span text:style-name="T23"><text:tab/></text:span><text:span text:style-name="T162">static</text:span><text:span text:style-name="T23"> </text:span><text:span text:style-name="T162">final</text:span><text:span text:style-name="T23"> Port </text:span><text:span text:style-name="T179">gripMotorPort</text:span><text:span text:style-name="T23"> = MotorPort.</text:span><text:span text:style-name="T179">A</text:span><text:span text:style-name="T23">;</text:span></text:p>
      <text:p text:style-name="P68"/>
      <text:p text:style-name="Standard"><text:span text:style-name="T6"><text:tab/></text:span><text:span text:style-name="T162">public</text:span><text:span text:style-name="T23"> </text:span><text:span text:style-name="T162">static</text:span><text:span text:style-name="T23"> </text:span><text:span text:style-name="T162">void</text:span><text:span text:style-name="T23"> </text:span><text:span text:style-name="T26">main</text:span><text:span text:style-name="T23">(String[] </text:span><text:span text:style-name="T197">args</text:span><text:span text:style-name="T23">) {</text:span></text:p>
      <text:p text:style-name="Standard"><text:span text:style-name="T6"><text:tab/><text:tab/>MediumMotor </text:span><text:span text:style-name="T197">mot</text:span><text:span text:style-name="T23"> = </text:span><text:span text:style-name="T162">new</text:span><text:span text:style-name="T23"> MediumMotor(</text:span><text:span text:style-name="T179">gripMotorPort</text:span><text:span text:style-name="T23">);</text:span></text:p>
      <text:p text:style-name="P70"><text:tab/><text:tab/>...</text:p>
      <text:p text:style-name="Standard"><text:span text:style-name="T23"><text:tab/></text:span><text:span text:style-name="T24">}</text:span></text:p>
      <text:p text:style-name="P69">}</text:p>
      <text:p text:style-name="P69"/>
      <text:p text:style-name="Text_20_body">Several of the following programming blocks have <text:span text:style-name="T84">power</text:span><text:span text:style-name="T40"> or </text:span><text:span text:style-name="T84">brake</text:span><text:span text:style-name="T40"> at end inputs: </text:span></text:p>
      <text:p text:style-name="Text_20_body">You can control the speed and direction of the motor using the <text:span text:style-name="T147">power</text:span> input. The power input accepts a number from -100 to 100. A positive number turns the motor clockwise, and a negative number turns it counter-clockwise.</text:p>
      <text:p text:style-name="Text_20_body">If <text:span text:style-name="T147">brake</text:span> at end is true, the motor is stopped immediately. The motor will be held in its stopped position until another Motor block starts that motor, or until the program ends. If brake at end is false, power to the motor is simply turned off. The motor will coast using any remaining momentum until it stops, or until another Motor block starts.</text:p>
      <text:p text:style-name="Text_20_body"/>
      <text:p text:style-name="Heading"><text:span text:style-name="T40">Mode </text:span><text:span text:style-name="T42">On</text:span><text:span text:style-name="T40">: </text:span></text:p>
      <text:p text:style-name="P101">The On mode turns the motor on, then immediately continues to the next block in the program. <text:s/>The motor will run until it is stopped or changed by another block later in the program, or until the program ends. </text:p>
      <text:p text:style-name="P47"><text:span text:style-name="T92">Signature:<text:line-break/></text:span><text:span text:style-name="T167"><text:tab/><text:tab/>public</text:span><text:span text:style-name="T6"> </text:span><text:span text:style-name="T155">void</text:span><text:span text:style-name="T6"> motorOn(</text:span><text:span text:style-name="T155">int</text:span><text:span text:style-name="T6"> </text:span><text:span text:style-name="T187">power</text:span><text:span text:style-name="T6">)</text:span><text:span text:style-name="T40"><text:line-break/></text:span><text:span text:style-name="T61">Example:<text:line-break/></text:span><text:span text:style-name="T40"><text:tab/><text:tab/></text:span><text:span text:style-name="T192">mot</text:span><text:span text:style-name="T6">.motorOn(-75</text:span><text:span text:style-name="T15">);</text:span></text:p>
      <text:p text:style-name="P73"/>
      <text:p text:style-name="Heading"><text:span text:style-name="T40">Mode </text:span><text:span text:style-name="T42">Off</text:span><text:span text:style-name="T40">:</text:span></text:p>
      <text:p text:style-name="P2">The Off mode turns the motor off. It is usually used to stop a motor that was started by the On mode. <text:s/></text:p>
      <text:p text:style-name="P19"><text:span text:style-name="T40">Signature:<text:line-break/><text:tab/><text:tab/></text:span><text:span text:style-name="T164">public</text:span><text:span text:style-name="T6"> </text:span><text:span text:style-name="T155">void</text:span><text:span text:style-name="T6"> motorOff(</text:span><text:span text:style-name="T155">boolean</text:span><text:span text:style-name="T6"> </text:span><text:span text:style-name="T187">brake</text:span><text:span text:style-name="T6">)</text:span></text:p>
      <text:p text:style-name="P20"><text:span text:style-name="T61">Example:<text:line-break/></text:span><text:span text:style-name="T40"><text:tab/><text:tab/></text:span><text:span text:style-name="T193">mot</text:span><text:span text:style-name="T15">.motorOff(true);</text:span></text:p>
      <text:p text:style-name="P74"/>
      <text:p text:style-name="Heading"><text:soft-page-break/>Mode <text:span text:style-name="T124">On For Seconds</text:span>:</text:p>
      <text:p text:style-name="P13">On for Seconds turns the motor on for the number of seconds in the <text:span text:style-name="T137">period</text:span> input, then turns it off. The block will wait until the time has passed before the program will continue to the next block. Use <text:span text:style-name="T137">t</text:span><text:span text:style-name="T134">rue</text:span> for <text:span text:style-name="T137">b</text:span><text:span text:style-name="T134">rake</text:span> at <text:span text:style-name="T217">e</text:span>nd to stop the motor after exactly the specified number of seconds. </text:p>
      <text:p text:style-name="P19">Signature:<text:line-break/><text:tab/><text:span text:style-name="T155">public</text:span><text:span text:style-name="T6"> </text:span><text:span text:style-name="T155">void</text:span><text:span text:style-name="T6"> motorOnForSeconds(</text:span><text:span text:style-name="T155">int</text:span><text:span text:style-name="T6"> </text:span><text:span text:style-name="T187">power</text:span><text:span text:style-name="T6">, </text:span><text:span text:style-name="T155">float</text:span><text:span text:style-name="T6"> </text:span><text:span text:style-name="T187">period</text:span><text:span text:style-name="T6">, </text:span><text:span text:style-name="T155">boolean</text:span><text:span text:style-name="T6"> </text:span><text:span text:style-name="T187">brake</text:span><text:span text:style-name="T6">)</text:span></text:p>
      <text:p text:style-name="P12">Example:<text:line-break/><text:tab/><text:span text:style-name="T187">mot</text:span><text:span text:style-name="T6">.motorOnForSeconds(100, 0.9F, </text:span><text:span text:style-name="T155">true</text:span><text:span text:style-name="T6">);</text:span></text:p>
      <text:p text:style-name="P56"/>
      <text:p text:style-name="Heading">Mode <text:span text:style-name="T124">On For Degrees</text:span>:</text:p>
      <text:p text:style-name="P18">On for Degrees turns the motor on for the number of degrees specified in the <text:span text:style-name="T137">d</text:span><text:span text:style-name="T134">egrees</text:span> input, then turns it off. 360 degrees results in one full turn or rotation of the motor. Use <text:span text:style-name="T137">t</text:span><text:span text:style-name="T134">rue</text:span> for <text:span text:style-name="T137">b</text:span><text:span text:style-name="T134">rake</text:span> at <text:span text:style-name="T217">e</text:span>nd to stop the motor after exactly the specified number of degrees.</text:p>
      <text:p text:style-name="P18"><text:span text:style-name="T216">Signature:<text:line-break/><text:tab/></text:span><text:span text:style-name="T155">public</text:span><text:span text:style-name="T6"> </text:span><text:span text:style-name="T155">void</text:span><text:span text:style-name="T6"> motorOnForDegrees(</text:span><text:span text:style-name="T155">int</text:span><text:span text:style-name="T6"> </text:span><text:span text:style-name="T187">power</text:span><text:span text:style-name="T6">, </text:span><text:span text:style-name="T155">int</text:span><text:span text:style-name="T6"> </text:span><text:span text:style-name="T187">degrees</text:span><text:span text:style-name="T6">, </text:span><text:span text:style-name="T155">boolean</text:span><text:span text:style-name="T6"> </text:span><text:span text:style-name="T187">brake</text:span><text:span text:style-name="T6">)</text:span> </text:p>
      <text:p text:style-name="P12">Example:<text:line-break/><text:span text:style-name="T23"><text:tab/></text:span><text:span text:style-name="T197">mot</text:span><text:span text:style-name="T23">.motorOnForDegrees(100, 850, </text:span><text:span text:style-name="T162">true</text:span><text:span text:style-name="T23">);</text:span></text:p>
      <text:p text:style-name="P64"/>
      <text:p text:style-name="P50">Mode <text:span text:style-name="T124">On For Rotations</text:span>:</text:p>
      <text:p text:style-name="P14"><text:span text:style-name="T206">On for Rotations turns the motor on for the number of rotations in the </text:span><text:span text:style-name="T136">rotations</text:span><text:span text:style-name="T206"> input, then turns it off. Use </text:span><text:span text:style-name="T136">true</text:span><text:span text:style-name="T206"> for </text:span><text:span text:style-name="T136">brake</text:span><text:span text:style-name="T206"> at end to stop the motor after exactly the specified number of rotations. </text:span></text:p>
      <text:p text:style-name="P19">Signature:<text:line-break/><text:tab/><text:span text:style-name="T155">public</text:span><text:span text:style-name="T6"> </text:span><text:span text:style-name="T155">void</text:span><text:span text:style-name="T6"> motorOnForRotations(</text:span><text:span text:style-name="T155">int</text:span><text:span text:style-name="T6"> </text:span><text:span text:style-name="T187">power</text:span><text:span text:style-name="T6">, </text:span><text:span text:style-name="T155">int</text:span><text:span text:style-name="T6"> </text:span><text:span text:style-name="T187">rotations</text:span><text:span text:style-name="T6">, </text:span><text:span text:style-name="T155">boolean</text:span><text:span text:style-name="T6"> </text:span><text:span text:style-name="T187">brake</text:span><text:span text:style-name="T6">)</text:span></text:p>
      <text:p text:style-name="P15">Example:<text:line-break/><text:span text:style-name="T23"><text:tab/></text:span><text:span text:style-name="T197">mot</text:span><text:span text:style-name="T23">.motorOnForRotations(75, 3, </text:span><text:span text:style-name="T162">true</text:span><text:span text:style-name="T23">);</text:span></text:p>
      <text:p text:style-name="P65"/>
      <text:p text:style-name="P65"/>
      <text:p text:style-name="P65"/>
      <text:h text:style-name="Heading_20_3" text:outline-level="3"><text:bookmark-start text:name="__RefHeading___Toc612_1145136116"/>LargeMotor Class<text:bookmark-end text:name="__RefHeading___Toc612_1145136116"/></text:h>
      <text:p text:style-name="P29">The Large Motor block controls a Large Motor. You can turn a motor on or off, control its power level, or turn the motor on for a specified amount of time or rotation.</text:p>
      <text:p text:style-name="P16"><text:span text:style-name="T1">The </text:span><text:span text:style-name="T3">Large</text:span><text:span text:style-name="T1">Motor class that implements this block </text:span><text:span text:style-name="T3">has the same methods as the </text:span><text:span text:style-name="T3"><text:bookmark-ref text:reference-format="text" text:ref-name="__RefHeading___Toc604_1145136116">MediumMotor Class</text:bookmark-ref></text:span><text:span text:style-name="T3">.</text:span></text:p>
      <text:p text:style-name="P30"/>
      <text:p text:style-name="P30"/>
      <text:h text:style-name="Heading_20_3" text:outline-level="3"><text:bookmark-start text:name="__RefHeading___Toc620_1145136116"/><text:soft-page-break/>MoveSteering Class<text:bookmark-end text:name="__RefHeading___Toc620_1145136116"/></text:h>
      <text:p text:style-name="P27"><text:span text:style-name="T215">T</text:span>he Move Steering block can make your robot drive forward, backward, turn, or stop. You can adjust the steering to make your robot go straight, drive in arcs, or make tight turns.<text:line-break/>Use the Move Steering block for robot vehicles that have two Large Motors, with one motor driving the left side of the vehicle and the other the right side. The Move Steering block will control both motors at the same time, to drive your vehicle in the direction that you choose. </text:p>
      <text:p text:style-name="P48">The M<text:span text:style-name="T215">oveSteering</text:span> class that implements this block needs to be instantiated <text:span text:style-name="T154">before its methods can be used</text:span>, for example at the beginning of the program:</text:p>
      <text:p text:style-name="P67"><text:span text:style-name="T163">public</text:span><text:span text:style-name="T23"> </text:span><text:span text:style-name="T162">class</text:span><text:span text:style-name="T23"> Gripp3rM2 {</text:span></text:p>
      <text:p text:style-name="P67"><text:span text:style-name="T22"><text:tab/></text:span><text:span text:style-name="T162">static</text:span><text:span text:style-name="T23"> </text:span><text:span text:style-name="T162">final</text:span><text:span text:style-name="T23"> Port </text:span><text:span text:style-name="T179">leftMotorPort</text:span><text:span text:style-name="T23"> = MotorPort.</text:span><text:span text:style-name="T179">B</text:span><text:span text:style-name="T23">;</text:span></text:p>
      <text:p text:style-name="P81"><text:span text:style-name="T23"><text:tab/></text:span><text:span text:style-name="T162">static</text:span><text:span text:style-name="T23"> </text:span><text:span text:style-name="T162">final</text:span><text:span text:style-name="T23"> Port </text:span><text:span text:style-name="T179">rightMotorPort</text:span><text:span text:style-name="T23"> = MotorPort.</text:span><text:span text:style-name="T179">C</text:span><text:span text:style-name="T23">;</text:span></text:p>
      <text:p text:style-name="P75"/>
      <text:p text:style-name="P67"><text:span text:style-name="T22"><text:tab/></text:span><text:span text:style-name="T162">public</text:span><text:span text:style-name="T23"> </text:span><text:span text:style-name="T162">static</text:span><text:span text:style-name="T23"> </text:span><text:span text:style-name="T162">void</text:span><text:span text:style-name="T23"> main(String[] </text:span><text:span text:style-name="T197">args</text:span><text:span text:style-name="T23">) {</text:span></text:p>
      <text:p text:style-name="P67"><text:span text:style-name="T6"><text:tab/><text:tab/>MoveSteering </text:span><text:span text:style-name="T197">mst</text:span><text:span text:style-name="T23"> = </text:span><text:span text:style-name="T162">new</text:span><text:span text:style-name="T23"> MoveSteering(</text:span><text:span text:style-name="T179">leftMotorPort</text:span><text:span text:style-name="T23">, </text:span><text:span text:style-name="T179">rightMotorPort</text:span><text:span text:style-name="T23">);</text:span></text:p>
      <text:p text:style-name="P71"><text:tab/><text:tab/>...</text:p>
      <text:p text:style-name="P67"><text:span text:style-name="T1"><text:tab/></text:span><text:span text:style-name="T4">}</text:span></text:p>
      <text:p text:style-name="P76">}</text:p>
      <text:p text:style-name="P76"/>
      <text:p text:style-name="P31">Several of the following programming blocks have <text:span text:style-name="T84">power</text:span><text:span text:style-name="T96">, </text:span><text:span text:style-name="T85">steering</text:span><text:span text:style-name="T40"> or </text:span><text:span text:style-name="T84">brake</text:span><text:span text:style-name="T40"> at end inputs: </text:span></text:p>
      <text:p text:style-name="P31"><text:span text:style-name="T40">You can control the speed and direction of the motors using the </text:span><text:span text:style-name="T70">p</text:span><text:span text:style-name="T66">ower</text:span><text:span text:style-name="T40"> and </text:span><text:span text:style-name="T70">s</text:span><text:span text:style-name="T66">teering</text:span><text:span text:style-name="T40"> inputs. The </text:span><text:span text:style-name="T86">p</text:span><text:span text:style-name="T84">ower</text:span><text:span text:style-name="T40"> input accepts a number from -100 to 100. Positive and negative numbers for </text:span><text:span text:style-name="T70">p</text:span><text:span text:style-name="T66">ower</text:span><text:span text:style-name="T40"> make the </text:span><text:span text:style-name="T97">m</text:span><text:span text:style-name="T40">otor turn in different directions. </text:span></text:p>
      <text:p text:style-name="P31"><text:span text:style-name="T40">The </text:span><text:span text:style-name="T86">s</text:span><text:span text:style-name="T84">teering</text:span><text:span text:style-name="T40"> input accepts a number from -100 to 100. A value of 0 (zero) will make your robot drive straight. A positive number (greater than zero) will make your robot turn to the right, and a negative number will make your robot turn to the left. The farther the steering value is from zero, the tighter the turn will be. </text:span></text:p>
      <text:p text:style-name="P31"><text:span text:style-name="T98">If </text:span><text:span text:style-name="T86">b</text:span><text:span text:style-name="T87">rake</text:span><text:span text:style-name="T98"> at </text:span><text:span text:style-name="T99">e</text:span><text:span text:style-name="T98">nd is </text:span><text:span text:style-name="T70">t</text:span><text:span text:style-name="T71">rue</text:span><text:span text:style-name="T98">, the motors are stopped immediately. The motors will be held in their stopped position until another Move or Motor block starts them, or until the program ends. If </text:span><text:span text:style-name="T70">b</text:span><text:span text:style-name="T71">rake</text:span><text:span text:style-name="T98"> at </text:span><text:span text:style-name="T99">e</text:span><text:span text:style-name="T98">nd is </text:span><text:span text:style-name="T70">f</text:span><text:span text:style-name="T71">alse</text:span><text:span text:style-name="T98">, power to the motors is simply turned off. The motors will coast using any remaining momentum until they stop, or until another Move or Motor block starts.</text:span></text:p>
      <text:p text:style-name="P76"/>
      <text:p text:style-name="P51"><text:span text:style-name="T53">Mode </text:span><text:span text:style-name="T42">On</text:span><text:span text:style-name="T53">:</text:span></text:p>
      <text:p text:style-name="P102">The On mode turns both motors on, then immediately continues to the next block in the program. <text:line-break/> The motors will run until they are stopped or changed by another block later in the program, or until the program ends. </text:p>
      <text:p text:style-name="P19"><text:span text:style-name="T54">S</text:span><text:span text:style-name="T53">ignature:<text:line-break/></text:span><text:span text:style-name="T172"><text:tab/></text:span><text:span text:style-name="T165">public</text:span><text:span text:style-name="T6"> </text:span><text:span text:style-name="T155">void</text:span><text:span text:style-name="T6"> motorsOn(</text:span><text:span text:style-name="T155">int</text:span><text:span text:style-name="T6"> </text:span><text:span text:style-name="T187">steering</text:span><text:span text:style-name="T6">, </text:span><text:span text:style-name="T155">int</text:span><text:span text:style-name="T6"> </text:span><text:span text:style-name="T187">power</text:span><text:span text:style-name="T6">)</text:span></text:p>
      <text:p text:style-name="P17"><text:span text:style-name="T54">E</text:span><text:span text:style-name="T53">xample:<text:line-break/></text:span><text:span text:style-name="T21"><text:tab/></text:span><text:span text:style-name="T197">mst</text:span><text:span text:style-name="T23">.motorsOn(0, 75);</text:span></text:p>
      <text:p text:style-name="P57"><text:soft-page-break/></text:p>
      <text:p text:style-name="P52"><text:span text:style-name="T53">Mode </text:span><text:span text:style-name="T42">Off</text:span><text:span text:style-name="T53">:</text:span></text:p>
      <text:p text:style-name="P104">The Off mode turns both motors off. Use the Off mode to stop a robot that was started by the On mode earlier in the program. See the example above.<text:line-break/> </text:p>
      <text:p text:style-name="P19"><text:span text:style-name="T55">S</text:span><text:span text:style-name="T53">ignature:<text:line-break/></text:span><text:span text:style-name="T172"><text:tab/></text:span><text:span text:style-name="T165">public</text:span><text:span text:style-name="T6"> </text:span><text:span text:style-name="T155">void</text:span><text:span text:style-name="T6"> motorsOff(</text:span><text:span text:style-name="T155">boolean</text:span><text:span text:style-name="T6"> </text:span><text:span text:style-name="T187">brake</text:span><text:span text:style-name="T6">)</text:span></text:p>
      <text:p text:style-name="P19"><text:span text:style-name="T55">E</text:span><text:span text:style-name="T53">xample:<text:line-break/></text:span><text:span text:style-name="T21"><text:tab/></text:span><text:span text:style-name="T198">mst</text:span><text:span text:style-name="T23">.motorsOff(</text:span><text:span text:style-name="T162">true</text:span><text:span text:style-name="T23">);</text:span></text:p>
      <text:p text:style-name="P58"/>
      <text:p text:style-name="P53"><text:span text:style-name="T53">Mode </text:span><text:span text:style-name="T42">On For Seconds</text:span><text:span text:style-name="T53">:</text:span></text:p>
      <text:p text:style-name="P21"><text:span text:style-name="T56">On for Seconds turns both motors on for the number of seconds in the </text:span><text:span text:style-name="T63">period</text:span><text:span text:style-name="T56"> input, then turns them off. The block will wait until the time has passed before the program will continue to the next block. Use Brake at End to stop your robot after exactly the specified number of seconds.</text:span></text:p>
      <text:p text:style-name="P21"><text:span text:style-name="T57">Signature:<text:line-break/><text:tab/></text:span><text:span text:style-name="T166">public</text:span><text:span text:style-name="T6"> </text:span><text:span text:style-name="T155">void</text:span><text:span text:style-name="T6"> motorsOnForSeconds(</text:span><text:span text:style-name="T155">int</text:span><text:span text:style-name="T6"> </text:span><text:span text:style-name="T187">steering</text:span><text:span text:style-name="T6">, </text:span><text:span text:style-name="T155">int</text:span><text:span text:style-name="T6"> </text:span><text:span text:style-name="T187">power</text:span><text:span text:style-name="T6">, </text:span><text:span text:style-name="T155">float</text:span><text:span text:style-name="T6"> </text:span><text:span text:style-name="T187">period</text:span><text:span text:style-name="T6">, </text:span><text:span text:style-name="T155">boolean</text:span><text:span text:style-name="T6"> </text:span><text:span text:style-name="T187">brake</text:span><text:span text:style-name="T6">)</text:span><text:span text:style-name="T56"> </text:span></text:p>
      <text:p text:style-name="P21"><text:span text:style-name="T56">E</text:span><text:span text:style-name="T57">xample:<text:line-break/><text:tab/></text:span><text:span text:style-name="T195">mst</text:span><text:span text:style-name="T6">.motorsOnForSeconds(0, -75, 2.0F, </text:span><text:span text:style-name="T155">true</text:span><text:span text:style-name="T6">);</text:span></text:p>
      <text:p text:style-name="P32"/>
      <text:h text:style-name="Heading_20_3" text:outline-level="3"><text:span text:style-name="T53">Mode </text:span><text:span text:style-name="T40">On For Degrees:</text:span></text:h>
      <text:p text:style-name="P21"><text:span text:style-name="T57">On for Degrees turns both motors on, waits until one of them has turned for the number of degrees of rotation in the </text:span><text:span text:style-name="T63">d</text:span><text:span text:style-name="T64">egrees</text:span><text:span text:style-name="T57"> input, and then turns both motors off. This can be used to make your robot travel a specific distance or turn a specific amount. 360 degrees of rotation corresponds to one full turn of a motor.</text:span><text:span text:style-name="T54"> </text:span><text:span text:style-name="T57">Use </text:span><text:span text:style-name="T63">b</text:span><text:span text:style-name="T64">rake</text:span><text:span text:style-name="T57"> at </text:span><text:span text:style-name="T58">e</text:span><text:span text:style-name="T57">nd to stop your robot after exactly the specified number of degrees. </text:span></text:p>
      <text:p text:style-name="P21"><text:span text:style-name="T57">Signature:<text:line-break/><text:tab/></text:span><text:span text:style-name="T165">public</text:span><text:span text:style-name="T6"> </text:span><text:span text:style-name="T155">void</text:span><text:span text:style-name="T6"> motorsOnForDegrees(</text:span><text:span text:style-name="T155">int</text:span><text:span text:style-name="T6"> </text:span><text:span text:style-name="T187">steering</text:span><text:span text:style-name="T6">, </text:span><text:span text:style-name="T155">int</text:span><text:span text:style-name="T6"> </text:span><text:span text:style-name="T187">power</text:span><text:span text:style-name="T6">, </text:span><text:span text:style-name="T155">int</text:span><text:span text:style-name="T6"> </text:span><text:span text:style-name="T187">degrees</text:span><text:span text:style-name="T6">, </text:span><text:span text:style-name="T155">boolean</text:span><text:span text:style-name="T6"> </text:span><text:span text:style-name="T187">brake</text:span><text:span text:style-name="T6">)</text:span></text:p>
      <text:p text:style-name="P21"><text:span text:style-name="T40">Example:</text:span><text:span text:style-name="T20"><text:line-break/></text:span><text:span text:style-name="T40"><text:tab/></text:span><text:span text:style-name="T196">mst</text:span><text:span text:style-name="T6">.motorsOnForDegrees(100, 75, 850, </text:span><text:span text:style-name="T155">true</text:span><text:span text:style-name="T6">);</text:span></text:p>
      <text:p text:style-name="P32"/>
      <text:p text:style-name="Heading">Mode <text:span text:style-name="T124">On For Rotations</text:span>:</text:p>
      <text:p text:style-name="P22">On for Rotations turns both motors on, waits until one of them has turned for the number of rotations in the <text:span text:style-name="T138">r</text:span><text:span text:style-name="T134">otations</text:span> input, then turns both motors off. This can be used to make your robot travel a specific distance or turn a specific amount.<text:span text:style-name="T54"> </text:span>Use <text:span text:style-name="T138">b</text:span><text:span text:style-name="T134">rake</text:span> at <text:span text:style-name="T218">e</text:span>nd to stop your robot after exactly the specified number of motor rotations. </text:p>
      <text:p text:style-name="P23"><text:soft-page-break/>Signature:<text:line-break/><text:tab/><text:span text:style-name="T173">public</text:span><text:span text:style-name="T35"> </text:span><text:span text:style-name="T173">void</text:span><text:span text:style-name="T35"> motorsOnForRotations(</text:span><text:span text:style-name="T173">int</text:span><text:span text:style-name="T35"> </text:span><text:span text:style-name="T200">steering</text:span><text:span text:style-name="T35">, </text:span><text:span text:style-name="T173">int</text:span><text:span text:style-name="T35"> </text:span><text:span text:style-name="T200">power</text:span><text:span text:style-name="T35">, </text:span><text:span text:style-name="T173">int</text:span><text:span text:style-name="T35"> </text:span><text:span text:style-name="T200">rotations</text:span><text:span text:style-name="T35">, </text:span><text:span text:style-name="T173">boolean</text:span><text:span text:style-name="T35"> </text:span><text:span text:style-name="T200">brake</text:span><text:span text:style-name="T35">)</text:span></text:p>
      <text:p text:style-name="P22">Example:<text:span text:style-name="T7"><text:line-break/></text:span><text:tab/><text:span text:style-name="T188">mst</text:span><text:span text:style-name="T7">.motorsOnForRotations(0, 75, 3, </text:span><text:span text:style-name="T156">true</text:span><text:span text:style-name="T7">);</text:span></text:p>
      <text:p text:style-name="Text_20_body"/>
      <text:p text:style-name="Text_20_body"/>
      <text:h text:style-name="P88" text:outline-level="3"><text:bookmark-start text:name="__RefHeading___Toc1888_108391516"/>Display Class<text:bookmark-end text:name="__RefHeading___Toc1888_108391516"/></text:h>
      <text:p text:style-name="P111">The Display block can display text or graphics on the EV3 Brick display. </text:p>
      <text:p text:style-name="P118"><text:span text:style-name="T40">Many of the Display block modes use </text:span><text:span text:style-name="T91">x</text:span><text:span text:style-name="T40"> and </text:span><text:span text:style-name="T91">y</text:span><text:span text:style-name="T40"> coordinates to specify where to draw an item. The coordinates specify a pixel position on the EV3 Brick display. The position (0, 0) is at the upper left corner of the display. <text:line-break/>The display is 178 pixels wide and 128 pixels high. X coordinate values range from 0 at the left of the display to 177 at the right. Y coordinate values range from 0 at the top to 127 at the bottom. </text:span></text:p>
      <text:p text:style-name="P110">Some of the Display block modes use the <text:span text:style-name="T149">c</text:span><text:span text:style-name="T147">olor</text:span> Input to choose the color of the text. If you choose <text:span text:style-name="T229">Display.COLOR_BLACK (= false)</text:span>, the text will display in black on a white background. If you choose <text:span text:style-name="T229">Display.COLOR_</text:span>W<text:span text:style-name="T229">HITE (= true)</text:span>, the text will display in white on a black background.</text:p>
      <text:p text:style-name="P110"><text:span text:style-name="T40">Some of the Display block modes use the </text:span><text:span text:style-name="T148">f</text:span><text:span text:style-name="T147">ont</text:span><text:span text:style-name="T40"> input to choose from different typefaces: <text:line-break/></text:span><text:span text:style-name="T229">Display.FONT_</text:span><text:span text:style-name="T40">N</text:span><text:span text:style-name="T229">ORMAL<text:tab/>(= 0): </text:span><text:span text:style-name="T40">LeJOS shows a 10x16 pixel font, <text:line-break/></text:span><text:span text:style-name="T229">Display.FONT_BOLD<text:tab/>(= 1): LeJOS shows a 10x16 pixel font,</text:span><text:span text:style-name="T40"><text:line-break/></text:span><text:span text:style-name="T229">Display.FONT_LARGE<text:tab/>(= 2): LeJOS shows a 20x32 pixel font,<text:line-break/>Display.FONT_SMALL<text:tab/>(= 3): LeJOS shows a 6x8 pixel font.</text:span><text:span text:style-name="T40"> <text:line-break/></text:span><text:span text:style-name="T142">Note1:</text:span><text:span text:style-name="T229"> Since LeJOS EV3 does not support a bold font, the normal and bold fonts are the same.<text:line-break/></text:span><text:span text:style-name="T142">Note2:</text:span><text:span text:style-name="T229"> LeJOS EV3 additionally supports a small font.</text:span></text:p>
      <text:p text:style-name="P2"/>
      <text:p text:style-name="P91">Mode <text:span text:style-name="T128">Text-Pixels</text:span>:</text:p>
      <text:p text:style-name="P111">The Text-Pixels mode can display text at any location on the EV3 Brick display.</text:p>
      <text:p text:style-name="P118">The <text:span text:style-name="T143">t</text:span><text:span text:style-name="T134">ext</text:span> input contains the text <text:span text:style-name="T134">string</text:span> <text:span text:style-name="T230">or an </text:span><text:span text:style-name="T144">integer</text:span><text:span text:style-name="T230"> or </text:span><text:span text:style-name="T144">float</text:span><text:span text:style-name="T230"> number </text:span>to display. <text:line-break/><text:span text:style-name="T40">If </text:span><text:span text:style-name="T68">c</text:span><text:span text:style-name="T75">lrScr</text:span><text:span text:style-name="T40"> is </text:span><text:span text:style-name="T69">t</text:span><text:span text:style-name="T66">rue</text:span><text:span text:style-name="T40">, the display will be cleared before the </text:span><text:span text:style-name="T105">text</text:span><text:span text:style-name="T40"> is d</text:span><text:span text:style-name="T105">isplayed</text:span><text:span text:style-name="T40">. </text:span><text:line-break/>The <text:span text:style-name="T143">x</text:span> and <text:span text:style-name="T143">y</text:span> inputs specify the <text:span text:style-name="T231">d</text:span>isplay <text:span text:style-name="T231">c</text:span>oordinates of the starting point of the text, which is the upper-left corner of the displayed text. </text:p>
      <text:p text:style-name="P118"><text:span text:style-name="T231">Signatures:<text:line-break/></text:span><text:span text:style-name="T174">public</text:span><text:span text:style-name="T36"> </text:span><text:span text:style-name="T174">static</text:span><text:span text:style-name="T36"> </text:span><text:span text:style-name="T174">void</text:span><text:span text:style-name="T36"> textPixels(String </text:span><text:span text:style-name="T201">text</text:span><text:span text:style-name="T36">, </text:span><text:span text:style-name="T174">boolean</text:span><text:span text:style-name="T36"> </text:span><text:span text:style-name="T202">clrScr</text:span><text:span text:style-name="T36">, </text:span><text:span text:style-name="T174">int</text:span><text:span text:style-name="T36"> </text:span><text:span text:style-name="T201">x</text:span><text:span text:style-name="T36">, </text:span><text:span text:style-name="T174">int</text:span><text:span text:style-name="T36"> </text:span><text:span text:style-name="T201">y</text:span><text:span text:style-name="T36">, </text:span><text:span text:style-name="T174">boolean</text:span><text:span text:style-name="T36"> </text:span><text:span text:style-name="T201">color</text:span><text:span text:style-name="T36">, </text:span><text:span text:style-name="T174">int</text:span><text:span text:style-name="T36"> </text:span><text:span text:style-name="T201">font</text:span><text:span text:style-name="T36">)<text:line-break/></text:span><text:span text:style-name="T174">public</text:span><text:span text:style-name="T36"> </text:span><text:span text:style-name="T174">static</text:span><text:span text:style-name="T36"> </text:span><text:span text:style-name="T174">void</text:span><text:span text:style-name="T36"> textPixels(</text:span><text:span text:style-name="T174">int</text:span><text:span text:style-name="T36"> </text:span><text:span text:style-name="T201">number</text:span><text:span text:style-name="T36">, </text:span><text:span text:style-name="T174">boolean</text:span><text:span text:style-name="T36"> </text:span><text:span text:style-name="T202">clrScr</text:span><text:span text:style-name="T36">, </text:span><text:span text:style-name="T174">int</text:span><text:span text:style-name="T36"> </text:span><text:span text:style-name="T201">x</text:span><text:span text:style-name="T36">, </text:span><text:span text:style-name="T174">int</text:span><text:span text:style-name="T36"> </text:span><text:span text:style-name="T201">y</text:span><text:span text:style-name="T36">, </text:span><text:span text:style-name="T174">boolean</text:span><text:span text:style-name="T36"> </text:span><text:span text:style-name="T201">color</text:span><text:span text:style-name="T36">, </text:span><text:span text:style-name="T174">int</text:span><text:span text:style-name="T36"> </text:span><text:span text:style-name="T201">font</text:span><text:span text:style-name="T36">)<text:line-break/></text:span><text:span text:style-name="T174">public</text:span><text:span text:style-name="T36"> </text:span><text:span text:style-name="T174">static</text:span><text:span text:style-name="T36"> </text:span><text:span text:style-name="T174">void</text:span><text:span text:style-name="T36"> textPixels(</text:span><text:span text:style-name="T174">float</text:span><text:span text:style-name="T36"> </text:span><text:span text:style-name="T201">number</text:span><text:span text:style-name="T36">, </text:span><text:span text:style-name="T174">boolean</text:span><text:span text:style-name="T36"> </text:span><text:span text:style-name="T202">clrScr</text:span><text:span text:style-name="T36">,</text:span><text:span text:style-name="T174">int</text:span><text:span text:style-name="T36"> </text:span><text:span text:style-name="T201">x</text:span><text:span text:style-name="T36">, </text:span><text:span text:style-name="T174">int</text:span><text:span text:style-name="T36"> </text:span><text:span text:style-name="T201">y</text:span><text:span text:style-name="T36">, </text:span><text:span text:style-name="T174">boolean</text:span><text:span text:style-name="T36"> </text:span><text:span text:style-name="T201">color</text:span><text:span text:style-name="T36">, </text:span><text:span text:style-name="T174">int</text:span><text:span text:style-name="T36"> </text:span><text:span text:style-name="T201">font</text:span><text:span text:style-name="T36">)</text:span></text:p>
      <text:p text:style-name="P118"><text:soft-page-break/><text:span text:style-name="T231">Examples:<text:line-break/><text:tab/></text:span><text:span text:style-name="T27">Display</text:span><text:span text:style-name="T10">.</text:span><text:span text:style-name="T30">textPixels</text:span><text:span text:style-name="T10">(</text:span><text:span text:style-name="T207">"</text:span><text:span text:style-name="T209">EV3</text:span><text:span text:style-name="T207">"</text:span><text:span text:style-name="T10">, </text:span><text:span text:style-name="T159">true</text:span><text:span text:style-name="T10">, 80, 50, </text:span><text:span text:style-name="T159">false</text:span><text:span text:style-name="T10">, 2);<text:line-break/></text:span><text:tab/><text:span text:style-name="T10">Display.</text:span><text:span text:style-name="T28">textPixels</text:span><text:span text:style-name="T6">(</text:span><text:span text:style-name="T186">steps</text:span><text:span text:style-name="T6">, </text:span><text:span text:style-name="T155">true</text:span><text:span text:style-name="T6">, 80, 50, Display.</text:span><text:span text:style-name="T183">COLOR_BLACK</text:span><text:span text:style-name="T6">, Display.</text:span><text:span text:style-name="T180">FONT_LARGE</text:span><text:span text:style-name="T6">);</text:span></text:p>
      <text:p text:style-name="P112"/>
      <text:p text:style-name="P92">Mode <text:span text:style-name="T124">Text-</text:span><text:span text:style-name="T129">Grid</text:span>:</text:p>
      <text:p text:style-name="P112">The Text-Grid mode displays text aligned to a grid of rows and columns. This makes it easy to display and align multiple lines of text. The height of a row is enough space to display a line of text in the <text:span text:style-name="T232">n</text:span>ormal font, and each character in these fonts is one column wide.</text:p>
      <text:p text:style-name="P118"><text:span text:style-name="T106">The </text:span><text:span text:style-name="T75">text</text:span><text:span text:style-name="T106"> input contains the text </text:span><text:span text:style-name="T75">string</text:span><text:span text:style-name="T106"> </text:span><text:span text:style-name="T107">or an </text:span><text:span text:style-name="T76">integer</text:span><text:span text:style-name="T107"> or </text:span><text:span text:style-name="T76">float</text:span><text:span text:style-name="T107"> number </text:span><text:span text:style-name="T106">to display. <text:line-break/>If </text:span><text:span text:style-name="T68">c</text:span><text:span text:style-name="T75">lrScr</text:span><text:span text:style-name="T106"> is </text:span><text:span text:style-name="T69">t</text:span><text:span text:style-name="T75">rue</text:span><text:span text:style-name="T106">, the display will be cleared before the </text:span><text:span text:style-name="T105">text</text:span><text:span text:style-name="T106"> is d</text:span><text:span text:style-name="T105">isplayed</text:span><text:span text:style-name="T106">. <text:line-break/>The </text:span><text:span text:style-name="T77">c</text:span><text:span text:style-name="T75">olumn</text:span><text:span text:style-name="T106"> </text:span><text:span text:style-name="T108">(x)</text:span><text:span text:style-name="T106"> input specifies the starting column (horizontal position) for the text. Each column is </text:span><text:span text:style-name="T109">10</text:span><text:span text:style-name="T106"> pixels wide. The columns are numbered from 0 at the left to </text:span><text:span text:style-name="T109">17</text:span><text:span text:style-name="T106"> at the right.<text:line-break/>The </text:span><text:span text:style-name="T77">r</text:span><text:span text:style-name="T75">ow</text:span><text:span text:style-name="T106"> </text:span><text:span text:style-name="T108">(y) </text:span><text:span text:style-name="T106">input specifies the row or “line number” (vertical position) for the text. Each row is 1</text:span><text:span text:style-name="T110">8</text:span><text:span text:style-name="T106"> pixels high. Row 0 is at the top of the display, and row </text:span><text:span text:style-name="T111">6</text:span><text:span text:style-name="T106"> is near the bottom of the display.</text:span></text:p>
      <text:p text:style-name="P118"><text:span text:style-name="T78">Note</text:span><text:span text:style-name="T79">1</text:span><text:span text:style-name="T78">:</text:span><text:span text:style-name="T112"> Characters in the Large font are twice as wide and twice as tall as the Normal font, so each character occupies two columns and two rows. </text:span><text:span text:style-name="T113">Nevertheless the row and column values denote the upper left grid position of the text.<text:line-break/></text:span><text:span text:style-name="T78">Note</text:span><text:span text:style-name="T79">2</text:span><text:span text:style-name="T78">:</text:span><text:span text:style-name="T112"> </text:span><text:span text:style-name="T113">In contrast to the LEGO EV3 Display grid </text:span><text:span text:style-name="T114">with</text:span><text:span text:style-name="T113"> column 0..21 and row 0..11, the LEGO 2 LeJOS EV3 Library uses a grid </text:span><text:span text:style-name="T114">with</text:span><text:span text:style-name="T113"> column 0..17 and row 0..</text:span><text:span text:style-name="T111">6 </text:span><text:span text:style-name="T114">because of the slightly bigger LeJOS EV3 Normal Font</text:span><text:span text:style-name="T113">.</text:span></text:p>
      <text:p text:style-name="P119"><text:span text:style-name="T106">S</text:span><text:span text:style-name="T40">ignatures:<text:line-break/></text:span><text:span text:style-name="T177">public</text:span><text:span text:style-name="T35"> </text:span><text:span text:style-name="T173">static</text:span><text:span text:style-name="T35"> </text:span><text:span text:style-name="T173">void</text:span><text:span text:style-name="T35"> textGrid(String </text:span><text:span text:style-name="T200">text</text:span><text:span text:style-name="T35">,</text:span><text:span text:style-name="T173">boolean</text:span><text:span text:style-name="T35"> </text:span><text:span text:style-name="T200">clrScr</text:span><text:span text:style-name="T35">, </text:span><text:span text:style-name="T173">int</text:span><text:span text:style-name="T35"> </text:span><text:span text:style-name="T200">column</text:span><text:span text:style-name="T35">,</text:span><text:span text:style-name="T173">int</text:span><text:span text:style-name="T35"> </text:span><text:span text:style-name="T200">row</text:span><text:span text:style-name="T35">, </text:span><text:span text:style-name="T173">boolean</text:span><text:span text:style-name="T35"> </text:span><text:span text:style-name="T200">color</text:span><text:span text:style-name="T35">, </text:span><text:span text:style-name="T173">int</text:span><text:span text:style-name="T35"> </text:span><text:span text:style-name="T200">font</text:span><text:span text:style-name="T35">)</text:span><text:span text:style-name="T37"><text:line-break/></text:span><text:span text:style-name="T177">public</text:span><text:span text:style-name="T35"> </text:span><text:span text:style-name="T173">static</text:span><text:span text:style-name="T35"> </text:span><text:span text:style-name="T173">void</text:span><text:span text:style-name="T35"> textGrid(</text:span><text:span text:style-name="T173">int</text:span><text:span text:style-name="T35"> </text:span><text:span text:style-name="T200">number</text:span><text:span text:style-name="T35">,</text:span><text:span text:style-name="T173">boolean</text:span><text:span text:style-name="T35"> </text:span><text:span text:style-name="T200">clrScr</text:span><text:span text:style-name="T35">, </text:span><text:span text:style-name="T173">int</text:span><text:span text:style-name="T35"> </text:span><text:span text:style-name="T200">column</text:span><text:span text:style-name="T35">,</text:span><text:span text:style-name="T173">int</text:span><text:span text:style-name="T35"> </text:span><text:span text:style-name="T200">row</text:span><text:span text:style-name="T35">, </text:span><text:span text:style-name="T173">boolean</text:span><text:span text:style-name="T35"> </text:span><text:span text:style-name="T200">color</text:span><text:span text:style-name="T35">, </text:span><text:span text:style-name="T173">int</text:span><text:span text:style-name="T35"> </text:span><text:span text:style-name="T200">font</text:span><text:span text:style-name="T35">)</text:span><text:span text:style-name="T37"><text:line-break/></text:span><text:span text:style-name="T177">public</text:span><text:span text:style-name="T35"> </text:span><text:span text:style-name="T173">static</text:span><text:span text:style-name="T35"> </text:span><text:span text:style-name="T173">void</text:span><text:span text:style-name="T35"> textGrid(</text:span><text:span text:style-name="T173">float</text:span><text:span text:style-name="T35"> </text:span><text:span text:style-name="T200">number</text:span><text:span text:style-name="T35">,</text:span><text:span text:style-name="T173">boolean</text:span><text:span text:style-name="T35"> </text:span><text:span text:style-name="T200">clrScr</text:span><text:span text:style-name="T35">,</text:span><text:span text:style-name="T173">int</text:span><text:span text:style-name="T35"> </text:span><text:span text:style-name="T200">column</text:span><text:span text:style-name="T35">,</text:span><text:span text:style-name="T173">int</text:span><text:span text:style-name="T35"> </text:span><text:span text:style-name="T200">row</text:span><text:span text:style-name="T35">, </text:span><text:span text:style-name="T173">boolean</text:span><text:span text:style-name="T35"> </text:span><text:span text:style-name="T200">color</text:span><text:span text:style-name="T35">, </text:span><text:span text:style-name="T173">int</text:span><text:span text:style-name="T35"> </text:span><text:span text:style-name="T200">font</text:span><text:span text:style-name="T35">)</text:span></text:p>
      <text:p text:style-name="P118"><text:span text:style-name="T105">Examples:<text:line-break/><text:tab/></text:span><text:span text:style-name="T18">Display.</text:span><text:span text:style-name="T31">textGrid</text:span><text:span text:style-name="T11">(</text:span><text:span text:style-name="T210">"EV3"</text:span><text:span text:style-name="T11">, </text:span><text:span text:style-name="T160">true</text:span><text:span text:style-name="T11">, 7, 3, Display.</text:span><text:span text:style-name="T182">COLOR_BLACK</text:span><text:span text:style-name="T11">, Display.</text:span><text:span text:style-name="T182">FONT_LARGE</text:span><text:span text:style-name="T11">);</text:span><text:span text:style-name="T18"><text:line-break/></text:span><text:span text:style-name="T40"><text:tab/></text:span><text:span text:style-name="T18">Display.</text:span><text:span text:style-name="T31">textGrid</text:span><text:span text:style-name="T11">(7.2F, </text:span><text:span text:style-name="T160">true</text:span><text:span text:style-name="T11">, 15, 6, Display.</text:span><text:span text:style-name="T182">COLOR_BLACK</text:span><text:span text:style-name="T11">, Display.</text:span><text:span text:style-name="T182">FONT_NORMAL</text:span><text:span text:style-name="T11">);</text:span></text:p>
      <text:p text:style-name="P112"/>
      <text:p text:style-name="P94"><text:span text:style-name="T40">Mode </text:span><text:span text:style-name="T49">Shapes-Line</text:span><text:span text:style-name="T40">:</text:span></text:p>
      <text:p text:style-name="P111">The Shapes-Line mode draws a straight line between any two points on the display.</text:p>
      <text:p text:style-name="P118"><text:span text:style-name="T40">If </text:span><text:span text:style-name="T68">c</text:span><text:span text:style-name="T75">lrScr</text:span><text:span text:style-name="T40"> is </text:span><text:span text:style-name="T80">t</text:span><text:span text:style-name="T66">rue</text:span><text:span text:style-name="T40">, the display will be cleared before the line is drawn.<text:line-break/>The </text:span><text:span text:style-name="T80">x</text:span><text:span text:style-name="T66">1</text:span><text:span text:style-name="T40"> and </text:span><text:span text:style-name="T80">y</text:span><text:span text:style-name="T66">1</text:span><text:span text:style-name="T40"> inputs specify the </text:span><text:span text:style-name="T115">d</text:span><text:span text:style-name="T40">isplay </text:span><text:span text:style-name="T115">c</text:span><text:span text:style-name="T40">oordinates of the first point in the line.<text:line-break/>The </text:span><text:span text:style-name="T80">x</text:span><text:span text:style-name="T66">2</text:span><text:span text:style-name="T40"> and </text:span><text:span text:style-name="T80">y</text:span><text:span text:style-name="T66">2</text:span><text:span text:style-name="T40"> inputs specify the coordinates of the second point.<text:line-break/>You can use the </text:span><text:span text:style-name="T80">c</text:span><text:span text:style-name="T66">olor</text:span><text:span text:style-name="T40"> input to choose either a black or white line. A white line will only be visible if </text:span><text:span text:style-name="T68">c</text:span><text:span text:style-name="T75">lrScr</text:span><text:span text:style-name="T40"> is </text:span><text:span text:style-name="T80">f</text:span><text:span text:style-name="T66">alse</text:span><text:span text:style-name="T40"> and the line draws over an area where a previous Display Block displayed something black in the same area of the display. </text:span></text:p>
      <text:p text:style-name="P120"><text:soft-page-break/><text:span text:style-name="T40">Signature:<text:line-break/><text:tab/></text:span><text:span text:style-name="T177">public</text:span><text:span text:style-name="T35"> </text:span><text:span text:style-name="T173">static</text:span><text:span text:style-name="T35"> </text:span><text:span text:style-name="T173">void</text:span><text:span text:style-name="T35"> shapesLine(</text:span><text:span text:style-name="T173">boolean</text:span><text:span text:style-name="T35"> </text:span><text:span text:style-name="T200">clrScr</text:span><text:span text:style-name="T35">, </text:span><text:span text:style-name="T173">int</text:span><text:span text:style-name="T35"> </text:span><text:span text:style-name="T200">x1</text:span><text:span text:style-name="T35">, </text:span><text:span text:style-name="T173">int</text:span><text:span text:style-name="T35"> </text:span><text:span text:style-name="T200">y1</text:span><text:span text:style-name="T35">, </text:span><text:span text:style-name="T173">int</text:span><text:span text:style-name="T35"> </text:span><text:span text:style-name="T200">x2</text:span><text:span text:style-name="T35">, </text:span><text:span text:style-name="T173">int</text:span><text:span text:style-name="T35"> </text:span><text:span text:style-name="T200">y2</text:span><text:span text:style-name="T35">, </text:span><text:span text:style-name="T173">boolean</text:span><text:span text:style-name="T35"> </text:span><text:span text:style-name="T200">color</text:span><text:span text:style-name="T35">)</text:span></text:p>
      <text:p text:style-name="P120"><text:span text:style-name="T40">Example:<text:line-break/><text:tab/></text:span><text:span text:style-name="T13">Display.</text:span><text:span text:style-name="T28">shapesLine</text:span><text:span text:style-name="T6">(</text:span><text:span text:style-name="T155">true</text:span><text:span text:style-name="T6">, 50, 20, 130, 100, Display.</text:span><text:span text:style-name="T180">COLOR_BLACK</text:span><text:span text:style-name="T6">);</text:span></text:p>
      <text:p text:style-name="P113"/>
      <text:p text:style-name="P95"><text:span text:style-name="T40">Mode </text:span><text:span text:style-name="T42">Shapes-</text:span><text:span text:style-name="T50">Circle</text:span><text:span text:style-name="T40">:</text:span></text:p>
      <text:p text:style-name="P113">The Shapes – Circle mode draws a circle on the display. </text:p>
      <text:p text:style-name="P118"><text:span text:style-name="T115">If </text:span><text:span text:style-name="T68">c</text:span><text:span text:style-name="T75">lrScr</text:span><text:span text:style-name="T115"> is </text:span><text:span text:style-name="T80">true</text:span><text:span text:style-name="T115">, the display will be cleared before the </text:span><text:span text:style-name="T116">circle</text:span><text:span text:style-name="T115"> is drawn.<text:line-break/>The </text:span><text:span text:style-name="T80">x</text:span><text:span text:style-name="T115"> and </text:span><text:span text:style-name="T80">y</text:span><text:span text:style-name="T115"> inputs specify the display coordinates of the </text:span><text:span text:style-name="T117">center of the circle</text:span><text:span text:style-name="T115">. <text:line-break/></text:span><text:span text:style-name="T40">The </text:span><text:span text:style-name="T81">r</text:span><text:span text:style-name="T66">adius</text:span><text:span text:style-name="T40"> input specifies the radius of the circle in pixels. <text:line-break/>If </text:span><text:span text:style-name="T81">f</text:span><text:span text:style-name="T66">ill</text:span><text:span text:style-name="T40"> is </text:span><text:span text:style-name="T81">t</text:span><text:span text:style-name="T66">rue</text:span><text:span text:style-name="T40">, the interior of the circle will be filled. If </text:span><text:span text:style-name="T81">f</text:span><text:span text:style-name="T66">ill</text:span><text:span text:style-name="T40"> is </text:span><text:span text:style-name="T81">f</text:span><text:span text:style-name="T66">alse</text:span><text:span text:style-name="T40">, only the outline of the circle is drawn.<text:line-break/>You can use the </text:span><text:span text:style-name="T80">c</text:span><text:span text:style-name="T66">olor</text:span><text:span text:style-name="T40"> input to choose either a black or white </text:span><text:span text:style-name="T117">circle</text:span><text:span text:style-name="T40">. A white </text:span><text:span text:style-name="T117">circle</text:span><text:span text:style-name="T40"> will only be visible if </text:span><text:span text:style-name="T68">c</text:span><text:span text:style-name="T75">lrScr</text:span><text:span text:style-name="T40"> is </text:span><text:span text:style-name="T80">f</text:span><text:span text:style-name="T66">alse</text:span><text:span text:style-name="T40"> and the </text:span><text:span text:style-name="T117">circle</text:span><text:span text:style-name="T40"> draws over an area where a previous Display Block displayed something black in the same area of the display. </text:span></text:p>
      <text:p text:style-name="P121"><text:span text:style-name="T40">Signature:<text:line-break/></text:span><text:span text:style-name="T177">public</text:span><text:span text:style-name="T35"> </text:span><text:span text:style-name="T173">static</text:span><text:span text:style-name="T35"> </text:span><text:span text:style-name="T173">void</text:span><text:span text:style-name="T35"> shapesCircle(</text:span><text:span text:style-name="T173">boolean</text:span><text:span text:style-name="T35"> </text:span><text:span text:style-name="T200">clrScr</text:span><text:span text:style-name="T35">, </text:span><text:span text:style-name="T173">int</text:span><text:span text:style-name="T35"> </text:span><text:span text:style-name="T200">x</text:span><text:span text:style-name="T35">,</text:span><text:span text:style-name="T173">int</text:span><text:span text:style-name="T35"> </text:span><text:span text:style-name="T200">y</text:span><text:span text:style-name="T35">,</text:span><text:span text:style-name="T173">int</text:span><text:span text:style-name="T35"> </text:span><text:span text:style-name="T203">radius</text:span><text:span text:style-name="T35">, </text:span><text:span text:style-name="T173">boolean</text:span><text:span text:style-name="T35"> </text:span><text:span text:style-name="T200">fill</text:span><text:span text:style-name="T35">, </text:span><text:span text:style-name="T173">boolean</text:span><text:span text:style-name="T35"> </text:span><text:span text:style-name="T200">color</text:span><text:span text:style-name="T35">)</text:span></text:p>
      <text:p text:style-name="P121"><text:span text:style-name="T40">Example:<text:line-break/><text:tab/></text:span><text:span text:style-name="T13">Display.</text:span><text:span text:style-name="T28">shapesCircle</text:span><text:span text:style-name="T6">(</text:span><text:span text:style-name="T155">true</text:span><text:span text:style-name="T6">, 88, 63, 63, </text:span><text:span text:style-name="T155">true</text:span><text:span text:style-name="T6">, Display.</text:span><text:span text:style-name="T180">COLOR_BLACK</text:span><text:span text:style-name="T6">);</text:span></text:p>
      <text:p text:style-name="P113"/>
      <text:p text:style-name="P93">Mode <text:span text:style-name="T124">Shapes-</text:span><text:span text:style-name="T130">Rectangle</text:span>:</text:p>
      <text:p text:style-name="P113">The Shapes-Rectangle mode draws a rectangle on the display. </text:p>
      <text:p text:style-name="P118"><text:span text:style-name="T115">If </text:span><text:span text:style-name="T68">c</text:span><text:span text:style-name="T75">lrScr</text:span><text:span text:style-name="T115"> is </text:span><text:span text:style-name="T80">true</text:span><text:span text:style-name="T115">, the display will be cleared before the line is drawn.<text:line-break/>The </text:span><text:span text:style-name="T80">x</text:span><text:span text:style-name="T115"> and </text:span><text:span text:style-name="T80">y</text:span><text:span text:style-name="T115"> inputs specify the display coordinates of the </text:span>upper left corner of the rectangle. <text:line-break/>The <text:span text:style-name="T145">w</text:span><text:span text:style-name="T134">idth</text:span> and <text:span text:style-name="T145">h</text:span><text:span text:style-name="T134">eight</text:span> inputs specify the size of the rectangle in pixels. <text:line-break/><text:span text:style-name="T40">If </text:span><text:span text:style-name="T81">f</text:span><text:span text:style-name="T66">ill</text:span><text:span text:style-name="T40"> is </text:span><text:span text:style-name="T81">t</text:span><text:span text:style-name="T66">rue</text:span><text:span text:style-name="T40">, the interior of the </text:span><text:span text:style-name="T115">rectangle</text:span><text:span text:style-name="T40"> will be filled. If </text:span><text:span text:style-name="T81">f</text:span><text:span text:style-name="T66">ill</text:span><text:span text:style-name="T40"> is </text:span><text:span text:style-name="T81">f</text:span><text:span text:style-name="T66">alse</text:span><text:span text:style-name="T40">, only the outline of the </text:span><text:span text:style-name="T115">rectangle</text:span><text:span text:style-name="T40"> is drawn.<text:line-break/>You can use the </text:span><text:span text:style-name="T80">c</text:span><text:span text:style-name="T66">olor</text:span><text:span text:style-name="T40"> input to choose either a black or white </text:span><text:span text:style-name="T115">rectangle</text:span><text:span text:style-name="T40">. A white </text:span><text:span text:style-name="T115">rectangle</text:span><text:span text:style-name="T40"> will only be visible if </text:span><text:span text:style-name="T68">c</text:span><text:span text:style-name="T75">lrScr</text:span><text:span text:style-name="T40"> is </text:span><text:span text:style-name="T80">f</text:span><text:span text:style-name="T66">alse</text:span><text:span text:style-name="T40"> and the </text:span><text:span text:style-name="T115">rectangle</text:span><text:span text:style-name="T40"> draws over an area where a previous Display Block displayed something black in the same area of the display. </text:span></text:p>
      <text:p text:style-name="P118"><text:span text:style-name="T116">Signature:<text:line-break/></text:span><text:span text:style-name="T178">public</text:span><text:span text:style-name="T38"> </text:span><text:span text:style-name="T175">static</text:span><text:span text:style-name="T38"> </text:span><text:span text:style-name="T175">void</text:span><text:span text:style-name="T38"> shapesRectangle(</text:span><text:span text:style-name="T175">boolean</text:span><text:span text:style-name="T38"> </text:span><text:span text:style-name="T204">clrScr</text:span><text:span text:style-name="T38">,</text:span><text:span text:style-name="T175">int</text:span><text:span text:style-name="T38"> </text:span><text:span text:style-name="T204">x</text:span><text:span text:style-name="T38">,</text:span><text:span text:style-name="T175">int</text:span><text:span text:style-name="T38"> </text:span><text:span text:style-name="T204">y</text:span><text:span text:style-name="T38">, </text:span><text:span text:style-name="T175">int</text:span><text:span text:style-name="T38"> </text:span><text:span text:style-name="T204">width</text:span><text:span text:style-name="T38">, </text:span><text:span text:style-name="T175">int</text:span><text:span text:style-name="T38"> </text:span><text:span text:style-name="T204">height</text:span><text:span text:style-name="T38">, </text:span><text:span text:style-name="T175">boolean</text:span><text:span text:style-name="T38"> </text:span><text:span text:style-name="T204">fill</text:span><text:span text:style-name="T38">,</text:span><text:span text:style-name="T39"> </text:span><text:span text:style-name="T176">boolean</text:span><text:span text:style-name="T39"> </text:span><text:span text:style-name="T205">color</text:span><text:span text:style-name="T39">)</text:span></text:p>
      <text:p text:style-name="P122"><text:span text:style-name="T40">Example:<text:line-break/><text:tab/></text:span><text:span text:style-name="T13">Display.</text:span><text:span text:style-name="T28">shapesRectangle</text:span><text:span text:style-name="T6">(</text:span><text:span text:style-name="T155">true</text:span><text:span text:style-name="T6">, 15, 10, 177-30, 127-20, </text:span><text:span text:style-name="T155">true</text:span><text:span text:style-name="T6">, Display.</text:span><text:span text:style-name="T180">COLOR_BLACK</text:span><text:span text:style-name="T6">);</text:span></text:p>
      <text:p text:style-name="P114"/>
      <text:p text:style-name="P93"><text:soft-page-break/>Mode <text:span text:style-name="T124">Shapes-</text:span><text:span text:style-name="T131">Point</text:span>:</text:p>
      <text:p text:style-name="P113">The Shapes – Point mode draws a single pixel on the display.</text:p>
      <text:p text:style-name="P113">If <text:span text:style-name="T146">c</text:span><text:span text:style-name="T143">lrScr</text:span> is <text:span text:style-name="T134">true</text:span>, the display will be cleared before the pixel is drawn.<text:line-break/>The <text:span text:style-name="T134">x</text:span> and <text:span text:style-name="T134">y</text:span> inputs specify the display coordinates of the pixel. <text:line-break/>You can use the <text:span text:style-name="T134">color</text:span> input to choose either a black or white pixel. A white pixel will only be visible if <text:span text:style-name="T146">c</text:span><text:span text:style-name="T143">lrScr</text:span> is <text:span text:style-name="T134">false</text:span> and the pixel draws over an area where a previous Display Block displayed something black in the same area of the display.</text:p>
      <text:p text:style-name="P115">Signature:<text:line-break/><text:tab/><text:span text:style-name="T155">public</text:span><text:span text:style-name="T6"> </text:span><text:span text:style-name="T155">static</text:span><text:span text:style-name="T6"> </text:span><text:span text:style-name="T155">void</text:span><text:span text:style-name="T6"> shapesPoint(</text:span><text:span text:style-name="T155">boolean</text:span><text:span text:style-name="T6"> </text:span><text:span text:style-name="T187">clrScr</text:span><text:span text:style-name="T6">, </text:span><text:span text:style-name="T155">int</text:span><text:span text:style-name="T6"> </text:span><text:span text:style-name="T187">x</text:span><text:span text:style-name="T6">, </text:span><text:span text:style-name="T155">int</text:span><text:span text:style-name="T6"> </text:span><text:span text:style-name="T187">y</text:span><text:span text:style-name="T6">, </text:span><text:span text:style-name="T155">boolean</text:span><text:span text:style-name="T6"> </text:span><text:span text:style-name="T187">color</text:span><text:span text:style-name="T6">)</text:span></text:p>
      <text:p text:style-name="P115">Example:<text:line-break/><text:tab/><text:span text:style-name="T6">Display.</text:span><text:span text:style-name="T28">shapesPoint</text:span><text:span text:style-name="T6">(</text:span><text:span text:style-name="T155">false</text:span><text:span text:style-name="T6">, 88, 63, Display.</text:span><text:span text:style-name="T180">COLOR_WHITE</text:span><text:span text:style-name="T6">);</text:span></text:p>
      <text:p text:style-name="P113"/>
      <text:p text:style-name="P96"><text:span text:style-name="T40">Mode </text:span><text:span text:style-name="T45">Image</text:span><text:span text:style-name="T40">:</text:span></text:p>
      <text:p text:style-name="P124"><text:span text:style-name="T40">The Image mode draws a graphic image file. <text:line-break/></text:span><text:span text:style-name="T118">It accepts image files in the LeJOS EV3 image format. You can generate them with the </text:span><text:span text:style-name="T82">LeJOS EV3 </text:span><text:span text:style-name="T83">I</text:span><text:span text:style-name="T82">mage </text:span><text:span text:style-name="T83">C</text:span><text:span text:style-name="T82">onverter</text:span><text:span text:style-name="T118"> program that is part of the </text:span><text:span text:style-name="T83">EV3 Control Center</text:span><text:span text:style-name="T119"> or can run stand-alone from the bin directory of the </text:span><text:span text:style-name="T118">LeJOS EV3 </text:span><text:span text:style-name="T119">installation (ev3image.bat). </text:span><text:span text:style-name="T120">Alas, t</text:span><text:span text:style-name="T119">he Image Converter is still adapted to the old Mindstorms NXT Brick and </text:span><text:span text:style-name="T120">displays a warning</text:span><text:span text:style-name="T121"> if </text:span><text:span text:style-name="T120">the </text:span><text:span text:style-name="T121">loaded</text:span><text:span text:style-name="T119"> image </text:span><text:span text:style-name="T121">exceed</text:span><text:span text:style-name="T120">s</text:span><text:span text:style-name="T119"> 100x64 pixels. </text:span><text:span text:style-name="T121">However, it correctly converts images for the</text:span><text:span text:style-name="T119"> Mindstorms EV3 </text:span><text:span text:style-name="T121">w</text:span><text:span text:style-name="T119">ith up to 178x128 pixels. <text:line-break/></text:span><text:span text:style-name="T121">There is a great collection of right-sized BMP image files at </text:span><text:a xlink:type="simple" xlink:href="https://sites.google.com/site/ev3basic/ev3-basic-programming/using-buttons-the-screen-and-the-leds/lego-ev3-standard-bitmaps" text:style-name="Internet_20_link" text:visited-style-name="Visited_20_Internet_20_Link">Lego EV3 standard bitmaps and sounds</text:a><text:span text:style-name="T121">. </text:span><text:span text:style-name="T120">These BMP image files need conversion to the LeJOS LNI format.</text:span></text:p>
      <text:p text:style-name="P124"><text:span text:style-name="T40">The </text:span><text:span text:style-name="T68">f</text:span><text:span text:style-name="T66">ile</text:span><text:span text:style-name="T68">n</text:span><text:span text:style-name="T66">ame</text:span><text:span text:style-name="T40"> input </text:span><text:span text:style-name="T122">is the name of</text:span><text:span text:style-name="T40"> </text:span><text:span text:style-name="T94">the</text:span><text:span text:style-name="T40"> image file. <text:s/>The image file must already reside on the EV3 brick. Please upload it</text:span> (by SCP) to the <text:span text:style-name="T134">/home/lejos/lib/</text:span> directory before using this programming block. <text:span text:style-name="T40"><text:line-break/>If </text:span><text:span text:style-name="T68">c</text:span><text:span text:style-name="T75">lrScr</text:span><text:span text:style-name="T40"> is </text:span><text:span text:style-name="T69">t</text:span><text:span text:style-name="T66">rue</text:span><text:span text:style-name="T40">, the display will be cleared before the image is drawn. <text:line-break/>The </text:span><text:span text:style-name="T68">x</text:span><text:span text:style-name="T40"> and </text:span><text:span text:style-name="T68">y</text:span><text:span text:style-name="T40"> inputs specify the Display Coordinates for the upper left corner of the image. The image will be drawn below and to the right of this point, using as much space as necessary to draw the entire image. For image files that are sized to fill the entire display, use </text:span><text:span text:style-name="T68">x</text:span><text:span text:style-name="T40"> = 0 and </text:span><text:span text:style-name="T68">y</text:span><text:span text:style-name="T40"> = 0.</text:span></text:p>
      <text:p text:style-name="P123"><text:span text:style-name="T84">Note:</text:span><text:span text:style-name="T40"> </text:span><text:span text:style-name="T123">When displaying such a full-sized image file, t</text:span><text:span text:style-name="T40">he LeJOS function that writes the image to the LCD screen (</text:span><text:span text:style-name="T66">lejos.internal.ev3.EV3LCD.bitBlt()</text:span><text:span text:style-name="T40">) thro</text:span><text:span text:style-name="T123">w</text:span><text:span text:style-name="T40">s an ArrayIndexOutOfBoundsException. However, it seems </text:span><text:span text:style-name="T123">that </text:span><text:span text:style-name="T40">the image appears correctly on the LCD. Therefore the LEGO 2 LeJOS EV3 Library just logs a warning message and ignores </text:span><text:span text:style-name="T123">the exception</text:span><text:span text:style-name="T40">.</text:span></text:p>
      <text:p text:style-name="P124"><text:span text:style-name="T94">Signature:<text:line-break/><text:tab/></text:span><text:span text:style-name="T171">public</text:span><text:span text:style-name="T12"> </text:span><text:span text:style-name="T161">static</text:span><text:span text:style-name="T12"> </text:span><text:span text:style-name="T161">void</text:span><text:span text:style-name="T12"> image(String </text:span><text:span text:style-name="T191">filename</text:span><text:span text:style-name="T12">, </text:span><text:span text:style-name="T161">boolean</text:span><text:span text:style-name="T12"> </text:span><text:span text:style-name="T199">clrScr</text:span><text:span text:style-name="T12">, </text:span><text:span text:style-name="T161">int</text:span><text:span text:style-name="T12"> </text:span><text:span text:style-name="T191">x</text:span><text:span text:style-name="T12">, </text:span><text:span text:style-name="T161">int</text:span><text:span text:style-name="T12"> </text:span><text:span text:style-name="T191">y</text:span><text:span text:style-name="T12">)</text:span></text:p>
      <text:p text:style-name="P124">Example:<text:line-break/><text:tab/><text:span text:style-name="T6">Display.</text:span><text:span text:style-name="T28">image</text:span><text:span text:style-name="T6">(</text:span><text:span text:style-name="T211">"</text:span><text:span text:style-name="T212">Awake.lni</text:span><text:span text:style-name="T211">"</text:span><text:span text:style-name="T6">, </text:span><text:span text:style-name="T155">true</text:span><text:span text:style-name="T6">, 0, 0);</text:span></text:p>
      <text:p text:style-name="P124"><text:span text:style-name="T40"/></text:p>
      <text:p text:style-name="P96"><text:soft-page-break/><text:span text:style-name="T40">Mode </text:span><text:span text:style-name="T46">Reset Screen</text:span><text:span text:style-name="T40">:</text:span></text:p>
      <text:p text:style-name="P124"><text:span text:style-name="T40">The Reset Screen mode </text:span><text:span text:style-name="T95">clears the EV3 Brick display.</text:span></text:p>
      <text:p text:style-name="P124"><text:span text:style-name="T95">Signature:<text:line-break/><text:tab/></text:span><text:span text:style-name="T168">public</text:span><text:span text:style-name="T6"> </text:span><text:span text:style-name="T155">static</text:span><text:span text:style-name="T6"> </text:span><text:span text:style-name="T155">void</text:span><text:span text:style-name="T6"> resetScreen()</text:span></text:p>
      <text:p text:style-name="P124"><text:span text:style-name="T40">Example:<text:line-break/><text:tab/></text:span><text:span text:style-name="T19">Display.</text:span><text:span text:style-name="T28">resetScreen</text:span><text:span text:style-name="T6">();</text:span></text:p>
      <text:p text:style-name="P109"><text:span text:style-name="T40"/></text:p>
      <text:p text:style-name="P106"/>
      <text:h text:style-name="P90" text:outline-level="3"><text:bookmark-start text:name="__RefHeading___Toc2121_108391516"/>Sound Class<text:bookmark-end text:name="__RefHeading___Toc2121_108391516"/></text:h>
      <text:p text:style-name="P107">The Sound block makes sound using the speaker inside the EV3 Brick. You can play pre-recorded sound files or specify a musical note or tone. </text:p>
      <text:p text:style-name="P46"><text:span text:style-name="T40">Several of the following programming blocks have </text:span><text:span text:style-name="T84">volume</text:span><text:span text:style-name="T40"> or </text:span><text:span text:style-name="T84">playType</text:span><text:span text:style-name="T40"> inputs:</text:span></text:p>
      <text:p text:style-name="P35"><text:span text:style-name="T95">The </text:span><text:span text:style-name="T88">v</text:span><text:span text:style-name="T89">olume</text:span><text:span text:style-name="T95"> input controls how loud the sound will be. </text:span><text:span text:style-name="T100">Set it from 0 to 100 percent of full volume.</text:span></text:p>
      <text:p text:style-name="P35"><text:span text:style-name="T95">The </text:span><text:span text:style-name="T90">p</text:span><text:span text:style-name="T89">layType</text:span><text:span text:style-name="T95"> input controls whether the block will wait for the sound to finish before the program continues to the next block, and whether the sound will repeat:<text:line-break/></text:span><text:span text:style-name="T40">Sound.WAIT = </text:span><text:span text:style-name="T95">0: Wait for Completion: The sound plays once, and the program waits for the sound to finish before continuing.<text:line-break/>Sound.</text:span><text:span text:style-name="T101">ONCE </text:span><text:span text:style-name="T95">= 1: Play Once: The sound plays once, and the program continues immediately.<text:line-break/>Sound.</text:span><text:span text:style-name="T101">REPEAT </text:span><text:span text:style-name="T95">= 2: Repeat: The sound will be repeated continuously until another Sound Block is executed, and the program continues immediately. </text:span></text:p>
      <text:p text:style-name="P108"/>
      <text:p text:style-name="P54"><text:span text:style-name="T95">Mode </text:span><text:span text:style-name="T47">Play File</text:span><text:span text:style-name="T95">:</text:span></text:p>
      <text:p text:style-name="P40"><text:span text:style-name="T95">The Play File mode plays a pre-recorded sound file.<text:line-break/>The </text:span><text:span text:style-name="T72">f</text:span><text:span text:style-name="T73">ile</text:span><text:span text:style-name="T72">n</text:span><text:span text:style-name="T73">ame</text:span><text:span text:style-name="T95"> input lets you choose the sound file t</text:span><text:span text:style-name="T100">o play</text:span><text:span text:style-name="T95">. This makes it easy to use the same sound multiple times in a program or project. The </text:span><text:span text:style-name="T100">sound</text:span><text:span text:style-name="T95"> file must already reside on the EV3 brick. Please upload it (by SCP) to the </text:span><text:span text:style-name="T73">/home/lejos/lib/</text:span><text:span text:style-name="T95"> directory before using this programming block. </text:span></text:p>
      <text:p text:style-name="P40"><text:span text:style-name="T95">S</text:span><text:span text:style-name="T100">ignature:<text:line-break/><text:tab/></text:span><text:span text:style-name="T169">public</text:span><text:span text:style-name="T8"> </text:span><text:span text:style-name="T157">static</text:span><text:span text:style-name="T8"> </text:span><text:span text:style-name="T157">void</text:span><text:span text:style-name="T8"> playFile(String </text:span><text:span text:style-name="T189">filename</text:span><text:span text:style-name="T8">, </text:span><text:span text:style-name="T157">int</text:span><text:span text:style-name="T8"> </text:span><text:span text:style-name="T189">volume</text:span><text:span text:style-name="T8">, </text:span><text:span text:style-name="T157">int</text:span><text:span text:style-name="T8"> </text:span><text:span text:style-name="T189">playType</text:span><text:span text:style-name="T8">)</text:span></text:p>
      <text:p text:style-name="P33"><text:span text:style-name="T40">Example:</text:span><text:span text:style-name="T16"><text:line-break/></text:span><text:span text:style-name="T40"><text:tab/></text:span><text:span text:style-name="T16">Sound.</text:span><text:span text:style-name="T29">playFile</text:span><text:span text:style-name="T8">(</text:span><text:span text:style-name="T208">"airhiss1.wav"</text:span><text:span text:style-name="T8">, 100, Sound.</text:span><text:span text:style-name="T181">ONCE</text:span><text:span text:style-name="T8">);</text:span></text:p>
      <text:p text:style-name="Text_20_body"/>
      <text:p text:style-name="Text_20_body"/>
      <text:h text:style-name="Heading_20_3" text:outline-level="3"><text:bookmark-start text:name="__RefHeading___Toc2168_108391516"/><text:soft-page-break/>Utl <text:span text:style-name="T224">C</text:span>lass<text:bookmark-end text:name="__RefHeading___Toc2168_108391516"/></text:h>
      <text:p text:style-name="P38">The Utl class implements one mode of the LEGO Wait Programming block only. The other modes can easily ported to simple Java wait loop constructs.</text:p>
      <text:p text:style-name="P38"/>
      <text:p text:style-name="Heading">Mode <text:span text:style-name="T124">Time</text:span>:</text:p>
      <text:p text:style-name="Text_20_body">In the Time mode, the Wait block waits for the amount of time you specify in the <text:span text:style-name="T140">period</text:span> input. The time is measured from the start of the Wait block. </text:p>
      <text:p text:style-name="P41">Signature:<text:line-break/><text:tab/><text:span text:style-name="T155">public</text:span><text:span text:style-name="T6"> </text:span><text:span text:style-name="T155">static</text:span><text:span text:style-name="T6"> </text:span><text:span text:style-name="T155">void</text:span><text:span text:style-name="T6"> waitTime(</text:span><text:span text:style-name="T155">float</text:span><text:span text:style-name="T6"> </text:span><text:span text:style-name="T187">period</text:span><text:span text:style-name="T6">)</text:span></text:p>
      <text:p text:style-name="P41">Example:<text:line-break/><text:tab/><text:span text:style-name="T6">Utl.</text:span><text:span text:style-name="T28">waitTime</text:span><text:span text:style-name="T6">(1F);</text:span></text:p>
      <text:p text:style-name="P41"/>
      <text:p text:style-name="P41"/>
      <text:h text:style-name="Heading_20_3" text:outline-level="3"><text:bookmark-start text:name="__RefHeading___Toc2199_108391516"/><text:span text:style-name="T127">InfraredSensor</text:span><text:span text:style-name="T151"> Class</text:span><text:bookmark-end text:name="__RefHeading___Toc2199_108391516"/></text:h>
      <text:p text:style-name="Text_20_body">The Infrared Sensor block gets data from the Infrared Sensor. You can measure sensor data in the Proximity, Beacon, and Remote modes and get Numeric output. </text:p>
      <text:p text:style-name="P49">The <text:span text:style-name="T225">InfraredSensor</text:span> class that implements this block needs to be instantiated <text:span text:style-name="T154">before its methods can be used</text:span>, for example at the beginning of the program:</text:p>
      <text:p text:style-name="P80"><text:span text:style-name="T155">public</text:span><text:span text:style-name="T6"> </text:span><text:span text:style-name="T155">class</text:span><text:span text:style-name="T6"> Gripp3rM3 {</text:span></text:p>
      <text:p text:style-name="P78"><text:span text:style-name="T23"><text:tab/></text:span><text:span text:style-name="T162">static</text:span><text:span text:style-name="T23"> </text:span><text:span text:style-name="T162">final</text:span><text:span text:style-name="T23"> Port </text:span><text:span text:style-name="T179">irSensorPort</text:span><text:span text:style-name="T23"> = SensorPort.</text:span><text:span text:style-name="T179">S4</text:span><text:span text:style-name="T23">;</text:span></text:p>
      <text:p text:style-name="P126"/>
      <text:p text:style-name="P80"><text:span text:style-name="T22"><text:tab/></text:span><text:span text:style-name="T162">public</text:span><text:span text:style-name="T23"> </text:span><text:span text:style-name="T162">static</text:span><text:span text:style-name="T23"> </text:span><text:span text:style-name="T162">void</text:span><text:span text:style-name="T23"> main(String[] </text:span><text:span text:style-name="T197">args</text:span><text:span text:style-name="T23">) {</text:span></text:p>
      <text:p text:style-name="P80"><text:span text:style-name="T23"><text:tab/><text:tab/>InfraredSensor </text:span><text:span text:style-name="T197">irs</text:span><text:span text:style-name="T23"> = </text:span><text:span text:style-name="T162">new</text:span><text:span text:style-name="T23"> InfraredSensor(</text:span><text:span text:style-name="T179">irSensorPort</text:span><text:span text:style-name="T23">);</text:span></text:p>
      <text:p text:style-name="P127"/>
      <text:p text:style-name="P72"><text:tab/><text:tab/>...</text:p>
      <text:p text:style-name="P80"><text:span text:style-name="T1"><text:tab/></text:span><text:span text:style-name="T4">}</text:span></text:p>
      <text:p text:style-name="P77">}</text:p>
      <text:p text:style-name="P77"/>
      <text:p text:style-name="P103"/>
      <text:p text:style-name="Heading">Mode <text:span text:style-name="T124">Measure Proximity</text:span>:</text:p>
      <text:p text:style-name="P42"><text:span text:style-name="T59">The Measure – Proximity mode uses the Infrared Sensor in Proximity mode. The proximity value (0 to 100) is an indicator for an object’s distance. Zero (</text:span><text:span text:style-name="T40">0</text:span><text:span text:style-name="T102">)</text:span><text:span text:style-name="T40"> means very close, and 100 means far away. The Proximity will be 100 if the object is not detected at all. </text:span></text:p>
      <text:p text:style-name="P42"><text:span text:style-name="T102">Signature:<text:line-break/><text:tab/></text:span><text:span text:style-name="T170">public</text:span><text:span text:style-name="T6"> </text:span><text:span text:style-name="T155">void</text:span><text:span text:style-name="T6"> setProximityMode()<text:line-break/></text:span><text:tab/><text:span text:style-name="T170">public</text:span><text:span text:style-name="T6"> </text:span><text:span text:style-name="T155">float</text:span><text:span text:style-name="T6"> measure()</text:span><text:span text:style-name="T102"><text:line-break/></text:span><text:soft-page-break/><text:span text:style-name="T102">Example:<text:line-break/><text:tab/></text:span><text:span text:style-name="T194">irs</text:span><text:span text:style-name="T9">.setProximityMode();</text:span><text:span text:style-name="T17"><text:line-break/></text:span><text:span text:style-name="T40"><text:tab/></text:span><text:span text:style-name="T17">float value = </text:span><text:span text:style-name="T194">irs</text:span><text:span text:style-name="T17">.measure();</text:span></text:p>
      <text:p text:style-name="P45"><text:span text:style-name="T40">Note: </text:span><text:span text:style-name="T60">This block is implemented by two separate method calls. I might collapse them into a single method in future versions of the library. </text:span></text:p>
      <text:p text:style-name="P105"/>
      <text:p text:style-name="P55"><text:span text:style-name="T40">Mode </text:span><text:span text:style-name="T42">Compare Proximity</text:span><text:span text:style-name="T40">:</text:span></text:p>
      <text:p text:style-name="P42"><text:span text:style-name="T102">The Compare Proximity mode </text:span><text:span text:style-name="T40">compare</text:span><text:span text:style-name="T102">s</text:span><text:span text:style-name="T40"> the sensor data to the </text:span><text:span text:style-name="T74">t</text:span><text:span text:style-name="T66">hreshold</text:span><text:span text:style-name="T40"> </text:span><text:span text:style-name="T102">v</text:span><text:span text:style-name="T40">alue using the selected </text:span><text:span text:style-name="T74">operator</text:span><text:span text:style-name="T102"> (</text:span><text:span text:style-name="T40">Compare Type</text:span><text:span text:style-name="T102">)</text:span><text:span text:style-name="T40">. The </text:span><text:span text:style-name="T74">t</text:span><text:span text:style-name="T66">rue</text:span><text:span text:style-name="T40">/</text:span><text:span text:style-name="T74">f</text:span><text:span text:style-name="T66">alse</text:span><text:span text:style-name="T40"> result is output in </text:span><text:span text:style-name="T102">c</text:span><text:span text:style-name="T40">ompare </text:span><text:span text:style-name="T102">r</text:span><text:span text:style-name="T40">esult.</text:span></text:p>
      <text:p text:style-name="P43"><text:span text:style-name="T103">The Compare Type supports the following values:<text:line-break/></text:span><text:span text:style-name="T40">CompareType.EQUAL <text:tab/><text:tab/>= 0: = (Equal to)<text:line-break/>CompareType.</text:span><text:span text:style-name="T103">NOT_</text:span><text:span text:style-name="T40">EQUAL<text:tab/><text:tab/>= 1: ≠ (Not Equal to)<text:line-break/>CompareType.</text:span><text:span text:style-name="T103">GREATER<text:tab/><text:tab/></text:span><text:span text:style-name="T40">= 2: &gt; (Greater than)<text:line-break/>CompareType.</text:span><text:span text:style-name="T103">GREATER_EQUAL<text:tab/></text:span><text:span text:style-name="T40">= 3: ≥ (Greater than or Equal to)<text:line-break/>CompareType.</text:span><text:span text:style-name="T103">LESS<text:tab/><text:tab/><text:tab/></text:span><text:span text:style-name="T40">= 4: &lt; (Less than)<text:line-break/>CompareType.</text:span><text:span text:style-name="T103">LESS_</text:span><text:span text:style-name="T40">EQUAL<text:tab/>= 5: ≤ (Less than or Equal to) </text:span></text:p>
      <text:p text:style-name="P42"><text:span text:style-name="T102">Signature:<text:line-break/><text:tab/></text:span><text:span text:style-name="T170">public</text:span><text:span text:style-name="T17"> </text:span><text:span text:style-name="T170">void</text:span><text:span text:style-name="T17"> setProximityMode()<text:line-break/></text:span><text:span text:style-name="T40"><text:tab/></text:span><text:span text:style-name="T170">public</text:span><text:span text:style-name="T9"> </text:span><text:span text:style-name="T158">boolean</text:span><text:span text:style-name="T9"> waitCompare(</text:span><text:span text:style-name="T158">int</text:span><text:span text:style-name="T9"> </text:span><text:span text:style-name="T190">operator</text:span><text:span text:style-name="T9">, </text:span><text:span text:style-name="T158">float</text:span><text:span text:style-name="T9"> </text:span><text:span text:style-name="T190">threshold</text:span><text:span text:style-name="T9">)</text:span><text:span text:style-name="T17"><text:line-break/></text:span><text:span text:style-name="T40">Example:</text:span><text:span text:style-name="T17"><text:line-break/></text:span><text:span text:style-name="T40"><text:tab/></text:span><text:span text:style-name="T194">irs</text:span><text:span text:style-name="T17">.setProximityMode();<text:line-break/></text:span><text:span text:style-name="T40"><text:tab/></text:span><text:span text:style-name="T194">irs</text:span><text:span text:style-name="T6">.waitCompare(CompareType.</text:span><text:span text:style-name="T180">LESS</text:span><text:span text:style-name="T6">, 25F);</text:span></text:p>
      <text:p text:style-name="P44"><text:span text:style-name="T66">Note: </text:span><text:span text:style-name="T65">This block seems a lot of effort to hide a simple comparison and wait loop that you can write easily in the Java programming language. I might not include it in future versions of the library.</text:span><text:span text:style-name="T60">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Consolas1" svg:font-family="Consolas"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1T15:52:13.438000000</meta:creation-date>
    <meta:generator>LibreOffice/6.0.7.3$Windows_X86_64 LibreOffice_project/dc89aa7a9eabfd848af146d5086077aeed2ae4a5</meta:generator>
    <meta:editing-cycles>15</meta:editing-cycles>
    <meta:editing-duration>PT2H34S</meta:editing-duration>
    <dc:date>2018-12-14T09:16:42.593000000</dc:date>
    <meta:document-statistic meta:table-count="0" meta:image-count="0" meta:object-count="0" meta:page-count="16" meta:paragraph-count="243" meta:word-count="4236" meta:character-count="26258" meta:non-whitespace-character-count="22065"/>
  </office:meta>
</office:document-meta>
</file>